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8.259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0.084cm"/>
    </style:style>
    <style:style style:name="co6" style:family="table-column">
      <style:table-column-properties fo:break-before="auto" style:column-width="7.77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ntaine_eau_potable_v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nearby_park_or_place</text:p>
          </table:table-cell>
          <table:table-cell office:value-type="string" calcext:value-type="string">
            <text:p>type_of_place_nearby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ype_of_localizat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462375603" calcext:value-type="float">
            <text:p>-73.589462375603</text:p>
          </table:table-cell>
          <table:table-cell office:value-type="float" office:value="45.5920117541965" calcext:value-type="float">
            <text:p>45.592011754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00550494669" calcext:value-type="float">
            <text:p>-73.5900550494669</text:p>
          </table:table-cell>
          <table:table-cell office:value-type="float" office:value="45.5921889147626" calcext:value-type="float">
            <text:p>45.5921889147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0040938345" calcext:value-type="float">
            <text:p>-73.590040938345</text:p>
          </table:table-cell>
          <table:table-cell office:value-type="float" office:value="45.5921810073908" calcext:value-type="float">
            <text:p>45.592181007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0077418093" calcext:value-type="float">
            <text:p>-73.5890077418093</text:p>
          </table:table-cell>
          <table:table-cell office:value-type="float" office:value="45.5907806932441" calcext:value-type="float">
            <text:p>45.5907806932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asketball and Soccer</text:p>
          </table:table-cell>
          <table:table-cell office:value-type="string" calcext:value-type="string">
            <text:p>entrée boulevard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5819002069" calcext:value-type="float">
            <text:p>-73.5915819002069</text:p>
          </table:table-cell>
          <table:table-cell office:value-type="float" office:value="45.5925740874714" calcext:value-type="float">
            <text:p>45.5925740874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elcourt /boulevard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4647530588" calcext:value-type="float">
            <text:p>-73.5984647530588</text:p>
          </table:table-cell>
          <table:table-cell office:value-type="float" office:value="45.5961980909595" calcext:value-type="float">
            <text:p>45.5961980909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lcourt /boulevard Lavois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81981170499" calcext:value-type="float">
            <text:p>-73.5981981170499</text:p>
          </table:table-cell>
          <table:table-cell office:value-type="float" office:value="45.5960352715738" calcext:value-type="float">
            <text:p>45.5960352715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Marie Lefebvre/boul. Lavoi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59972563072" calcext:value-type="float">
            <text:p>-73.6059972563072</text:p>
          </table:table-cell>
          <table:table-cell office:value-type="float" office:value="45.5900956399991" calcext:value-type="float">
            <text:p>45.5900956399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Dujarié/rue Le Corbus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0284435696" calcext:value-type="float">
            <text:p>-73.6060284435696</text:p>
          </table:table-cell>
          <table:table-cell office:value-type="float" office:value="45.5894381057632" calcext:value-type="float">
            <text:p>45.5894381057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068224849356" calcext:value-type="float">
            <text:p>-73.6068224849356</text:p>
          </table:table-cell>
          <table:table-cell office:value-type="float" office:value="45.5890746447919" calcext:value-type="float">
            <text:p>45.5890746447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068315662484" calcext:value-type="float">
            <text:p>-73.6068315662484</text:p>
          </table:table-cell>
          <table:table-cell office:value-type="float" office:value="45.5890650981076" calcext:value-type="float">
            <text:p>45.5890650981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0041217273" calcext:value-type="float">
            <text:p>-73.6100041217273</text:p>
          </table:table-cell>
          <table:table-cell office:value-type="float" office:value="45.5839130808075" calcext:value-type="float">
            <text:p>45.5839130808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0040937848" calcext:value-type="float">
            <text:p>-73.6100040937848</text:p>
          </table:table-cell>
          <table:table-cell office:value-type="float" office:value="45.5838987735332" calcext:value-type="float">
            <text:p>45.5838987735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uigi-Pirandello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Rivard/rue de Ni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5641400041" calcext:value-type="float">
            <text:p>-73.6035641400041</text:p>
          </table:table-cell>
          <table:table-cell office:value-type="float" office:value="45.5780721805316" calcext:value-type="float">
            <text:p>45.5780721805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1673390367" calcext:value-type="float">
            <text:p>-73.5941673390367</text:p>
          </table:table-cell>
          <table:table-cell office:value-type="float" office:value="45.5737277378482" calcext:value-type="float">
            <text:p>45.5737277378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Viterbe/rue de Viterb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3116621237" calcext:value-type="float">
            <text:p>-73.5923116621237</text:p>
          </table:table-cell>
          <table:table-cell office:value-type="float" office:value="45.5732411836133" calcext:value-type="float">
            <text:p>45.5732411836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9814726014" calcext:value-type="float">
            <text:p>-73.5919814726014</text:p>
          </table:table-cell>
          <table:table-cell office:value-type="float" office:value="45.5722136618172" calcext:value-type="float">
            <text:p>45.5722136618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tadium (entry from the basement)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2939085551" calcext:value-type="float">
            <text:p>-73.5932939085551</text:p>
          </table:table-cell>
          <table:table-cell office:value-type="float" office:value="45.5736529585964" calcext:value-type="float">
            <text:p>45.5736529585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3881127418" calcext:value-type="float">
            <text:p>-73.5923881127418</text:p>
          </table:table-cell>
          <table:table-cell office:value-type="float" office:value="45.5724354122334" calcext:value-type="float">
            <text:p>45.5724354122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4035942125" calcext:value-type="float">
            <text:p>-73.5924035942125</text:p>
          </table:table-cell>
          <table:table-cell office:value-type="float" office:value="45.5724223521469" calcext:value-type="float">
            <text:p>45.5724223521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5605285234" calcext:value-type="float">
            <text:p>-73.5925605285234</text:p>
          </table:table-cell>
          <table:table-cell office:value-type="float" office:value="45.5726463732631" calcext:value-type="float">
            <text:p>45.57264637326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533862021" calcext:value-type="float">
            <text:p>-73.592533862021</text:p>
          </table:table-cell>
          <table:table-cell office:value-type="float" office:value="45.5726361367813" calcext:value-type="float">
            <text:p>45.5726361367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5146265321" calcext:value-type="float">
            <text:p>-73.5925146265321</text:p>
          </table:table-cell>
          <table:table-cell office:value-type="float" office:value="45.5726258042923" calcext:value-type="float">
            <text:p>45.5726258042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24906525568" calcext:value-type="float">
            <text:p>-73.5924906525568</text:p>
          </table:table-cell>
          <table:table-cell office:value-type="float" office:value="45.5726167354014" calcext:value-type="float">
            <text:p>45.5726167354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5672274284" calcext:value-type="float">
            <text:p>-73.5925672274284</text:p>
          </table:table-cell>
          <table:table-cell office:value-type="float" office:value="45.5720446501215" calcext:value-type="float">
            <text:p>45.5720446501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e Meudon/boul.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6212582356" calcext:value-type="float">
            <text:p>-73.5836212582356</text:p>
          </table:table-cell>
          <table:table-cell office:value-type="float" office:value="45.5813032552857" calcext:value-type="float">
            <text:p>45.58130325528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831753467495" calcext:value-type="float">
            <text:p>-73.5831753467495</text:p>
          </table:table-cell>
          <table:table-cell office:value-type="float" office:value="45.5815818084528" calcext:value-type="float">
            <text:p>45.5815818084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826505511845" calcext:value-type="float">
            <text:p>-73.5826505511845</text:p>
          </table:table-cell>
          <table:table-cell office:value-type="float" office:value="45.5818120960631" calcext:value-type="float">
            <text:p>45.5818120960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825407914425" calcext:value-type="float">
            <text:p>-73.5825407914425</text:p>
          </table:table-cell>
          <table:table-cell office:value-type="float" office:value="45.5818530277291" calcext:value-type="float">
            <text:p>45.5818530277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831346339605" calcext:value-type="float">
            <text:p>-73.5831346339605</text:p>
          </table:table-cell>
          <table:table-cell office:value-type="float" office:value="45.5815200197243" calcext:value-type="float">
            <text:p>45.5815200197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Jean-Talon Est/rue de Pont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8727253446" calcext:value-type="float">
            <text:p>-73.5808727253446</text:p>
          </table:table-cell>
          <table:table-cell office:value-type="float" office:value="45.5824710546093" calcext:value-type="float">
            <text:p>45.582471054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Côme/rue La Dauversiè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720554549725" calcext:value-type="float">
            <text:p>-73.5720554549725</text:p>
          </table:table-cell>
          <table:table-cell office:value-type="float" office:value="45.586726764106" calcext:value-type="float">
            <text:p>45.586726764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2386990733" calcext:value-type="float">
            <text:p>-73.5722386990733</text:p>
          </table:table-cell>
          <table:table-cell office:value-type="float" office:value="45.5863128166389" calcext:value-type="float">
            <text:p>45.5863128166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2725434083" calcext:value-type="float">
            <text:p>-73.5722725434083</text:p>
          </table:table-cell>
          <table:table-cell office:value-type="float" office:value="45.586321793531" calcext:value-type="float">
            <text:p>45.586321793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nard/rue La Dauvers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825856362" calcext:value-type="float">
            <text:p>-73.573825856362</text:p>
          </table:table-cell>
          <table:table-cell office:value-type="float" office:value="45.5863819887031" calcext:value-type="float">
            <text:p>45.58638198870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6773947037" calcext:value-type="float">
            <text:p>-73.5946773947037</text:p>
          </table:table-cell>
          <table:table-cell office:value-type="float" office:value="45.5859184052737" calcext:value-type="float">
            <text:p>45.5859184052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5994705437" calcext:value-type="float">
            <text:p>-73.5945994705437</text:p>
          </table:table-cell>
          <table:table-cell office:value-type="float" office:value="45.5858381150145" calcext:value-type="float">
            <text:p>45.5858381150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5097246301" calcext:value-type="float">
            <text:p>-73.5945097246301</text:p>
          </table:table-cell>
          <table:table-cell office:value-type="float" office:value="45.585967944774" calcext:value-type="float">
            <text:p>45.5859679447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4713944749" calcext:value-type="float">
            <text:p>-73.5944713944749</text:p>
          </table:table-cell>
          <table:table-cell office:value-type="float" office:value="45.5858842922942" calcext:value-type="float">
            <text:p>45.5858842922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4285768339" calcext:value-type="float">
            <text:p>-73.5984285768339</text:p>
          </table:table-cell>
          <table:table-cell office:value-type="float" office:value="45.5859888409044" calcext:value-type="float">
            <text:p>45.5859888409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6417349467" calcext:value-type="float">
            <text:p>-73.5986417349467</text:p>
          </table:table-cell>
          <table:table-cell office:value-type="float" office:value="45.5849130902329" calcext:value-type="float">
            <text:p>45.58491309023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5866818955" calcext:value-type="float">
            <text:p>-73.5985866818955</text:p>
          </table:table-cell>
          <table:table-cell office:value-type="float" office:value="45.5849428321497" calcext:value-type="float">
            <text:p>45.58494283214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rieur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Sackville/rue Prieur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92557330476" calcext:value-type="float">
            <text:p>-73.6492557330476</text:p>
          </table:table-cell>
          <table:table-cell office:value-type="float" office:value="45.5779311872942" calcext:value-type="float">
            <text:p>45.5779311872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Frémont/avenue De Chateaubrian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517253756271" calcext:value-type="float">
            <text:p>-73.6517253756271</text:p>
          </table:table-cell>
          <table:table-cell office:value-type="float" office:value="45.5526940005986" calcext:value-type="float">
            <text:p>45.5526940005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947896703629" calcext:value-type="float">
            <text:p>-73.6947896703629</text:p>
          </table:table-cell>
          <table:table-cell office:value-type="float" office:value="45.54433039908" calcext:value-type="float">
            <text:p>45.544330399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94770687498" calcext:value-type="float">
            <text:p>-73.694770687498</text:p>
          </table:table-cell>
          <table:table-cell office:value-type="float" office:value="45.5443958495668" calcext:value-type="float">
            <text:p>45.5443958495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Petit-Bois-Franc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demaine/rue Gren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062448098801" calcext:value-type="float">
            <text:p>-73.7062448098801</text:p>
          </table:table-cell>
          <table:table-cell office:value-type="float" office:value="45.5245019742243" calcext:value-type="float">
            <text:p>45.52450197422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 (près de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Durham/boul. Henri-Bourassa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660281500602" calcext:value-type="float">
            <text:p>-73.6660281500602</text:p>
          </table:table-cell>
          <table:table-cell office:value-type="float" office:value="45.5570096029911" calcext:value-type="float">
            <text:p>45.55700960299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Marcelin-Wilson/rue Defoy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829442674349" calcext:value-type="float">
            <text:p>-73.6829442674349</text:p>
          </table:table-cell>
          <table:table-cell office:value-type="float" office:value="45.5373640079733" calcext:value-type="float">
            <text:p>45.5373640079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53215573431" calcext:value-type="float">
            <text:p>-73.6353215573431</text:p>
          </table:table-cell>
          <table:table-cell office:value-type="float" office:value="45.5572512175254" calcext:value-type="float">
            <text:p>45.5572512175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59696810356" calcext:value-type="float">
            <text:p>-73.6359696810356</text:p>
          </table:table-cell>
          <table:table-cell office:value-type="float" office:value="45.5565590150628" calcext:value-type="float">
            <text:p>45.5565590150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s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 Pressoir (tourne-bride)/boul. Gouin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597333507135" calcext:value-type="float">
            <text:p>-73.6597333507135</text:p>
          </table:table-cell>
          <table:table-cell office:value-type="float" office:value="45.5762499897693" calcext:value-type="float">
            <text:p>45.5762499897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66752827003" calcext:value-type="float">
            <text:p>-73.6666752827003</text:p>
          </table:table-cell>
          <table:table-cell office:value-type="float" office:value="45.5561106256678" calcext:value-type="float">
            <text:p>45.5561106256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vila-Vidal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Filion/rue de la Pa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56836482083" calcext:value-type="float">
            <text:p>-73.6956836482083</text:p>
          </table:table-cell>
          <table:table-cell office:value-type="float" office:value="45.5294523034188" calcext:value-type="float">
            <text:p>45.5294523034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eauséjour</text:p>
          </table:table-cell>
          <table:table-cell/>
          <table:table-cell office:value-type="string" calcext:value-type="string">
            <text:p>boul. Gouin Ouest/rue Henri-D'Ar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322973382624" calcext:value-type="float">
            <text:p>-73.7322973382624</text:p>
          </table:table-cell>
          <table:table-cell office:value-type="float" office:value="45.5286325299218" calcext:value-type="float">
            <text:p>45.52863252992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Cardinal-Paul-Émile-Léger</text:p>
          </table:table-cell>
          <table:table-cell/>
          <table:table-cell office:value-type="string" calcext:value-type="string">
            <text:p>rue Chabanel Est/ave De Galin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3652483467" calcext:value-type="float">
            <text:p>-73.6423652483467</text:p>
          </table:table-cell>
          <table:table-cell office:value-type="float" office:value="45.5591179113194" calcext:value-type="float">
            <text:p>45.5591179113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Boisé-De-Saint-Sulpice</text:p>
          </table:table-cell>
          <table:table-cell/>
          <table:table-cell office:value-type="string" calcext:value-type="string">
            <text:p>ave Olivier-Maurault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2550160094" calcext:value-type="float">
            <text:p>-73.6412550160094</text:p>
          </table:table-cell>
          <table:table-cell office:value-type="float" office:value="45.5543426076567" calcext:value-type="float">
            <text:p>45.5543426076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ordeaux</text:p>
          </table:table-cell>
          <table:table-cell/>
          <table:table-cell office:value-type="string" calcext:value-type="string">
            <text:p>rue Viel/boul. de l'Acad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98012836626" calcext:value-type="float">
            <text:p>-73.6998012836626</text:p>
          </table:table-cell>
          <table:table-cell office:value-type="float" office:value="45.5418407134645" calcext:value-type="float">
            <text:p>45.54184071346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land-Giguère</text:p>
          </table:table-cell>
          <table:table-cell/>
          <table:table-cell office:value-type="string" calcext:value-type="string">
            <text:p>Place de l'Acadi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7158813563" calcext:value-type="float">
            <text:p>-73.6807158813563</text:p>
          </table:table-cell>
          <table:table-cell office:value-type="float" office:value="45.5321924961963" calcext:value-type="float">
            <text:p>45.5321924961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58510868443" calcext:value-type="float">
            <text:p>-73.6558510868443</text:p>
          </table:table-cell>
          <table:table-cell office:value-type="float" office:value="45.548822033059" calcext:value-type="float">
            <text:p>45.5488220330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6726185786" calcext:value-type="float">
            <text:p>-73.656726185786</text:p>
          </table:table-cell>
          <table:table-cell office:value-type="float" office:value="45.5497439773201" calcext:value-type="float">
            <text:p>45.54974397732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/>
          <table:table-cell office:value-type="string" calcext:value-type="string">
            <text:p>rue Saint-Denis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73986293738" calcext:value-type="float">
            <text:p>-73.6573986293738</text:p>
          </table:table-cell>
          <table:table-cell office:value-type="float" office:value="45.5493096019002" calcext:value-type="float">
            <text:p>45.5493096019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a Merci</text:p>
          </table:table-cell>
          <table:table-cell/>
          <table:table-cell office:value-type="string" calcext:value-type="string">
            <text:p>boul. Gouin Est/rue Poinca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71768320911" calcext:value-type="float">
            <text:p>-73.6971768320911</text:p>
          </table:table-cell>
          <table:table-cell office:value-type="float" office:value="45.546311432748" calcext:value-type="float">
            <text:p>45.5463114327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Mésy</text:p>
          </table:table-cell>
          <table:table-cell/>
          <table:table-cell office:value-type="string" calcext:value-type="string">
            <text:p>rue Legault/rue Gre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73913333422" calcext:value-type="float">
            <text:p>-73.7173913333422</text:p>
          </table:table-cell>
          <table:table-cell office:value-type="float" office:value="45.5299710451682" calcext:value-type="float">
            <text:p>45.5299710451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8878627745" calcext:value-type="float">
            <text:p>-73.6398878627745</text:p>
          </table:table-cell>
          <table:table-cell office:value-type="float" office:value="45.5758117920313" calcext:value-type="float">
            <text:p>45.5758117920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5440732804" calcext:value-type="float">
            <text:p>-73.6405440732804</text:p>
          </table:table-cell>
          <table:table-cell office:value-type="float" office:value="45.5747544042729" calcext:value-type="float">
            <text:p>45.57475440427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6693125804" calcext:value-type="float">
            <text:p>-73.6416693125804</text:p>
          </table:table-cell>
          <table:table-cell office:value-type="float" office:value="45.5761367754353" calcext:value-type="float">
            <text:p>45.57613677543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1861649691" calcext:value-type="float">
            <text:p>-73.6451861649691</text:p>
          </table:table-cell>
          <table:table-cell office:value-type="float" office:value="45.5780371229728" calcext:value-type="float">
            <text:p>45.57803712297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iel-Lalemant</text:p>
          </table:table-cell>
          <table:table-cell/>
          <table:table-cell office:value-type="string" calcext:value-type="string">
            <text:p>rue de Lille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8677953635" calcext:value-type="float">
            <text:p>-73.6428677953635</text:p>
          </table:table-cell>
          <table:table-cell office:value-type="float" office:value="45.5712120325848" calcext:value-type="float">
            <text:p>45.5712120325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eil-Lalemand</text:p>
          </table:table-cell>
          <table:table-cell/>
          <table:table-cell office:value-type="string" calcext:value-type="string">
            <text:p>rue Sauvé Est/rue de L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889586055" calcext:value-type="float">
            <text:p>-73.6427889586055</text:p>
          </table:table-cell>
          <table:table-cell office:value-type="float" office:value="45.5712962654717" calcext:value-type="float">
            <text:p>45.5712962654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21792405" calcext:value-type="float">
            <text:p>-73.642721792405</text:p>
          </table:table-cell>
          <table:table-cell office:value-type="float" office:value="45.5713851628507" calcext:value-type="float">
            <text:p>45.5713851628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4626952386" calcext:value-type="float">
            <text:p>-73.6494626952386</text:p>
          </table:table-cell>
          <table:table-cell office:value-type="float" office:value="45.5476492655392" calcext:value-type="float">
            <text:p>45.5476492655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4426055465" calcext:value-type="float">
            <text:p>-73.6494426055465</text:p>
          </table:table-cell>
          <table:table-cell office:value-type="float" office:value="45.5476072694801" calcext:value-type="float">
            <text:p>45.54760726948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7191443933" calcext:value-type="float">
            <text:p>-73.6497191443933</text:p>
          </table:table-cell>
          <table:table-cell office:value-type="float" office:value="45.5467068913082" calcext:value-type="float">
            <text:p>45.54670689130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8982296043" calcext:value-type="float">
            <text:p>-73.6508982296043</text:p>
          </table:table-cell>
          <table:table-cell office:value-type="float" office:value="45.5477578781529" calcext:value-type="float">
            <text:p>45.54775787815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8734730469" calcext:value-type="float">
            <text:p>-73.6508734730469</text:p>
          </table:table-cell>
          <table:table-cell office:value-type="float" office:value="45.5477909348337" calcext:value-type="float">
            <text:p>45.5477909348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9515792422" calcext:value-type="float">
            <text:p>-73.6509515792422</text:p>
          </table:table-cell>
          <table:table-cell office:value-type="float" office:value="45.5479768277479" calcext:value-type="float">
            <text:p>45.5479768277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850176061" calcext:value-type="float">
            <text:p>-73.64850176061</text:p>
          </table:table-cell>
          <table:table-cell office:value-type="float" office:value="45.5474357279059" calcext:value-type="float">
            <text:p>45.5474357279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5310960871" calcext:value-type="float">
            <text:p>-73.6535310960871</text:p>
          </table:table-cell>
          <table:table-cell office:value-type="float" office:value="45.5482994905555" calcext:value-type="float">
            <text:p>45.54829949055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18824127463" calcext:value-type="float">
            <text:p>-73.6518824127463</text:p>
          </table:table-cell>
          <table:table-cell office:value-type="float" office:value="45.5483717917014" calcext:value-type="float">
            <text:p>45.5483717917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.-J.-Gagnier</text:p>
          </table:table-cell>
          <table:table-cell/>
          <table:table-cell office:value-type="string" calcext:value-type="string">
            <text:p>rue J.-J.-Gagnier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88193836909" calcext:value-type="float">
            <text:p>-73.6488193836909</text:p>
          </table:table-cell>
          <table:table-cell office:value-type="float" office:value="45.5802413529268" calcext:value-type="float">
            <text:p>45.5802413529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4498765934" calcext:value-type="float">
            <text:p>-73.6344498765934</text:p>
          </table:table-cell>
          <table:table-cell office:value-type="float" office:value="45.5562683676585" calcext:value-type="float">
            <text:p>45.5562683676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3665173268" calcext:value-type="float">
            <text:p>-73.6343665173268</text:p>
          </table:table-cell>
          <table:table-cell office:value-type="float" office:value="45.5560638433353" calcext:value-type="float">
            <text:p>45.55606384333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ne-Sauvé (parc du pont Ahuntsic)</text:p>
          </table:table-cell>
          <table:table-cell/>
          <table:table-cell office:value-type="string" calcext:value-type="string">
            <text:p>rue Basile-Routhier/ave. Parc Stanl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7725677358" calcext:value-type="float">
            <text:p>-73.6727725677358</text:p>
          </table:table-cell>
          <table:table-cell office:value-type="float" office:value="45.5570751877587" calcext:value-type="float">
            <text:p>45.55707518775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rue Cousineau/rue Lau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25482655434" calcext:value-type="float">
            <text:p>-73.7225482655434</text:p>
          </table:table-cell>
          <table:table-cell office:value-type="float" office:value="45.5273791165665" calcext:value-type="float">
            <text:p>45.5273791165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omer-Gouin</text:p>
          </table:table-cell>
          <table:table-cell/>
          <table:table-cell office:value-type="string" calcext:value-type="string">
            <text:p>rue De Saint-Firmin/boul. Goui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88687254571" calcext:value-type="float">
            <text:p>-73.6588687254571</text:p>
          </table:table-cell>
          <table:table-cell office:value-type="float" office:value="45.5732535859795" calcext:value-type="float">
            <text:p>45.5732535859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7627243823" calcext:value-type="float">
            <text:p>-73.7067627243823</text:p>
          </table:table-cell>
          <table:table-cell office:value-type="float" office:value="45.5294555533529" calcext:value-type="float">
            <text:p>45.5294555533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1842802365" calcext:value-type="float">
            <text:p>-73.7071842802365</text:p>
          </table:table-cell>
          <table:table-cell office:value-type="float" office:value="45.5284007181151" calcext:value-type="float">
            <text:p>45.5284007181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3931971887" calcext:value-type="float">
            <text:p>-73.7073931971887</text:p>
          </table:table-cell>
          <table:table-cell office:value-type="float" office:value="45.5289187362999" calcext:value-type="float">
            <text:p>45.5289187362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260469424" calcext:value-type="float">
            <text:p>-73.685260469424</text:p>
          </table:table-cell>
          <table:table-cell office:value-type="float" office:value="45.536981803372" calcext:value-type="float">
            <text:p>45.5369818033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0089618831" calcext:value-type="float">
            <text:p>-73.6850089618831</text:p>
          </table:table-cell>
          <table:table-cell office:value-type="float" office:value="45.5368939368997" calcext:value-type="float">
            <text:p>45.53689393689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801672572" calcext:value-type="float">
            <text:p>-73.684801672572</text:p>
          </table:table-cell>
          <table:table-cell office:value-type="float" office:value="45.536780083019" calcext:value-type="float">
            <text:p>45.5367800830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4835434965" calcext:value-type="float">
            <text:p>-73.6844835434965</text:p>
          </table:table-cell>
          <table:table-cell office:value-type="float" office:value="45.5366404025044" calcext:value-type="float">
            <text:p>45.5366404025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urice-Richard</text:p>
          </table:table-cell>
          <table:table-cell/>
          <table:table-cell office:value-type="string" calcext:value-type="string">
            <text:p>ave. Park Stanley/rue Basile-Rout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4838273432" calcext:value-type="float">
            <text:p>-73.6734838273432</text:p>
          </table:table-cell>
          <table:table-cell office:value-type="float" office:value="45.5574869538941" calcext:value-type="float">
            <text:p>45.55748695389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1934103038" calcext:value-type="float">
            <text:p>-73.6771934103038</text:p>
          </table:table-cell>
          <table:table-cell office:value-type="float" office:value="45.5506792271636" calcext:value-type="float">
            <text:p>45.5506792271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1769284716" calcext:value-type="float">
            <text:p>-73.6771769284716</text:p>
          </table:table-cell>
          <table:table-cell office:value-type="float" office:value="45.5507326129766" calcext:value-type="float">
            <text:p>45.55073261297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Olympia/Gouin</text:p>
          </table:table-cell>
          <table:table-cell/>
          <table:table-cell office:value-type="string" calcext:value-type="string">
            <text:p>boul. Gouin Est/boul. Olympi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40177269551" calcext:value-type="float">
            <text:p>-73.6640177269551</text:p>
          </table:table-cell>
          <table:table-cell office:value-type="float" office:value="45.5638052642209" calcext:value-type="float">
            <text:p>45.5638052642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tanley/rue piétonne</text:p>
          </table:table-cell>
          <table:table-cell/>
          <table:table-cell office:value-type="string" calcext:value-type="string">
            <text:p>ave. Park Stanley/ave. Dur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0682536757" calcext:value-type="float">
            <text:p>-73.6730682536757</text:p>
          </table:table-cell>
          <table:table-cell office:value-type="float" office:value="45.5577618537941" calcext:value-type="float">
            <text:p>45.5577618537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sanne-Laflamme</text:p>
          </table:table-cell>
          <table:table-cell/>
          <table:table-cell office:value-type="string" calcext:value-type="string">
            <text:p>boul. O'Brien/rue Dudem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00558338182" calcext:value-type="float">
            <text:p>-73.7000558338182</text:p>
          </table:table-cell>
          <table:table-cell office:value-type="float" office:value="45.5278963770113" calcext:value-type="float">
            <text:p>45.5278963770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4690611218" calcext:value-type="float">
            <text:p>-73.6404690611218</text:p>
          </table:table-cell>
          <table:table-cell office:value-type="float" office:value="45.5496462564262" calcext:value-type="float">
            <text:p>45.54964625642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5525514253" calcext:value-type="float">
            <text:p>-73.6385525514253</text:p>
          </table:table-cell>
          <table:table-cell office:value-type="float" office:value="45.5488434239487" calcext:value-type="float">
            <text:p>45.5488434239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06663041195" calcext:value-type="float">
            <text:p>-73.6706663041195</text:p>
          </table:table-cell>
          <table:table-cell office:value-type="float" office:value="45.5461633503817" calcext:value-type="float">
            <text:p>45.5461633503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13051933843" calcext:value-type="float">
            <text:p>-73.6713051933843</text:p>
          </table:table-cell>
          <table:table-cell office:value-type="float" office:value="45.5462414897022" calcext:value-type="float">
            <text:p>45.5462414897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Benoît</text:p>
          </table:table-cell>
          <table:table-cell/>
          <table:table-cell office:value-type="string" calcext:value-type="string">
            <text:p>rue Meilleur/rue Sauvé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62590343114" calcext:value-type="float">
            <text:p>-73.6662590343114</text:p>
          </table:table-cell>
          <table:table-cell office:value-type="float" office:value="45.5406996525384" calcext:value-type="float">
            <text:p>45.54069965253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46395979109" calcext:value-type="float">
            <text:p>-73.7046395979109</text:p>
          </table:table-cell>
          <table:table-cell office:value-type="float" office:value="45.5344463717281" calcext:value-type="float">
            <text:p>45.53444637172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51788515544" calcext:value-type="float">
            <text:p>-73.7051788515544</text:p>
          </table:table-cell>
          <table:table-cell office:value-type="float" office:value="45.5351755330588" calcext:value-type="float">
            <text:p>45.53517553305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9632861559" calcext:value-type="float">
            <text:p>-73.709632861559</text:p>
          </table:table-cell>
          <table:table-cell office:value-type="float" office:value="45.5357790660945" calcext:value-type="float">
            <text:p>45.5357790660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rue Sauriol Est/ave. Ham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3169667666" calcext:value-type="float">
            <text:p>-73.6533169667666</text:p>
          </table:table-cell>
          <table:table-cell office:value-type="float" office:value="45.5613000527922" calcext:value-type="float">
            <text:p>45.56130005279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ave. Hamel/rue Sauvé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18528982769" calcext:value-type="float">
            <text:p>-73.6518528982769</text:p>
          </table:table-cell>
          <table:table-cell office:value-type="float" office:value="45.5606196642886" calcext:value-type="float">
            <text:p>45.5606196642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imon-Apôtre</text:p>
          </table:table-cell>
          <table:table-cell/>
          <table:table-cell office:value-type="string" calcext:value-type="string">
            <text:p>rue Meunier/rue Legend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1787141556" calcext:value-type="float">
            <text:p>-73.6491787141556</text:p>
          </table:table-cell>
          <table:table-cell office:value-type="float" office:value="45.5399291284247" calcext:value-type="float">
            <text:p>45.53992912842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Salaberry</text:p>
          </table:table-cell>
          <table:table-cell/>
          <table:table-cell office:value-type="string" calcext:value-type="string">
            <text:p>rue Pasteur/rue de Louisbou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39334879104" calcext:value-type="float">
            <text:p>-73.6939334879104</text:p>
          </table:table-cell>
          <table:table-cell office:value-type="float" office:value="45.5384889439353" calcext:value-type="float">
            <text:p>45.5384889439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7218623452" calcext:value-type="float">
            <text:p>-73.6527218623452</text:p>
          </table:table-cell>
          <table:table-cell office:value-type="float" office:value="45.5698711311723" calcext:value-type="float">
            <text:p>45.5698711311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2883620273" calcext:value-type="float">
            <text:p>-73.6532883620273</text:p>
          </table:table-cell>
          <table:table-cell office:value-type="float" office:value="45.5706590755614" calcext:value-type="float">
            <text:p>45.57065907556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Tolhurst</text:p>
          </table:table-cell>
          <table:table-cell/>
          <table:table-cell office:value-type="string" calcext:value-type="string">
            <text:p>rue Tolhurst/rue Fleury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53709519651" calcext:value-type="float">
            <text:p>-73.6653709519651</text:p>
          </table:table-cell>
          <table:table-cell office:value-type="float" office:value="45.5440461751636" calcext:value-type="float">
            <text:p>45.54404617516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Victor-Barbeau</text:p>
          </table:table-cell>
          <table:table-cell/>
          <table:table-cell office:value-type="string" calcext:value-type="string">
            <text:p>rue Lucien-Plante/rue Ernest-Savign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8590500136" calcext:value-type="float">
            <text:p>-73.6308590500136</text:p>
          </table:table-cell>
          <table:table-cell office:value-type="float" office:value="45.5566860114634" calcext:value-type="float">
            <text:p>45.55668601146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chine</text:p>
          </table:table-cell>
          <table:table-cell/>
          <table:table-cell office:value-type="string" calcext:value-type="string">
            <text:p>Running Path</text:p>
          </table:table-cell>
          <table:table-cell office:value-type="string" calcext:value-type="string">
            <text:p>rue Esther-Blondin/rue Duff Court</text:p>
          </table:table-cell>
          <table:table-cell office:value-type="string" calcext:value-type="string">
            <text:p>école secondaire Dalbé-Viau</text:p>
          </table:table-cell>
          <table:table-cell office:value-type="string" calcext:value-type="string">
            <text:p>orthophotographies</text:p>
          </table:table-cell>
          <table:table-cell office:value-type="float" office:value="-73.6798985861241" calcext:value-type="float">
            <text:p>-73.6798985861241</text:p>
          </table:table-cell>
          <table:table-cell office:value-type="float" office:value="45.4451622720691" calcext:value-type="float">
            <text:p>45.44516227206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Carignan</text:p>
          </table:table-cell>
          <table:table-cell/>
          <table:table-cell office:value-type="string" calcext:value-type="string">
            <text:p>42² ave/rue Provo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20236724136" calcext:value-type="float">
            <text:p>-73.7020236724136</text:p>
          </table:table-cell>
          <table:table-cell office:value-type="float" office:value="45.4431155533198" calcext:value-type="float">
            <text:p>45.4431155533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ixie</text:p>
          </table:table-cell>
          <table:table-cell/>
          <table:table-cell office:value-type="string" calcext:value-type="string">
            <text:p>rue Victoria/54²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82296445682" calcext:value-type="float">
            <text:p>-73.7182296445682</text:p>
          </table:table-cell>
          <table:table-cell office:value-type="float" office:value="45.4437631502532" calcext:value-type="float">
            <text:p>45.443763150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e la Renaissance</text:p>
          </table:table-cell>
          <table:table-cell/>
          <table:table-cell office:value-type="string" calcext:value-type="string">
            <text:p>ter. Louis-Basile_pigeon/ter.J.-S.-Aimé-Ashb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97527879088" calcext:value-type="float">
            <text:p>-73.6897527879088</text:p>
          </table:table-cell>
          <table:table-cell office:value-type="float" office:value="45.445640706095" calcext:value-type="float">
            <text:p>45.4456407060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Victoria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8397903953" calcext:value-type="float">
            <text:p>-73.6728397903953</text:p>
          </table:table-cell>
          <table:table-cell office:value-type="float" office:value="45.437535220174" calcext:value-type="float">
            <text:p>45.4375352201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16e ave/rue Remembran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5978490507" calcext:value-type="float">
            <text:p>-73.6765978490507</text:p>
          </table:table-cell>
          <table:table-cell office:value-type="float" office:value="45.4378129256955" calcext:value-type="float">
            <text:p>45.43781292569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rue Saint-Ambroise/1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423508368" calcext:value-type="float">
            <text:p>-73.672423508368</text:p>
          </table:table-cell>
          <table:table-cell office:value-type="float" office:value="45.4393881073424" calcext:value-type="float">
            <text:p>45.4393881073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pposite a stadium</text:p>
          </table:table-cell>
          <table:table-cell office:value-type="string" calcext:value-type="string">
            <text:p>10e ave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7478256452" calcext:value-type="float">
            <text:p>-73.6727478256452</text:p>
          </table:table-cell>
          <table:table-cell office:value-type="float" office:value="45.4393154491021" calcext:value-type="float">
            <text:p>45.43931544910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Saint-Antoine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7358769674" calcext:value-type="float">
            <text:p>-73.6767358769674</text:p>
          </table:table-cell>
          <table:table-cell office:value-type="float" office:value="45.4397322791747" calcext:value-type="float">
            <text:p>45.43973227917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toney Point</text:p>
          </table:table-cell>
          <table:table-cell/>
          <table:table-cell office:value-type="string" calcext:value-type="string">
            <text:p>boul. Saint-Joseph/4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7515964051" calcext:value-type="float">
            <text:p>-73.7067515964051</text:p>
          </table:table-cell>
          <table:table-cell office:value-type="float" office:value="45.4363967988034" calcext:value-type="float">
            <text:p>45.4363967988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-Louis</text:p>
          </table:table-cell>
          <table:table-cell/>
          <table:table-cell office:value-type="string" calcext:value-type="string">
            <text:p>boul. Saint-Joseph/32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26492640046" calcext:value-type="float">
            <text:p>-73.6926492640046</text:p>
          </table:table-cell>
          <table:table-cell office:value-type="float" office:value="45.4332382208168" calcext:value-type="float">
            <text:p>45.43323822081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Village Saint-Louis</text:p>
          </table:table-cell>
          <table:table-cell/>
          <table:table-cell office:value-type="string" calcext:value-type="string">
            <text:p>rue Dalbé-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64223087907" calcext:value-type="float">
            <text:p>-73.6964223087907</text:p>
          </table:table-cell>
          <table:table-cell office:value-type="float" office:value="45.4441525043676" calcext:value-type="float">
            <text:p>45.44415250436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boul. Saint-Joseph/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06391802007" calcext:value-type="float">
            <text:p>-73.6706391802007</text:p>
          </table:table-cell>
          <table:table-cell office:value-type="float" office:value="45.431138677538" calcext:value-type="float">
            <text:p>45.4311386775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rue Broadway/4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46890287225" calcext:value-type="float">
            <text:p>-73.7046890287225</text:p>
          </table:table-cell>
          <table:table-cell office:value-type="float" office:value="45.4366741589851" calcext:value-type="float">
            <text:p>45.43667415898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Grovehill</text:p>
          </table:table-cell>
          <table:table-cell/>
          <table:table-cell office:value-type="string" calcext:value-type="string">
            <text:p>rue Saint-Antoine/3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41458049357" calcext:value-type="float">
            <text:p>-73.6941458049357</text:p>
          </table:table-cell>
          <table:table-cell office:value-type="float" office:value="45.4405555457854" calcext:value-type="float">
            <text:p>45.44055554578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rue Rosewood/ave de Mount Ver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5687702489" calcext:value-type="float">
            <text:p>-73.6525687702489</text:p>
          </table:table-cell>
          <table:table-cell office:value-type="float" office:value="45.4498375420882" calcext:value-type="float">
            <text:p>45.44983754208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Wilfrid-Vincent</text:p>
          </table:table-cell>
          <table:table-cell/>
          <table:table-cell office:value-type="string" calcext:value-type="string">
            <text:p>rues des Érables/ave Richard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27685400731" calcext:value-type="float">
            <text:p>-73.6527685400731</text:p>
          </table:table-cell>
          <table:table-cell office:value-type="float" office:value="45.4438508299377" calcext:value-type="float">
            <text:p>45.4438508299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e-Anne</text:p>
          </table:table-cell>
          <table:table-cell/>
          <table:table-cell office:value-type="string" calcext:value-type="string">
            <text:p>rue Provost/24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8264937758" calcext:value-type="float">
            <text:p>-73.6848264937758</text:p>
          </table:table-cell>
          <table:table-cell office:value-type="float" office:value="45.4416422802227" calcext:value-type="float">
            <text:p>45.44164228022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édéric-Back</text:p>
          </table:table-cell>
          <table:table-cell/>
          <table:table-cell office:value-type="string" calcext:value-type="string">
            <text:p>rue des Regrattiers/rue Paul-Boute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159214617419" calcext:value-type="float">
            <text:p>-73.6159214617419</text:p>
          </table:table-cell>
          <table:table-cell office:value-type="float" office:value="45.5598991674733" calcext:value-type="float">
            <text:p>45.55989916747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Rhéaum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8509460977" calcext:value-type="float">
            <text:p>-73.5618509460977</text:p>
          </table:table-cell>
          <table:table-cell office:value-type="float" office:value="45.4669954529513" calcext:value-type="float">
            <text:p>45.46699545295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Hick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567276014" calcext:value-type="float">
            <text:p>-73.5619567276014</text:p>
          </table:table-cell>
          <table:table-cell office:value-type="float" office:value="45.4639798217384" calcext:value-type="float">
            <text:p>45.46397982173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coursière</text:p>
          </table:table-cell>
          <table:table-cell/>
          <table:table-cell office:value-type="string" calcext:value-type="string">
            <text:p>chemin du Golf/rue des Caméli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228895368" calcext:value-type="float">
            <text:p>-73.5503228895368</text:p>
          </table:table-cell>
          <table:table-cell office:value-type="float" office:value="45.4661808111553" calcext:value-type="float">
            <text:p>45.4661808111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smarchais</text:p>
          </table:table-cell>
          <table:table-cell/>
          <table:table-cell office:value-type="string" calcext:value-type="string">
            <text:p>boul. Lasalle/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6526445142" calcext:value-type="float">
            <text:p>-73.5636526445142</text:p>
          </table:table-cell>
          <table:table-cell office:value-type="float" office:value="45.4555796005352" calcext:value-type="float">
            <text:p>45.45557960053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Centre communautaire Marcel Giroux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rue Willibror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7392694651" calcext:value-type="float">
            <text:p>-73.5767392694651</text:p>
          </table:table-cell>
          <table:table-cell office:value-type="float" office:value="45.4593206045246" calcext:value-type="float">
            <text:p>45.45932060452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5254659587" calcext:value-type="float">
            <text:p>-73.5575254659587</text:p>
          </table:table-cell>
          <table:table-cell office:value-type="float" office:value="45.4551155581432" calcext:value-type="float">
            <text:p>45.4551155581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6731886907" calcext:value-type="float">
            <text:p>-73.5576731886907</text:p>
          </table:table-cell>
          <table:table-cell office:value-type="float" office:value="45.4562913183312" calcext:value-type="float">
            <text:p>45.45629131833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uquette</text:p>
          </table:table-cell>
          <table:table-cell/>
          <table:table-cell office:value-type="string" calcext:value-type="string">
            <text:p>rue Newmarch/rue Dup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7106391521" calcext:value-type="float">
            <text:p>-73.5747106391521</text:p>
          </table:table-cell>
          <table:table-cell office:value-type="float" office:value="45.4657870976596" calcext:value-type="float">
            <text:p>45.4657870976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Elgar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Elgar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75127202215" calcext:value-type="float">
            <text:p>-73.5475127202215</text:p>
          </table:table-cell>
          <table:table-cell office:value-type="float" office:value="45.4577031823754" calcext:value-type="float">
            <text:p>45.45770318237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chie-Wilcox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boul. Lasalle/rue Melro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50169713038" calcext:value-type="float">
            <text:p>-73.5650169713038</text:p>
          </table:table-cell>
          <table:table-cell office:value-type="float" office:value="45.4528678517425" calcext:value-type="float">
            <text:p>45.4528678517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760669275707" calcext:value-type="float">
            <text:p>-73.5760669275707</text:p>
          </table:table-cell>
          <table:table-cell office:value-type="float" office:value="45.4435183172986" calcext:value-type="float">
            <text:p>45.44351831729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75884733325" calcext:value-type="float">
            <text:p>-73.575884733325</text:p>
          </table:table-cell>
          <table:table-cell office:value-type="float" office:value="45.4436827515381" calcext:value-type="float">
            <text:p>45.4436827515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75646168602" calcext:value-type="float">
            <text:p>-73.575646168602</text:p>
          </table:table-cell>
          <table:table-cell office:value-type="float" office:value="45.4430852277618" calcext:value-type="float">
            <text:p>45.44308522776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orman-Dawe</text:p>
          </table:table-cell>
          <table:table-cell/>
          <table:table-cell office:value-type="string" calcext:value-type="string">
            <text:p>rue Woodland/rue Bannanty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85749067769" calcext:value-type="float">
            <text:p>-73.5785749067769</text:p>
          </table:table-cell>
          <table:table-cell office:value-type="float" office:value="45.4524965101464" calcext:value-type="float">
            <text:p>45.4524965101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/>
          <table:table-cell office:value-type="string" calcext:value-type="string">
            <text:p>Chemin de la Pointe-Sud/rue des Paruli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7369114423" calcext:value-type="float">
            <text:p>-73.5507369114423</text:p>
          </table:table-cell>
          <table:table-cell office:value-type="float" office:value="45.4488619304488" calcext:value-type="float">
            <text:p>45.44886193044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Riverview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1698999103" calcext:value-type="float">
            <text:p>-73.5721698999103</text:p>
          </table:table-cell>
          <table:table-cell office:value-type="float" office:value="45.446345212171" calcext:value-type="float">
            <text:p>45.4463452121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God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253956423" calcext:value-type="float">
            <text:p>-73.571253956423</text:p>
          </table:table-cell>
          <table:table-cell office:value-type="float" office:value="45.4466583057978" calcext:value-type="float">
            <text:p>45.44665830579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3273472831" calcext:value-type="float">
            <text:p>-73.5443273472831</text:p>
          </table:table-cell>
          <table:table-cell office:value-type="float" office:value="45.4638387384392" calcext:value-type="float">
            <text:p>45.46383873843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0773947526" calcext:value-type="float">
            <text:p>-73.5450773947526</text:p>
          </table:table-cell>
          <table:table-cell office:value-type="float" office:value="45.4632595718719" calcext:value-type="float">
            <text:p>45.4632595718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n</text:p>
          </table:table-cell>
          <table:table-cell table:number-columns-repeated="2"/>
          <table:table-cell office:value-type="string" calcext:value-type="string">
            <text:p>Chemin de la Pointe-Nord/rue de la Roton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5718408805" calcext:value-type="float">
            <text:p>-73.5385718408805</text:p>
          </table:table-cell>
          <table:table-cell office:value-type="float" office:value="45.4729874270676" calcext:value-type="float">
            <text:p>45.47298742706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Reine-Élizabeth</text:p>
          </table:table-cell>
          <table:table-cell/>
          <table:table-cell office:value-type="string" calcext:value-type="string">
            <text:p>rue Crawford/rue Pennis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0859768643" calcext:value-type="float">
            <text:p>-73.5920859768643</text:p>
          </table:table-cell>
          <table:table-cell office:value-type="float" office:value="45.4386758464251" calcext:value-type="float">
            <text:p>45.43867584642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1583002149" calcext:value-type="float">
            <text:p>-73.5611583002149</text:p>
          </table:table-cell>
          <table:table-cell office:value-type="float" office:value="45.4661432191555" calcext:value-type="float">
            <text:p>45.46614321915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403419828" calcext:value-type="float">
            <text:p>-73.561403419828</text:p>
          </table:table-cell>
          <table:table-cell office:value-type="float" office:value="45.4663509527397" calcext:value-type="float">
            <text:p>45.46635095273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belle</text:p>
          </table:table-cell>
          <table:table-cell/>
          <table:table-cell office:value-type="string" calcext:value-type="string">
            <text:p>rue Henri-Duhamel/rue de Verdu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03510944878" calcext:value-type="float">
            <text:p>-73.5703510944878</text:p>
          </table:table-cell>
          <table:table-cell office:value-type="float" office:value="45.4725128131732" calcext:value-type="float">
            <text:p>45.47251281317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illibrord</text:p>
          </table:table-cell>
          <table:table-cell/>
          <table:table-cell office:value-type="string" calcext:value-type="string">
            <text:p>rue Bannantyne/rue Willibr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7226676873" calcext:value-type="float">
            <text:p>-73.5757226676873</text:p>
          </table:table-cell>
          <table:table-cell office:value-type="float" office:value="45.4593696049074" calcext:value-type="float">
            <text:p>45.45936960490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oodland</text:p>
          </table:table-cell>
          <table:table-cell/>
          <table:table-cell office:value-type="string" calcext:value-type="string">
            <text:p>rue Woodland/rue Welling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351528308" calcext:value-type="float">
            <text:p>-73.5672351528308</text:p>
          </table:table-cell>
          <table:table-cell office:value-type="float" office:value="45.4519641070232" calcext:value-type="float">
            <text:p>45.45196410702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5736539818" calcext:value-type="float">
            <text:p>-73.5435736539818</text:p>
          </table:table-cell>
          <table:table-cell office:value-type="float" office:value="45.4640211579132" calcext:value-type="float">
            <text:p>45.46402115791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8047638256" calcext:value-type="float">
            <text:p>-73.5438047638256</text:p>
          </table:table-cell>
          <table:table-cell office:value-type="float" office:value="45.4645625987446" calcext:value-type="float">
            <text:p>45.46456259874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/rue Berlioz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26107195395" calcext:value-type="float">
            <text:p>-73.5426107195395</text:p>
          </table:table-cell>
          <table:table-cell office:value-type="float" office:value="45.4631473176096" calcext:value-type="float">
            <text:p>45.46314731760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ave Brewst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23240386162" calcext:value-type="float">
            <text:p>-73.5823240386162</text:p>
          </table:table-cell>
          <table:table-cell office:value-type="float" office:value="45.4826469881113" calcext:value-type="float">
            <text:p>45.4826469881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avid-Lefebvre</text:p>
          </table:table-cell>
          <table:table-cell/>
          <table:table-cell office:value-type="string" calcext:value-type="string">
            <text:p>rue Vinet/rue Quesn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5155295401" calcext:value-type="float">
            <text:p>-73.5775155295401</text:p>
          </table:table-cell>
          <table:table-cell office:value-type="float" office:value="45.4862699828013" calcext:value-type="float">
            <text:p>45.48626998280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 l'Encan</text:p>
          </table:table-cell>
          <table:table-cell/>
          <table:table-cell office:value-type="string" calcext:value-type="string">
            <text:p>boul. Georges-Vanier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6343253176" calcext:value-type="float">
            <text:p>-73.5726343253176</text:p>
          </table:table-cell>
          <table:table-cell office:value-type="float" office:value="45.4848761802612" calcext:value-type="float">
            <text:p>45.48487618026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Cordonniers</text:p>
          </table:table-cell>
          <table:table-cell/>
          <table:table-cell office:value-type="string" calcext:value-type="string">
            <text:p>rue Bourget/rue Notre-Dam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4463900214" calcext:value-type="float">
            <text:p>-73.5804463900214</text:p>
          </table:table-cell>
          <table:table-cell office:value-type="float" office:value="45.4791076096942" calcext:value-type="float">
            <text:p>45.4791076096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dbois</text:p>
          </table:table-cell>
          <table:table-cell/>
          <table:table-cell office:value-type="string" calcext:value-type="string">
            <text:p>rue des Utilités publiques/chemin de la Côte-Saint-Pau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4335341273" calcext:value-type="float">
            <text:p>-73.5954335341273</text:p>
          </table:table-cell>
          <table:table-cell office:value-type="float" office:value="45.4673778042842" calcext:value-type="float">
            <text:p>45.46737780428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acques-Viger</text:p>
          </table:table-cell>
          <table:table-cell/>
          <table:table-cell office:value-type="string" calcext:value-type="string">
            <text:p>rue Saint-Philippe/rue Sainte-Philomè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8802610298" calcext:value-type="float">
            <text:p>-73.5838802610298</text:p>
          </table:table-cell>
          <table:table-cell office:value-type="float" office:value="45.4753755433897" calcext:value-type="float">
            <text:p>45.47537554338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essie-Maxwell-Smith</text:p>
          </table:table-cell>
          <table:table-cell/>
          <table:table-cell office:value-type="string" calcext:value-type="string">
            <text:p>rue Saint-Antoine Ouest/place Rich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105482213" calcext:value-type="float">
            <text:p>-73.573105482213</text:p>
          </table:table-cell>
          <table:table-cell office:value-type="float" office:value="45.4917088555216" calcext:value-type="float">
            <text:p>45.49170885552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olyvalente Saint-Henri</text:p>
          </table:table-cell>
          <table:table-cell/>
          <table:table-cell office:value-type="string" calcext:value-type="string">
            <text:p>rue du Couvent/rue Saint-Antoin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67765105778" calcext:value-type="float">
            <text:p>-73.5867765105778</text:p>
          </table:table-cell>
          <table:table-cell office:value-type="float" office:value="45.4789693490225" calcext:value-type="float">
            <text:p>45.4789693490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e-Cunégonde</text:p>
          </table:table-cell>
          <table:table-cell/>
          <table:table-cell office:value-type="string" calcext:value-type="string">
            <text:p>rue Notre-Dame Ouest/rue Charlevoi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4108203221" calcext:value-type="float">
            <text:p>-73.5764108203221</text:p>
          </table:table-cell>
          <table:table-cell office:value-type="float" office:value="45.4823498281249" calcext:value-type="float">
            <text:p>45.48234982812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Vinet</text:p>
          </table:table-cell>
          <table:table-cell/>
          <table:table-cell office:value-type="string" calcext:value-type="string">
            <text:p>rue Charlevoix/rue Work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2352264456" calcext:value-type="float">
            <text:p>-73.5762352264456</text:p>
          </table:table-cell>
          <table:table-cell office:value-type="float" office:value="45.4830422871593" calcext:value-type="float">
            <text:p>45.48304228715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quare Sainte-Élizabeth</text:p>
          </table:table-cell>
          <table:table-cell/>
          <table:table-cell office:value-type="string" calcext:value-type="string">
            <text:p>rue du square Sainte-Élizabeth/rue De Cource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8857645931" calcext:value-type="float">
            <text:p>-73.5928857645931</text:p>
          </table:table-cell>
          <table:table-cell office:value-type="float" office:value="45.4749009247713" calcext:value-type="float">
            <text:p>45.4749009247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lace Roland-Proulx</text:p>
          </table:table-cell>
          <table:table-cell/>
          <table:table-cell office:value-type="string" calcext:value-type="string">
            <text:p>rue du Square-Sir-Georges-Étienne-Cartier/rue Saint-Ambro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4099682367" calcext:value-type="float">
            <text:p>-73.5844099682367</text:p>
          </table:table-cell>
          <table:table-cell office:value-type="float" office:value="45.4724179838495" calcext:value-type="float">
            <text:p>45.4724179838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Herb-Trawick</text:p>
          </table:table-cell>
          <table:table-cell/>
          <table:table-cell office:value-type="string" calcext:value-type="string">
            <text:p>rue Notre-DAme Ouest/rue Saint-Ma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92264965382" calcext:value-type="float">
            <text:p>-73.5692264965382</text:p>
          </table:table-cell>
          <table:table-cell office:value-type="float" office:value="45.4888036927982" calcext:value-type="float">
            <text:p>45.48880369279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rré d'Hibernia</text:p>
          </table:table-cell>
          <table:table-cell/>
          <table:table-cell office:value-type="string" calcext:value-type="string">
            <text:p>rue Grand Trunk/rue Laprair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2528439406" calcext:value-type="float">
            <text:p>-73.5642528439406</text:p>
          </table:table-cell>
          <table:table-cell office:value-type="float" office:value="45.47902230252" calcext:value-type="float">
            <text:p>45.47902230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'Argenso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Centre/ave Atwat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0882355495" calcext:value-type="float">
            <text:p>-73.5720882355495</text:p>
          </table:table-cell>
          <table:table-cell office:value-type="float" office:value="45.4764657502313" calcext:value-type="float">
            <text:p>45.47646575023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8173880031" calcext:value-type="float">
            <text:p>-73.5548173880031</text:p>
          </table:table-cell>
          <table:table-cell office:value-type="float" office:value="45.4777428686637" calcext:value-type="float">
            <text:p>45.47774286866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2402728631" calcext:value-type="float">
            <text:p>-73.5532402728631</text:p>
          </table:table-cell>
          <table:table-cell office:value-type="float" office:value="45.4781436865964" calcext:value-type="float">
            <text:p>45.47814368659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twater / Saint-Charles</text:p>
          </table:table-cell>
          <table:table-cell/>
          <table:table-cell office:value-type="string" calcext:value-type="string">
            <text:p>rue Saint-Charles/rue Thomas-Keef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4377874211" calcext:value-type="float">
            <text:p>-73.5734377874211</text:p>
          </table:table-cell>
          <table:table-cell office:value-type="float" office:value="45.4774675902691" calcext:value-type="float">
            <text:p>45.47746759026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-Gabriel</text:p>
          </table:table-cell>
          <table:table-cell/>
          <table:table-cell office:value-type="string" calcext:value-type="string">
            <text:p>rue Charlevoix/rue Grand Trun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559124382" calcext:value-type="float">
            <text:p>-73.5672559124382</text:p>
          </table:table-cell>
          <table:table-cell office:value-type="float" office:value="45.4777071572516" calcext:value-type="float">
            <text:p>45.47770715725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mpbell-Ouest ou parc Oscar-Peterson</text:p>
          </table:table-cell>
          <table:table-cell/>
          <table:table-cell office:value-type="string" calcext:value-type="string">
            <text:p>rue Quesnel/rue Chatham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18119232" calcext:value-type="float">
            <text:p>-73.57418119232</text:p>
          </table:table-cell>
          <table:table-cell office:value-type="float" office:value="45.488973622905" calcext:value-type="float">
            <text:p>45.488973622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lifford</text:p>
          </table:table-cell>
          <table:table-cell/>
          <table:table-cell office:value-type="string" calcext:value-type="string">
            <text:p>boul. de la Vérendrye/rue Raudo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0054278174" calcext:value-type="float">
            <text:p>-73.5890054278174</text:p>
          </table:table-cell>
          <table:table-cell office:value-type="float" office:value="45.4498383470737" calcext:value-type="float">
            <text:p>45.44983834707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Métallos</text:p>
          </table:table-cell>
          <table:table-cell/>
          <table:table-cell office:value-type="string" calcext:value-type="string">
            <text:p>rue Jacques-Hertel/rue Mazz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7353229602" calcext:value-type="float">
            <text:p>-73.6017353229602</text:p>
          </table:table-cell>
          <table:table-cell office:value-type="float" office:value="45.4584242631163" calcext:value-type="float">
            <text:p>45.45842426311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rneau</text:p>
          </table:table-cell>
          <table:table-cell/>
          <table:table-cell office:value-type="string" calcext:value-type="string">
            <text:p>boul. Monk/rue du Parc-Gar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823118893" calcext:value-type="float">
            <text:p>-73.594823118893</text:p>
          </table:table-cell>
          <table:table-cell office:value-type="float" office:value="45.4556941253771" calcext:value-type="float">
            <text:p>45.45569412537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pringland</text:p>
          </table:table-cell>
          <table:table-cell/>
          <table:table-cell office:value-type="string" calcext:value-type="string">
            <text:p>rue Springland/boul. De La Vérendry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2967233019" calcext:value-type="float">
            <text:p>-73.5832967233019</text:p>
          </table:table-cell>
          <table:table-cell office:value-type="float" office:value="45.4541579786506" calcext:value-type="float">
            <text:p>45.45415797865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Albert-Perras</text:p>
          </table:table-cell>
          <table:table-cell/>
          <table:table-cell office:value-type="string" calcext:value-type="string">
            <text:p>rue Perras/rue Jean-Cheval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8183619702" calcext:value-type="float">
            <text:p>-73.6118183619702</text:p>
          </table:table-cell>
          <table:table-cell office:value-type="float" office:value="45.4348181093229" calcext:value-type="float">
            <text:p>45.43481810932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Boivin</text:p>
          </table:table-cell>
          <table:table-cell/>
          <table:table-cell office:value-type="string" calcext:value-type="string">
            <text:p>rue de Cabano/rue de Perc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2774068654" calcext:value-type="float">
            <text:p>-73.6332774068654</text:p>
          </table:table-cell>
          <table:table-cell office:value-type="float" office:value="45.4189804032321" calcext:value-type="float">
            <text:p>45.41898040323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80e avenue/rue de Mat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0555972055" calcext:value-type="float">
            <text:p>-73.6380555972055</text:p>
          </table:table-cell>
          <table:table-cell office:value-type="float" office:value="45.4188856422998" calcext:value-type="float">
            <text:p>45.41888564229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Soccer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-73.641071636068" calcext:value-type="float">
            <text:p>-73.641071636068</text:p>
          </table:table-cell>
          <table:table-cell office:value-type="float" office:value="45.4189491764593" calcext:value-type="float">
            <text:p>45.41894917645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entre sportif Dollard St-Laurent</text:p>
          </table:table-cell>
          <table:table-cell office:value-type="string" calcext:value-type="string">
            <text:p>Water Playground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-73.6285436881101" calcext:value-type="float">
            <text:p>-73.6285436881101</text:p>
          </table:table-cell>
          <table:table-cell office:value-type="float" office:value="45.4215623865836" calcext:value-type="float">
            <text:p>45.42156238658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ristophe-Colomb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vid-Boyer/rue Réj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2185684087" calcext:value-type="float">
            <text:p>-73.6272185684087</text:p>
          </table:table-cell>
          <table:table-cell office:value-type="float" office:value="45.4302548521999" calcext:value-type="float">
            <text:p>45.4302548521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almany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lmany/avenue Stirl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89350007125" calcext:value-type="float">
            <text:p>-73.6589350007125</text:p>
          </table:table-cell>
          <table:table-cell office:value-type="float" office:value="45.4294593367135" calcext:value-type="float">
            <text:p>45.42945933671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Hayw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488966975097" calcext:value-type="float">
            <text:p>-73.6488966975097</text:p>
          </table:table-cell>
          <table:table-cell office:value-type="float" office:value="45.4228735048442" calcext:value-type="float">
            <text:p>45.422873504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yries/66e avenue</text:p>
          </table:table-cell>
          <table:table-cell office:value-type="string" calcext:value-type="string">
            <text:p>localisation approx. / accès par la ruelle ?</text:p>
          </table:table-cell>
          <table:table-cell office:value-type="string" calcext:value-type="string">
            <text:p>localisation approx.</text:p>
          </table:table-cell>
          <table:table-cell office:value-type="float" office:value="-73.626716348459" calcext:value-type="float">
            <text:p>-73.626716348459</text:p>
          </table:table-cell>
          <table:table-cell office:value-type="float" office:value="45.4196476449072" calcext:value-type="float">
            <text:p>45.41964764490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.-D.-Ducharme</text:p>
          </table:table-cell>
          <table:table-cell/>
          <table:table-cell office:value-type="string" calcext:value-type="string">
            <text:p>rue rancourt/rue Daou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5326578798" calcext:value-type="float">
            <text:p>-73.6245326578798</text:p>
          </table:table-cell>
          <table:table-cell office:value-type="float" office:value="45.4276188979357" calcext:value-type="float">
            <text:p>45.42761889793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duc</text:p>
          </table:table-cell>
          <table:table-cell/>
          <table:table-cell office:value-type="string" calcext:value-type="string">
            <text:p>rue Béique/rue Paquet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26316324772" calcext:value-type="float">
            <text:p>-73.6326316324772</text:p>
          </table:table-cell>
          <table:table-cell office:value-type="float" office:value="45.4280408115093" calcext:value-type="float">
            <text:p>45.42804081150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eannott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lément/rue Tru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9056652547" calcext:value-type="float">
            <text:p>-73.6399056652547</text:p>
          </table:table-cell>
          <table:table-cell office:value-type="float" office:value="45.4321332210644" calcext:value-type="float">
            <text:p>45.43213322106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ave Latour/boul LaSa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4161119837" calcext:value-type="float">
            <text:p>-73.6234161119837</text:p>
          </table:table-cell>
          <table:table-cell office:value-type="float" office:value="45.4161818615722" calcext:value-type="float">
            <text:p>45.41618186157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salle-No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houinard/rue Lapier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75450084565" calcext:value-type="float">
            <text:p>-73.6175450084565</text:p>
          </table:table-cell>
          <table:table-cell office:value-type="float" office:value="45.4376188232935" calcext:value-type="float">
            <text:p>45.43761882329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66e ave/rue Beyri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65018911661" calcext:value-type="float">
            <text:p>-73.6265018911661</text:p>
          </table:table-cell>
          <table:table-cell office:value-type="float" office:value="45.4180814126424" calcext:value-type="float">
            <text:p>45.41808141264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ordner/rue Har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685870491" calcext:value-type="float">
            <text:p>-73.634685870491</text:p>
          </table:table-cell>
          <table:table-cell office:value-type="float" office:value="45.4377854480139" calcext:value-type="float">
            <text:p>45.43778544801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3393982553" calcext:value-type="float">
            <text:p>-73.5953393982553</text:p>
          </table:table-cell>
          <table:table-cell office:value-type="float" office:value="45.4342093635957" calcext:value-type="float">
            <text:p>45.43420936359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5437828214" calcext:value-type="float">
            <text:p>-73.5965437828214</text:p>
          </table:table-cell>
          <table:table-cell office:value-type="float" office:value="45.434527980104" calcext:value-type="float">
            <text:p>45.434527980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ouis-Marie-Gagno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es Oblats/rue Airl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47754286876" calcext:value-type="float">
            <text:p>-73.6547754286876</text:p>
          </table:table-cell>
          <table:table-cell office:value-type="float" office:value="45.4260586476609" calcext:value-type="float">
            <text:p>45.42605864766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G.-Melatti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Melatt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88321180635" calcext:value-type="float">
            <text:p>-73.6088321180635</text:p>
          </table:table-cell>
          <table:table-cell office:value-type="float" office:value="45.4325916952546" calcext:value-type="float">
            <text:p>45.43259169525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Mohawk</text:p>
          </table:table-cell>
          <table:table-cell/>
          <table:table-cell office:value-type="string" calcext:value-type="string">
            <text:p>rue Dalmany/ave Highland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67186097983" calcext:value-type="float">
            <text:p>-73.6567186097983</text:p>
          </table:table-cell>
          <table:table-cell office:value-type="float" office:value="45.4295625529705" calcext:value-type="float">
            <text:p>45.42956255297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Gigu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1530305268" calcext:value-type="float">
            <text:p>-73.6221530305268</text:p>
          </table:table-cell>
          <table:table-cell office:value-type="float" office:value="45.4335045364018" calcext:value-type="float">
            <text:p>45.4335045364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Robert/rue Charbonneau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1120394966" calcext:value-type="float">
            <text:p>-73.621120394966</text:p>
          </table:table-cell>
          <table:table-cell office:value-type="float" office:value="45.4329927192033" calcext:value-type="float">
            <text:p>45.43299271920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Paul-Ségu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Raymond/3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32345770209" calcext:value-type="float">
            <text:p>-73.6132345770209</text:p>
          </table:table-cell>
          <table:table-cell office:value-type="float" office:value="45.4245610706648" calcext:value-type="float">
            <text:p>45.42456107066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. Bishop-Power/rue Centra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2219870511" calcext:value-type="float">
            <text:p>-73.602219870511</text:p>
          </table:table-cell>
          <table:table-cell office:value-type="float" office:value="45.427670830128" calcext:value-type="float">
            <text:p>45.427670830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8954691008" calcext:value-type="float">
            <text:p>-73.6128954691008</text:p>
          </table:table-cell>
          <table:table-cell office:value-type="float" office:value="45.4197092936004" calcext:value-type="float">
            <text:p>45.41970929360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mini-Soccer</text:p>
          </table:table-cell>
          <table:table-cell office:value-type="string" calcext:value-type="string">
            <text:p>35e ave/ave Vach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3940987062" calcext:value-type="float">
            <text:p>-73.613940987062</text:p>
          </table:table-cell>
          <table:table-cell office:value-type="float" office:value="45.4205576296981" calcext:value-type="float">
            <text:p>45.4205576296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77364834767" calcext:value-type="float">
            <text:p>-73.6077364834767</text:p>
          </table:table-cell>
          <table:table-cell office:value-type="float" office:value="45.5157838258671" calcext:value-type="float">
            <text:p>45.51578382586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90196650693" calcext:value-type="float">
            <text:p>-73.6090196650693</text:p>
          </table:table-cell>
          <table:table-cell office:value-type="float" office:value="45.5157369865025" calcext:value-type="float">
            <text:p>45.51573698650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arc canin</text:p>
          </table:table-cell>
          <table:table-cell/>
          <table:table-cell office:value-type="string" calcext:value-type="string">
            <text:p>ave McEachran/ave du Ma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7656541679" calcext:value-type="float">
            <text:p>-73.6207656541679</text:p>
          </table:table-cell>
          <table:table-cell office:value-type="float" office:value="45.5199625225131" calcext:value-type="float">
            <text:p>45.51996252251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F.-X.-Garneau</text:p>
          </table:table-cell>
          <table:table-cell/>
          <table:table-cell office:value-type="string" calcext:value-type="string">
            <text:p>place Elmwood/ave Outr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49806530182" calcext:value-type="float">
            <text:p>-73.6049806530182</text:p>
          </table:table-cell>
          <table:table-cell office:value-type="float" office:value="45.5165503567389" calcext:value-type="float">
            <text:p>45.51655035673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hn-F. Kennedy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ve Ducharme/ave Wiseman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162948452321" calcext:value-type="float">
            <text:p>-73.6162948452321</text:p>
          </table:table-cell>
          <table:table-cell office:value-type="float" office:value="45.5215697770223" calcext:value-type="float">
            <text:p>45.5215697770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3303978899" calcext:value-type="float">
            <text:p>-73.6153303978899</text:p>
          </table:table-cell>
          <table:table-cell office:value-type="float" office:value="45.5152852780852" calcext:value-type="float">
            <text:p>45.51528527808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5591747501" calcext:value-type="float">
            <text:p>-73.6145591747501</text:p>
          </table:table-cell>
          <table:table-cell office:value-type="float" office:value="45.5149385354707" calcext:value-type="float">
            <text:p>45.51493853547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8253046165" calcext:value-type="float">
            <text:p>-73.6148253046165</text:p>
          </table:table-cell>
          <table:table-cell office:value-type="float" office:value="45.5151437919886" calcext:value-type="float">
            <text:p>45.51514379198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d'Oakwoo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Roskilde/ave Springgro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06672038924" calcext:value-type="float">
            <text:p>-73.6006672038924</text:p>
          </table:table-cell>
          <table:table-cell office:value-type="float" office:value="45.5132601008522" calcext:value-type="float">
            <text:p>45.51326010085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Van Horne/ave Dun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6206633243" calcext:value-type="float">
            <text:p>-73.6196206633243</text:p>
          </table:table-cell>
          <table:table-cell office:value-type="float" office:value="45.5147691263294" calcext:value-type="float">
            <text:p>45.51476912632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Raoul-Dandurand</text:p>
          </table:table-cell>
          <table:table-cell/>
          <table:table-cell office:value-type="string" calcext:value-type="string">
            <text:p>ave Van Horne/boul Dollard</text:p>
          </table:table-cell>
          <table:table-cell office:value-type="string" calcext:value-type="string">
            <text:p>Parc Stanislas (dans BD ville)</text:p>
          </table:table-cell>
          <table:table-cell office:value-type="string" calcext:value-type="string">
            <text:p>orthophotographies</text:p>
          </table:table-cell>
          <table:table-cell office:value-type="float" office:value="-73.61611429535" calcext:value-type="float">
            <text:p>-73.61611429535</text:p>
          </table:table-cell>
          <table:table-cell office:value-type="float" office:value="45.5186783237126" calcext:value-type="float">
            <text:p>45.51867832371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Querbes/ave 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1231785313" calcext:value-type="float">
            <text:p>-73.6061231785313</text:p>
          </table:table-cell>
          <table:table-cell office:value-type="float" office:value="45.5205847261625" calcext:value-type="float">
            <text:p>45.52058472616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3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063347728387" calcext:value-type="float">
            <text:p>-73.6063347728387</text:p>
          </table:table-cell>
          <table:table-cell office:value-type="float" office:value="45.5208573609582" calcext:value-type="float">
            <text:p>45.5208573609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4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065635836433" calcext:value-type="float">
            <text:p>-73.6065635836433</text:p>
          </table:table-cell>
          <table:table-cell office:value-type="float" office:value="45.5209591896189" calcext:value-type="float">
            <text:p>45.52095918961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ave McEachran/ave du Manoir</text:p>
          </table:table-cell>
          <table:table-cell office:value-type="string" calcext:value-type="string">
            <text:p>Centre Communautaire Intergénérationnel</text:p>
          </table:table-cell>
          <table:table-cell office:value-type="string" calcext:value-type="string">
            <text:p>orthophotographies</text:p>
          </table:table-cell>
          <table:table-cell office:value-type="float" office:value="-73.6200848877841" calcext:value-type="float">
            <text:p>-73.6200848877841</text:p>
          </table:table-cell>
          <table:table-cell office:value-type="float" office:value="45.5200031031151" calcext:value-type="float">
            <text:p>45.52000310311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çores (ou Hôtel-de-Ville)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de l'Hôtel-de-Ville/rue Rachel Est</text:p>
          </table:table-cell>
          <table:table-cell table:number-columns-repeated="2"/>
          <table:table-cell office:value-type="float" office:value="-73.579459345197" calcext:value-type="float">
            <text:p>-73.579459345197</text:p>
          </table:table-cell>
          <table:table-cell office:value-type="float" office:value="45.5193507480139" calcext:value-type="float">
            <text:p>45.5193507480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bert-Saint-Mart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rri/rue De Bienville</text:p>
          </table:table-cell>
          <table:table-cell table:number-columns-repeated="2"/>
          <table:table-cell office:value-type="float" office:value="-73.5832520737098" calcext:value-type="float">
            <text:p>-73.5832520737098</text:p>
          </table:table-cell>
          <table:table-cell office:value-type="float" office:value="45.5256963277821" calcext:value-type="float">
            <text:p>45.52569632778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phonse-Télésphore-Lépine</text:p>
          </table:table-cell>
          <table:table-cell/>
          <table:table-cell office:value-type="string" calcext:value-type="string">
            <text:p>ave De Gaspé/ave Fairmount Est</text:p>
          </table:table-cell>
          <table:table-cell table:number-columns-repeated="2"/>
          <table:table-cell office:value-type="float" office:value="-73.5927315825684" calcext:value-type="float">
            <text:p>-73.5927315825684</text:p>
          </table:table-cell>
          <table:table-cell office:value-type="float" office:value="45.5259214543915" calcext:value-type="float">
            <text:p>45.5259214543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mériques</text:p>
          </table:table-cell>
          <table:table-cell/>
          <table:table-cell office:value-type="string" calcext:value-type="string">
            <text:p>boul Saint-Laurent/rue Rachel Est</text:p>
          </table:table-cell>
          <table:table-cell table:number-columns-repeated="2"/>
          <table:table-cell office:value-type="float" office:value="-73.5818253093539" calcext:value-type="float">
            <text:p>-73.5818253093539</text:p>
          </table:table-cell>
          <table:table-cell office:value-type="float" office:value="45.5182674694248" calcext:value-type="float">
            <text:p>45.5182674694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61161238705" calcext:value-type="float">
            <text:p>-73.5661161238705</text:p>
          </table:table-cell>
          <table:table-cell office:value-type="float" office:value="45.5366298617974" calcext:value-type="float">
            <text:p>45.53662986179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76910787635" calcext:value-type="float">
            <text:p>-73.5676910787635</text:p>
          </table:table-cell>
          <table:table-cell office:value-type="float" office:value="45.5370917259121" calcext:value-type="float">
            <text:p>45.5370917259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Bullion</text:p>
          </table:table-cell>
          <table:table-cell/>
          <table:table-cell office:value-type="string" calcext:value-type="string">
            <text:p>rue De Bullion/rue Prince-Arth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9821586527" calcext:value-type="float">
            <text:p>-73.5719821586527</text:p>
          </table:table-cell>
          <table:table-cell office:value-type="float" office:value="45.5158995961116" calcext:value-type="float">
            <text:p>45.5158995961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Compagnons-de-Saint-Laurent</text:p>
          </table:table-cell>
          <table:table-cell/>
          <table:table-cell office:value-type="string" calcext:value-type="string">
            <text:p>ave du Mont-Royal Est/rue 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1234880642" calcext:value-type="float">
            <text:p>-73.5731234880642</text:p>
          </table:table-cell>
          <table:table-cell office:value-type="float" office:value="45.5337849827221" calcext:value-type="float">
            <text:p>45.5337849827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vonshire</text:p>
          </table:table-cell>
          <table:table-cell/>
          <table:table-cell office:value-type="string" calcext:value-type="string">
            <text:p>rue Sewell/ave des Pins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62066620594" calcext:value-type="float">
            <text:p>-73.5762066620594</text:p>
          </table:table-cell>
          <table:table-cell office:value-type="float" office:value="45.5146957480695" calcext:value-type="float">
            <text:p>45.51469574806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rolet / Rachel</text:p>
          </table:table-cell>
          <table:table-cell/>
          <table:table-cell office:value-type="string" calcext:value-type="string">
            <text:p>rue Drolet/rue Rache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9993018156" calcext:value-type="float">
            <text:p>-73.579993018156</text:p>
          </table:table-cell>
          <table:table-cell office:value-type="float" office:value="45.5217209147616" calcext:value-type="float">
            <text:p>45.52172091476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Gilles-Lefebvr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Henri-Julien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2884338338" calcext:value-type="float">
            <text:p>-73.5842884338338</text:p>
          </table:table-cell>
          <table:table-cell office:value-type="float" office:value="45.5233385278252" calcext:value-type="float">
            <text:p>45.52333852782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-Jacques-Olier</text:p>
          </table:table-cell>
          <table:table-cell/>
          <table:table-cell office:value-type="string" calcext:value-type="string">
            <text:p>rue Drolet/ave Dulut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504650277" calcext:value-type="float">
            <text:p>-73.575504650277</text:p>
          </table:table-cell>
          <table:table-cell office:value-type="float" office:value="45.5196905106462" calcext:value-type="float">
            <text:p>45.51969051064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la Bolduc</text:p>
          </table:table-cell>
          <table:table-cell/>
          <table:table-cell office:value-type="string" calcext:value-type="string">
            <text:p>rue Rachel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4026461476" calcext:value-type="float">
            <text:p>-73.5774026461476</text:p>
          </table:table-cell>
          <table:table-cell office:value-type="float" office:value="45.5223710340807" calcext:value-type="float">
            <text:p>45.52237103408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haie</text:p>
          </table:table-cell>
          <table:table-cell/>
          <table:table-cell office:value-type="string" calcext:value-type="string">
            <text:p>ave Laurier Est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19296087411" calcext:value-type="float">
            <text:p>-73.5919296087411</text:p>
          </table:table-cell>
          <table:table-cell office:value-type="float" office:value="45.5232830529216" calcext:value-type="float">
            <text:p>45.52328305292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val</text:p>
          </table:table-cell>
          <table:table-cell/>
          <table:table-cell office:value-type="string" calcext:value-type="string">
            <text:p>ave Laval/rue du Square-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9824432553" calcext:value-type="float">
            <text:p>-73.5719824432553</text:p>
          </table:table-cell>
          <table:table-cell office:value-type="float" office:value="45.5169259544878" calcext:value-type="float">
            <text:p>45.51692595448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hasa-de-Sela (Clark)</text:p>
          </table:table-cell>
          <table:table-cell/>
          <table:table-cell office:value-type="string" calcext:value-type="string">
            <text:p>rue Clark/rue Saint-Urb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47958203969" calcext:value-type="float">
            <text:p>-73.6047958203969</text:p>
          </table:table-cell>
          <table:table-cell office:value-type="float" office:value="45.5273722729354" calcext:value-type="float">
            <text:p>45.52737227293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ouis-Reitman</text:p>
          </table:table-cell>
          <table:table-cell/>
          <table:table-cell office:value-type="string" calcext:value-type="string">
            <text:p>rue saint-Dominique/rue Ro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9371986965" calcext:value-type="float">
            <text:p>-73.5759371986965</text:p>
          </table:table-cell>
          <table:table-cell office:value-type="float" office:value="45.5159980875607" calcext:value-type="float">
            <text:p>45.51599808756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u Portugal</text:p>
          </table:table-cell>
          <table:table-cell/>
          <table:table-cell office:value-type="string" calcext:value-type="string">
            <text:p>boul Saint-Laurent/rue Marie-An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6100612599" calcext:value-type="float">
            <text:p>-73.5836100612599</text:p>
          </table:table-cell>
          <table:table-cell office:value-type="float" office:value="45.519250062716" calcext:value-type="float">
            <text:p>45.5192500627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aint-Pierre-Claver</text:p>
          </table:table-cell>
          <table:table-cell/>
          <table:table-cell office:value-type="string" calcext:value-type="string">
            <text:p>rue Fullum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37130584537" calcext:value-type="float">
            <text:p>-73.5737130584537</text:p>
          </table:table-cell>
          <table:table-cell office:value-type="float" office:value="45.5396405676612" calcext:value-type="float">
            <text:p>45.53964056766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Thérèse-Daviau (Roy/Rivard)</text:p>
          </table:table-cell>
          <table:table-cell/>
          <table:table-cell office:value-type="string" calcext:value-type="string">
            <text:p>rue Roy Est/rue Riv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113629292" calcext:value-type="float">
            <text:p>-73.572113629292</text:p>
          </table:table-cell>
          <table:table-cell office:value-type="float" office:value="45.5201239951802" calcext:value-type="float">
            <text:p>45.52012399518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University Settlement</text:p>
          </table:table-cell>
          <table:table-cell/>
          <table:table-cell office:value-type="string" calcext:value-type="string">
            <text:p>rue Clark/rue Mil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17409367901" calcext:value-type="float">
            <text:p>-73.5717409367901</text:p>
          </table:table-cell>
          <table:table-cell office:value-type="float" office:value="45.5126132576154" calcext:value-type="float">
            <text:p>45.51261325761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Palomino Brin D'Amour (Villeneuve)</text:p>
          </table:table-cell>
          <table:table-cell/>
          <table:table-cell office:value-type="string" calcext:value-type="string">
            <text:p>ave Henri-Julien/rue Gil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57857095901" calcext:value-type="float">
            <text:p>-73.5857857095901</text:p>
          </table:table-cell>
          <table:table-cell office:value-type="float" office:value="45.5240470268704" calcext:value-type="float">
            <text:p>45.52404702687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entre récréatif RDP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Fernand-Gauthier/boul Maurice-Duplessi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47277283662" calcext:value-type="float">
            <text:p>-73.5947277283662</text:p>
          </table:table-cell>
          <table:table-cell office:value-type="float" office:value="45.6265737945856" calcext:value-type="float">
            <text:p>45.62657379458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École Bosco-Vill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10950 boul Perras</text:p>
          </table:table-cell>
          <table:table-cell office:value-type="string" calcext:value-type="string">
            <text:p>localisation approx. accès restreint/terrain privé</text:p>
          </table:table-cell>
          <table:table-cell office:value-type="string" calcext:value-type="string">
            <text:p>localisation approx.</text:p>
          </table:table-cell>
          <table:table-cell office:value-type="float" office:value="-73.5438212615417" calcext:value-type="float">
            <text:p>-73.5438212615417</text:p>
          </table:table-cell>
          <table:table-cell office:value-type="float" office:value="45.665910706859" calcext:value-type="float">
            <text:p>45.6659107068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ean-Jacques-Rousseau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La Galissionnière/rue des Philosophes</text:p>
          </table:table-cell>
          <table:table-cell office:value-type="string" calcext:value-type="string">
            <text:p>Jardin commun. Les Arpents Verts/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498997179818" calcext:value-type="float">
            <text:p>-73.5498997179818</text:p>
          </table:table-cell>
          <table:table-cell office:value-type="float" office:value="45.6615153940499" calcext:value-type="float">
            <text:p>45.6615153940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ardin commun. Les Deux Sapins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89e ave/boul Perras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394927761062" calcext:value-type="float">
            <text:p>-73.5394927761062</text:p>
          </table:table-cell>
          <table:table-cell office:value-type="float" office:value="45.6727125600457" calcext:value-type="float">
            <text:p>45.6727125600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béric-Bourgeois</text:p>
          </table:table-cell>
          <table:table-cell/>
          <table:table-cell office:value-type="string" calcext:value-type="string">
            <text:p>ave André-Ampère/2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97624542843" calcext:value-type="float">
            <text:p>-73.5897624542843</text:p>
          </table:table-cell>
          <table:table-cell office:value-type="float" office:value="45.637203539682" calcext:value-type="float">
            <text:p>45.6372035396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ndré-Corbeil-Dit_Tranchemontagne</text:p>
          </table:table-cell>
          <table:table-cell/>
          <table:table-cell office:value-type="string" calcext:value-type="string">
            <text:p>boul Gouin Est/2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71765318649" calcext:value-type="float">
            <text:p>-73.5971765318649</text:p>
          </table:table-cell>
          <table:table-cell office:value-type="float" office:value="45.6439787969703" calcext:value-type="float">
            <text:p>45.64397879697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rmand-Bombardier</text:p>
          </table:table-cell>
          <table:table-cell/>
          <table:table-cell office:value-type="string" calcext:value-type="string">
            <text:p>ave Charles-Renard/ave Octave-Pelle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0812971405" calcext:value-type="float">
            <text:p>-73.5960812971405</text:p>
          </table:table-cell>
          <table:table-cell office:value-type="float" office:value="45.6407184120555" calcext:value-type="float">
            <text:p>45.6407184120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écile-Bérubé</text:p>
          </table:table-cell>
          <table:table-cell/>
          <table:table-cell office:value-type="string" calcext:value-type="string">
            <text:p>ave Élie-Beauregard/rue Joseph De Monten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82026870833" calcext:value-type="float">
            <text:p>-73.5982026870833</text:p>
          </table:table-cell>
          <table:table-cell office:value-type="float" office:value="45.6343566679258" calcext:value-type="float">
            <text:p>45.63435666792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audine-Vallerand</text:p>
          </table:table-cell>
          <table:table-cell/>
          <table:table-cell office:value-type="string" calcext:value-type="string">
            <text:p>27e ave/rue Pierre-Magn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39668805398" calcext:value-type="float">
            <text:p>-73.5839668805398</text:p>
          </table:table-cell>
          <table:table-cell office:value-type="float" office:value="45.6316710700366" calcext:value-type="float">
            <text:p>45.63167107003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onrad-Poirier</text:p>
          </table:table-cell>
          <table:table-cell/>
          <table:table-cell office:value-type="string" calcext:value-type="string">
            <text:p>boul Perras/ave Salomon-Mari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70854930095" calcext:value-type="float">
            <text:p>-73.5970854930095</text:p>
          </table:table-cell>
          <table:table-cell office:value-type="float" office:value="45.636874065219" calcext:value-type="float">
            <text:p>45.6368740652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7868785874" calcext:value-type="float">
            <text:p>-73.5927868785874</text:p>
          </table:table-cell>
          <table:table-cell office:value-type="float" office:value="45.6278356800796" calcext:value-type="float">
            <text:p>45.62783568007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boul Maurice-Duplessis/1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5401623173" calcext:value-type="float">
            <text:p>-73.5935401623173</text:p>
          </table:table-cell>
          <table:table-cell office:value-type="float" office:value="45.6279586115232" calcext:value-type="float">
            <text:p>45.62795861152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29175112119" calcext:value-type="float">
            <text:p>-73.5929175112119</text:p>
          </table:table-cell>
          <table:table-cell office:value-type="float" office:value="45.6277257954617" calcext:value-type="float">
            <text:p>45.62772579546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28068383731" calcext:value-type="float">
            <text:p>-73.5928068383731</text:p>
          </table:table-cell>
          <table:table-cell office:value-type="float" office:value="45.6273408510092" calcext:value-type="float">
            <text:p>45.62734085100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exis-Carrel (Don Bosco)</text:p>
          </table:table-cell>
          <table:table-cell/>
          <table:table-cell office:value-type="string" calcext:value-type="string">
            <text:p>boul Perras/ave Alfred-Nobe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86597395037" calcext:value-type="float">
            <text:p>-73.5886597395037</text:p>
          </table:table-cell>
          <table:table-cell office:value-type="float" office:value="45.6444593895548" calcext:value-type="float">
            <text:p>45.6444593895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Moulin-du-Rapide</text:p>
          </table:table-cell>
          <table:table-cell/>
          <table:table-cell office:value-type="string" calcext:value-type="string">
            <text:p>rue de Clichy/5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0519518042" calcext:value-type="float">
            <text:p>-73.5720519518042</text:p>
          </table:table-cell>
          <table:table-cell office:value-type="float" office:value="45.6601734597883" calcext:value-type="float">
            <text:p>45.66017345978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dmondo-Chiodini</text:p>
          </table:table-cell>
          <table:table-cell/>
          <table:table-cell office:value-type="string" calcext:value-type="string">
            <text:p>4e rue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52924509159" calcext:value-type="float">
            <text:p>-73.5652924509159</text:p>
          </table:table-cell>
          <table:table-cell office:value-type="float" office:value="45.6559032049528" calcext:value-type="float">
            <text:p>45.6559032049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rnest-Rouleau</text:p>
          </table:table-cell>
          <table:table-cell/>
          <table:table-cell office:value-type="string" calcext:value-type="string">
            <text:p>boul Gouin Est/ave Ozias-Ledu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61539886417" calcext:value-type="float">
            <text:p>-73.6161539886417</text:p>
          </table:table-cell>
          <table:table-cell office:value-type="float" office:value="45.631426741294" calcext:value-type="float">
            <text:p>45.6314267412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erdinand-Biondi</text:p>
          </table:table-cell>
          <table:table-cell/>
          <table:table-cell office:value-type="string" calcext:value-type="string">
            <text:p>ave Auguste-Picard/ave Éli-Beaure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5214758102" calcext:value-type="float">
            <text:p>-73.595214758102</text:p>
          </table:table-cell>
          <table:table-cell office:value-type="float" office:value="45.6299531257986" calcext:value-type="float">
            <text:p>45.6299531257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Picard</text:p>
          </table:table-cell>
          <table:table-cell/>
          <table:table-cell office:value-type="string" calcext:value-type="string">
            <text:p>boul Rodolphe-Forget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7097072896" calcext:value-type="float">
            <text:p>-73.5757097072896</text:p>
          </table:table-cell>
          <table:table-cell office:value-type="float" office:value="45.6468694265539" calcext:value-type="float">
            <text:p>45.64686942655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erry-Roufs</text:p>
          </table:table-cell>
          <table:table-cell/>
          <table:table-cell office:value-type="string" calcext:value-type="string">
            <text:p>boul Gouin Est/ave Pierre-Baillarge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68589931791" calcext:value-type="float">
            <text:p>-73.5868589931791</text:p>
          </table:table-cell>
          <table:table-cell office:value-type="float" office:value="45.6508639831311" calcext:value-type="float">
            <text:p>45.65086398313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ardinal</text:p>
          </table:table-cell>
          <table:table-cell/>
          <table:table-cell office:value-type="string" calcext:value-type="string">
            <text:p>rue Jacques-Rousseau (tourne-bri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56298657726" calcext:value-type="float">
            <text:p>-73.6056298657726</text:p>
          </table:table-cell>
          <table:table-cell office:value-type="float" office:value="45.6354062534361" calcext:value-type="float">
            <text:p>45.63540625343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squale-Gatusso</text:p>
          </table:table-cell>
          <table:table-cell/>
          <table:table-cell office:value-type="string" calcext:value-type="string">
            <text:p>Place Gilles-Trot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59409148921" calcext:value-type="float">
            <text:p>-73.5759409148921</text:p>
          </table:table-cell>
          <table:table-cell office:value-type="float" office:value="45.6361577123321" calcext:value-type="float">
            <text:p>45.63615771233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e-Vautelet</text:p>
          </table:table-cell>
          <table:table-cell/>
          <table:table-cell office:value-type="string" calcext:value-type="string">
            <text:p>ave Pierre-Baillargeon/rue Albert-Chamber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8537001502" calcext:value-type="float">
            <text:p>-73.5848537001502</text:p>
          </table:table-cell>
          <table:table-cell office:value-type="float" office:value="45.6502260782468" calcext:value-type="float">
            <text:p>45.65022607824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Blanchet</text:p>
          </table:table-cell>
          <table:table-cell/>
          <table:table-cell office:value-type="string" calcext:value-type="string">
            <text:p>ave Philippe-Panneton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6104430683" calcext:value-type="float">
            <text:p>-73.6036104430683</text:p>
          </table:table-cell>
          <table:table-cell office:value-type="float" office:value="45.6275430221672" calcext:value-type="float">
            <text:p>45.6275430221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Dagenais-dis-Lépine</text:p>
          </table:table-cell>
          <table:table-cell/>
          <table:table-cell office:value-type="string" calcext:value-type="string">
            <text:p>boul Gouin Est/4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11788549883" calcext:value-type="float">
            <text:p>-73.5811788549883</text:p>
          </table:table-cell>
          <table:table-cell office:value-type="float" office:value="45.6549743960093" calcext:value-type="float">
            <text:p>45.65497439600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Perrault</text:p>
          </table:table-cell>
          <table:table-cell/>
          <table:table-cell office:value-type="string" calcext:value-type="string">
            <text:p>boul Gouin Est/ave Rita-Levi-Montalci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1346852597" calcext:value-type="float">
            <text:p>-73.5931346852597</text:p>
          </table:table-cell>
          <table:table-cell office:value-type="float" office:value="45.647034984532" calcext:value-type="float">
            <text:p>45.6470349845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Valérien</text:p>
          </table:table-cell>
          <table:table-cell/>
          <table:table-cell office:value-type="string" calcext:value-type="string">
            <text:p>boul Perras/8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21227985137" calcext:value-type="float">
            <text:p>-73.5421227985137</text:p>
          </table:table-cell>
          <table:table-cell office:value-type="float" office:value="45.670446602873" calcext:value-type="float">
            <text:p>45.6704466028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Marthe</text:p>
          </table:table-cell>
          <table:table-cell/>
          <table:table-cell office:value-type="string" calcext:value-type="string">
            <text:p>rue Jacques-Rousseau/ave Jean-Jalbo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96698963546" calcext:value-type="float">
            <text:p>-73.5996698963546</text:p>
          </table:table-cell>
          <table:table-cell office:value-type="float" office:value="45.6387683040063" calcext:value-type="float">
            <text:p>45.63876830400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muel-Morse</text:p>
          </table:table-cell>
          <table:table-cell/>
          <table:table-cell office:value-type="string" calcext:value-type="string">
            <text:p>ave André-Dumas/ave André-Amp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51955617989" calcext:value-type="float">
            <text:p>-73.5851955617989</text:p>
          </table:table-cell>
          <table:table-cell office:value-type="float" office:value="45.6386771653639" calcext:value-type="float">
            <text:p>45.6386771653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oron (Urgel-Charbonneau)</text:p>
          </table:table-cell>
          <table:table-cell/>
          <table:table-cell office:value-type="string" calcext:value-type="string">
            <text:p>rue René-Lévesque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98655187484" calcext:value-type="float">
            <text:p>-73.4998655187484</text:p>
          </table:table-cell>
          <table:table-cell office:value-type="float" office:value="45.6596515204152" calcext:value-type="float">
            <text:p>45.65965152041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Vaillancourt</text:p>
          </table:table-cell>
          <table:table-cell/>
          <table:table-cell office:value-type="string" calcext:value-type="string">
            <text:p>rue Ontario Est/4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16270830346" calcext:value-type="float">
            <text:p>-73.5016270830346</text:p>
          </table:table-cell>
          <table:table-cell office:value-type="float" office:value="45.6672187053992" calcext:value-type="float">
            <text:p>45.6672187053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drigue-Gilbert Sud</text:p>
          </table:table-cell>
          <table:table-cell/>
          <table:table-cell office:value-type="string" calcext:value-type="string">
            <text:p>rue Joseph-Dargent/rue Joseph-Jano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988696436189" calcext:value-type="float">
            <text:p>-73.4988696436189</text:p>
          </table:table-cell>
          <table:table-cell office:value-type="float" office:value="45.6517629828106" calcext:value-type="float">
            <text:p>45.65176298281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Lacroix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Parent/18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4953975516274" calcext:value-type="float">
            <text:p>-73.4953975516274</text:p>
          </table:table-cell>
          <table:table-cell office:value-type="float" office:value="45.6462679653216" calcext:value-type="float">
            <text:p>45.64626796532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Forsyth/40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044710490445" calcext:value-type="float">
            <text:p>-73.5044710490445</text:p>
          </table:table-cell>
          <table:table-cell office:value-type="float" office:value="45.6636387962139" calcext:value-type="float">
            <text:p>45.66363879621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i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Ter. Sainte-Maria-Goreti/94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4823910915763" calcext:value-type="float">
            <text:p>-73.4823910915763</text:p>
          </table:table-cell>
          <table:table-cell office:value-type="float" office:value="45.6979561971675" calcext:value-type="float">
            <text:p>45.6979561971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-école Notre-Dame</text:p>
          </table:table-cell>
          <table:table-cell/>
          <table:table-cell office:value-type="string" calcext:value-type="string">
            <text:p>rue Notre-Dame Est/57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37489797824" calcext:value-type="float">
            <text:p>-73.4937489797824</text:p>
          </table:table-cell>
          <table:table-cell office:value-type="float" office:value="45.6730551163016" calcext:value-type="float">
            <text:p>45.6730551163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Beausoleil</text:p>
          </table:table-cell>
          <table:table-cell/>
          <table:table-cell office:value-type="string" calcext:value-type="string">
            <text:p>rue Beausoleil/rue Beaudo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5320743857" calcext:value-type="float">
            <text:p>-73.4925320743857</text:p>
          </table:table-cell>
          <table:table-cell office:value-type="float" office:value="45.6855691322943" calcext:value-type="float">
            <text:p>45.68556913229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Bouleaux</text:p>
          </table:table-cell>
          <table:table-cell/>
          <table:table-cell office:value-type="string" calcext:value-type="string">
            <text:p>rue des Bouleaux/rue Reev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08703471647" calcext:value-type="float">
            <text:p>-73.5008703471647</text:p>
          </table:table-cell>
          <table:table-cell office:value-type="float" office:value="45.6475185349384" calcext:value-type="float">
            <text:p>45.64751853493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la Rivière</text:p>
          </table:table-cell>
          <table:table-cell/>
          <table:table-cell office:value-type="string" calcext:value-type="string">
            <text:p>rue Pierre-Mercure/rue Napoléon-Brise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13279397998" calcext:value-type="float">
            <text:p>-73.4913279397998</text:p>
          </table:table-cell>
          <table:table-cell office:value-type="float" office:value="45.6991768303512" calcext:value-type="float">
            <text:p>45.69917683035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Bout-de-L'île</text:p>
          </table:table-cell>
          <table:table-cell/>
          <table:table-cell office:value-type="string" calcext:value-type="string">
            <text:p>rue Bureau (tourne-bride)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782217819081" calcext:value-type="float">
            <text:p>-73.4782217819081</text:p>
          </table:table-cell>
          <table:table-cell office:value-type="float" office:value="45.7022177972606" calcext:value-type="float">
            <text:p>45.70221779726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émentine-De la Rousselière</text:p>
          </table:table-cell>
          <table:table-cell/>
          <table:table-cell office:value-type="string" calcext:value-type="string">
            <text:p>rue Notre-Dame Est/boul De La Roussel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39973453372" calcext:value-type="float">
            <text:p>-73.4939973453372</text:p>
          </table:table-cell>
          <table:table-cell office:value-type="float" office:value="45.6682187958388" calcext:value-type="float">
            <text:p>45.66821879583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Colombier</text:p>
          </table:table-cell>
          <table:table-cell/>
          <table:table-cell office:value-type="string" calcext:value-type="string">
            <text:p>rue du Colomb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41547659083" calcext:value-type="float">
            <text:p>-73.4941547659083</text:p>
          </table:table-cell>
          <table:table-cell office:value-type="float" office:value="45.6490084007415" calcext:value-type="float">
            <text:p>45.64900840074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aniel-Johnson</text:p>
          </table:table-cell>
          <table:table-cell/>
          <table:table-cell office:value-type="string" calcext:value-type="string">
            <text:p>boul du Tricentenaire/rue Joseph-Darg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98655414445" calcext:value-type="float">
            <text:p>-73.4998655414445</text:p>
          </table:table-cell>
          <table:table-cell office:value-type="float" office:value="45.650168507952" calcext:value-type="float">
            <text:p>45.650168507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Épinettes</text:p>
          </table:table-cell>
          <table:table-cell/>
          <table:table-cell office:value-type="string" calcext:value-type="string">
            <text:p>rue des Épinettes/rue des Bois-Franc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74016198203" calcext:value-type="float">
            <text:p>-73.5074016198203</text:p>
          </table:table-cell>
          <table:table-cell office:value-type="float" office:value="45.6490748971834" calcext:value-type="float">
            <text:p>45.64907489718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La Bernarde</text:p>
          </table:table-cell>
          <table:table-cell/>
          <table:table-cell office:value-type="string" calcext:value-type="string">
            <text:p>place François-La Bernarde/rue Antoine-Chaudill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00977653473" calcext:value-type="float">
            <text:p>-73.4900977653473</text:p>
          </table:table-cell>
          <table:table-cell office:value-type="float" office:value="45.6918205825659" calcext:value-type="float">
            <text:p>45.69182058256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Vaillancourt</text:p>
          </table:table-cell>
          <table:table-cell/>
          <table:table-cell office:value-type="string" calcext:value-type="string">
            <text:p>rue René-Lévesque/31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007615391156" calcext:value-type="float">
            <text:p>-73.5007615391156</text:p>
          </table:table-cell>
          <table:table-cell office:value-type="float" office:value="45.6559043136076" calcext:value-type="float">
            <text:p>45.65590431360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Montmartre</text:p>
          </table:table-cell>
          <table:table-cell/>
          <table:table-cell office:value-type="string" calcext:value-type="string">
            <text:p>rue De Montigny/6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74406547523" calcext:value-type="float">
            <text:p>-73.4974406547523</text:p>
          </table:table-cell>
          <table:table-cell office:value-type="float" office:value="45.675821022807" calcext:value-type="float">
            <text:p>45.6758210228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</text:p>
          </table:table-cell>
          <table:table-cell/>
          <table:table-cell office:value-type="string" calcext:value-type="string">
            <text:p>rue Forsyth/4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49503557438" calcext:value-type="float">
            <text:p>-73.5049503557438</text:p>
          </table:table-cell>
          <table:table-cell office:value-type="float" office:value="45.663533677752" calcext:value-type="float">
            <text:p>45.6635336777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saire-Prieur (Prince-Albert)</text:p>
          </table:table-cell>
          <table:table-cell/>
          <table:table-cell office:value-type="string" calcext:value-type="string">
            <text:p>rue Prince-Alber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3313762802" calcext:value-type="float">
            <text:p>-73.4923313762802</text:p>
          </table:table-cell>
          <table:table-cell office:value-type="float" office:value="45.6388528260918" calcext:value-type="float">
            <text:p>45.63885282609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Georges</text:p>
          </table:table-cell>
          <table:table-cell/>
          <table:table-cell office:value-type="string" calcext:value-type="string">
            <text:p>place Saint-Georg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22493185835" calcext:value-type="float">
            <text:p>-73.4922493185835</text:p>
          </table:table-cell>
          <table:table-cell office:value-type="float" office:value="45.6543927173063" calcext:value-type="float">
            <text:p>45.65439271730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ean-Baptiste</text:p>
          </table:table-cell>
          <table:table-cell/>
          <table:table-cell office:value-type="string" calcext:value-type="string">
            <text:p>boul Saint-Jean-Baptiste/rue René-Léves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04984937151" calcext:value-type="float">
            <text:p>-73.5004984937151</text:p>
          </table:table-cell>
          <table:table-cell office:value-type="float" office:value="45.641074921293" calcext:value-type="float">
            <text:p>45.6410749212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0189860566" calcext:value-type="float">
            <text:p>-73.5610189860566</text:p>
          </table:table-cell>
          <table:table-cell office:value-type="float" office:value="45.6608722053241" calcext:value-type="float">
            <text:p>45.66087220532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7437515313" calcext:value-type="float">
            <text:p>-73.5627437515313</text:p>
          </table:table-cell>
          <table:table-cell office:value-type="float" office:value="45.6620952934889" calcext:value-type="float">
            <text:p>45.66209529348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780101447" calcext:value-type="float">
            <text:p>-73.562780101447</text:p>
          </table:table-cell>
          <table:table-cell office:value-type="float" office:value="45.6623546910069" calcext:value-type="float">
            <text:p>45.66235469100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ti</text:p>
          </table:table-cell>
          <table:table-cell/>
          <table:table-cell office:value-type="string" calcext:value-type="string">
            <text:p>rue Notre-Dame Est/85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876546992836" calcext:value-type="float">
            <text:p>-73.4876546992836</text:p>
          </table:table-cell>
          <table:table-cell office:value-type="float" office:value="45.6916357030358" calcext:value-type="float">
            <text:p>45.69163570303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Yves-Thériault / Sherbrooke</text:p>
          </table:table-cell>
          <table:table-cell/>
          <table:table-cell office:value-type="string" calcext:value-type="string">
            <text:p>ave Yves-Thériault/rue Thérèse-Giro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3654360129" calcext:value-type="float">
            <text:p>-73.503654360129</text:p>
          </table:table-cell>
          <table:table-cell office:value-type="float" office:value="45.6795549569747" calcext:value-type="float">
            <text:p>45.6795549569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950662909077" calcext:value-type="float">
            <text:p>-73.4950662909077</text:p>
          </table:table-cell>
          <table:table-cell office:value-type="float" office:value="45.684397441752" calcext:value-type="float">
            <text:p>45.684397441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948940075222" calcext:value-type="float">
            <text:p>-73.4948940075222</text:p>
          </table:table-cell>
          <table:table-cell office:value-type="float" office:value="45.6843932050549" calcext:value-type="float">
            <text:p>45.68439320505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950480699597" calcext:value-type="float">
            <text:p>-73.4950480699597</text:p>
          </table:table-cell>
          <table:table-cell office:value-type="float" office:value="45.6842979214975" calcext:value-type="float">
            <text:p>45.6842979214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948819476775" calcext:value-type="float">
            <text:p>-73.4948819476775</text:p>
          </table:table-cell>
          <table:table-cell office:value-type="float" office:value="45.6843085319858" calcext:value-type="float">
            <text:p>45.68430853198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Victoria-Girard</text:p>
          </table:table-cell>
          <table:table-cell/>
          <table:table-cell office:value-type="string" calcext:value-type="string">
            <text:p>rue Forsyth/rue Jean-Leduc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072672364081" calcext:value-type="float">
            <text:p>-73.5072672364081</text:p>
          </table:table-cell>
          <table:table-cell office:value-type="float" office:value="45.6545960182082" calcext:value-type="float">
            <text:p>45.6545960182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lace du Village</text:p>
          </table:table-cell>
          <table:table-cell/>
          <table:table-cell office:value-type="string" calcext:value-type="string">
            <text:p>rue Notre-Dame Est/boul Saint-Jean-Baptis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4891493529637" calcext:value-type="float">
            <text:p>-73.4891493529637</text:p>
          </table:table-cell>
          <table:table-cell office:value-type="float" office:value="45.6397791143472" calcext:value-type="float">
            <text:p>45.63977911434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ampe de mise à l'eau</text:p>
          </table:table-cell>
          <table:table-cell/>
          <table:table-cell office:value-type="string" calcext:value-type="string">
            <text:p>rue Notre-Dame Est/3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4903500448747" calcext:value-type="float">
            <text:p>-73.4903500448747</text:p>
          </table:table-cell>
          <table:table-cell office:value-type="float" office:value="45.6590620918888" calcext:value-type="float">
            <text:p>45.65906209188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cesco-Lacurto</text:p>
          </table:table-cell>
          <table:table-cell/>
          <table:table-cell office:value-type="string" calcext:value-type="string">
            <text:p>rue Maude-Abbott/rue Charlotte-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2849236484" calcext:value-type="float">
            <text:p>-73.5962849236484</text:p>
          </table:table-cell>
          <table:table-cell office:value-type="float" office:value="45.6250173275932" calcext:value-type="float">
            <text:p>45.62501732759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erh-Kalm</text:p>
          </table:table-cell>
          <table:table-cell/>
          <table:table-cell office:value-type="string" calcext:value-type="string">
            <text:p>ave Rolland-Germain/rue Marcel-Raymo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6383166077" calcext:value-type="float">
            <text:p>-73.5516383166077</text:p>
          </table:table-cell>
          <table:table-cell office:value-type="float" office:value="45.6636496191226" calcext:value-type="float">
            <text:p>45.6636496191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-Masson</text:p>
          </table:table-cell>
          <table:table-cell/>
          <table:table-cell office:value-type="string" calcext:value-type="string">
            <text:p>boul Rodolphe-Forget/boul Perra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87744063546" calcext:value-type="float">
            <text:p>-73.5787744063546</text:p>
          </table:table-cell>
          <table:table-cell office:value-type="float" office:value="45.6520269216699" calcext:value-type="float">
            <text:p>45.65202692166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Pins</text:p>
          </table:table-cell>
          <table:table-cell/>
          <table:table-cell office:value-type="string" calcext:value-type="string">
            <text:p>42e ave/rue Cher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66419220824" calcext:value-type="float">
            <text:p>-73.5166419220824</text:p>
          </table:table-cell>
          <table:table-cell office:value-type="float" office:value="45.6665664872244" calcext:value-type="float">
            <text:p>45.66656648722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laire-Daveluy</text:p>
          </table:table-cell>
          <table:table-cell/>
          <table:table-cell office:value-type="string" calcext:value-type="string">
            <text:p>ave Jean-Yves-Bigras/ave Louis-Dessau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8685627373" calcext:value-type="float">
            <text:p>-73.568685627373</text:p>
          </table:table-cell>
          <table:table-cell office:value-type="float" office:value="45.6497603082497" calcext:value-type="float">
            <text:p>45.649760308249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01828013251" calcext:value-type="float">
            <text:p>-73.5901828013251</text:p>
          </table:table-cell>
          <table:table-cell office:value-type="float" office:value="45.5538240277343" calcext:value-type="float">
            <text:p>45.5538240277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99824271494" calcext:value-type="float">
            <text:p>-73.5899824271494</text:p>
          </table:table-cell>
          <table:table-cell office:value-type="float" office:value="45.5537890021944" calcext:value-type="float">
            <text:p>45.55378900219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élanger/Chateaubriand</text:p>
          </table:table-cell>
          <table:table-cell/>
          <table:table-cell office:value-type="string" calcext:value-type="string">
            <text:p>reu Bélanger/ave De Chateaubri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3980942254" calcext:value-type="float">
            <text:p>-73.6103980942254</text:p>
          </table:table-cell>
          <table:table-cell office:value-type="float" office:value="45.5382802355238" calcext:value-type="float">
            <text:p>45.53828023552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Carmela-Galardo-Frascarelli</text:p>
          </table:table-cell>
          <table:table-cell/>
          <table:table-cell office:value-type="string" calcext:value-type="string">
            <text:p>rue Drolet/rue Bélan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2881509997" calcext:value-type="float">
            <text:p>-73.6122881509997</text:p>
          </table:table-cell>
          <table:table-cell office:value-type="float" office:value="45.5363391532123" calcext:value-type="float">
            <text:p>45.5363391532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Carrières</text:p>
          </table:table-cell>
          <table:table-cell/>
          <table:table-cell office:value-type="string" calcext:value-type="string">
            <text:p>rue des Carrières/rue Boy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33337903976" calcext:value-type="float">
            <text:p>-73.5933337903976</text:p>
          </table:table-cell>
          <table:table-cell office:value-type="float" office:value="45.5335932596698" calcext:value-type="float">
            <text:p>45.53359325966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Cité-Jardin</text:p>
          </table:table-cell>
          <table:table-cell/>
          <table:table-cell office:value-type="string" calcext:value-type="string">
            <text:p>boul Rosemont/ave des Épinette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18604308963" calcext:value-type="float">
            <text:p>-73.5618604308963</text:p>
          </table:table-cell>
          <table:table-cell office:value-type="float" office:value="45.571328802495" calcext:value-type="float">
            <text:p>45.5713288024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ante</text:p>
          </table:table-cell>
          <table:table-cell/>
          <table:table-cell office:value-type="string" calcext:value-type="string">
            <text:p>rue Dante/ave De Gasp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8452895708" calcext:value-type="float">
            <text:p>-73.6118452895708</text:p>
          </table:table-cell>
          <table:table-cell office:value-type="float" office:value="45.534353285395" calcext:value-type="float">
            <text:p>45.5343532853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Gaspé</text:p>
          </table:table-cell>
          <table:table-cell/>
          <table:table-cell office:value-type="string" calcext:value-type="string">
            <text:p>ave De Gaspé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92363202975" calcext:value-type="float">
            <text:p>-73.6092363202975</text:p>
          </table:table-cell>
          <table:table-cell office:value-type="float" office:value="45.5331128635227" calcext:value-type="float">
            <text:p>45.53311286352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2658762942" calcext:value-type="float">
            <text:p>-73.5802658762942</text:p>
          </table:table-cell>
          <table:table-cell office:value-type="float" office:value="45.5605593085642" calcext:value-type="float">
            <text:p>45.56055930856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9743067258" calcext:value-type="float">
            <text:p>-73.579743067258</text:p>
          </table:table-cell>
          <table:table-cell office:value-type="float" office:value="45.5604340578906" calcext:value-type="float">
            <text:p>45.5604340578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0228136977" calcext:value-type="float">
            <text:p>-73.580228136977</text:p>
          </table:table-cell>
          <table:table-cell office:value-type="float" office:value="45.5596936947573" calcext:value-type="float">
            <text:p>45.55969369475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96021742768" calcext:value-type="float">
            <text:p>-73.5796021742768</text:p>
          </table:table-cell>
          <table:table-cell office:value-type="float" office:value="45.5595356718738" calcext:value-type="float">
            <text:p>45.55953567187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0458905653" calcext:value-type="float">
            <text:p>-73.580458905653</text:p>
          </table:table-cell>
          <table:table-cell office:value-type="float" office:value="45.5593846194073" calcext:value-type="float">
            <text:p>45.55938461940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98046925694" calcext:value-type="float">
            <text:p>-73.5798046925694</text:p>
          </table:table-cell>
          <table:table-cell office:value-type="float" office:value="45.5591752369886" calcext:value-type="float">
            <text:p>45.55917523698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glielmo-Marconi (Jean-Talon/Saint-Laurent)</text:p>
          </table:table-cell>
          <table:table-cell/>
          <table:table-cell office:value-type="string" calcext:value-type="string">
            <text:p>boul Saint-Laurent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77000391677" calcext:value-type="float">
            <text:p>-73.6177000391677</text:p>
          </table:table-cell>
          <table:table-cell office:value-type="float" office:value="45.5347939026664" calcext:value-type="float">
            <text:p>45.53479390266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ido-Nincheri</text:p>
          </table:table-cell>
          <table:table-cell/>
          <table:table-cell office:value-type="string" calcext:value-type="string">
            <text:p>rue Sherbrooke Est/boul Pie-I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0329452937" calcext:value-type="float">
            <text:p>-73.5550329452937</text:p>
          </table:table-cell>
          <table:table-cell office:value-type="float" office:value="45.5541991942267" calcext:value-type="float">
            <text:p>45.55419919422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lace Hector-Prud'homme</text:p>
          </table:table-cell>
          <table:table-cell/>
          <table:table-cell office:value-type="string" calcext:value-type="string">
            <text:p>rue Saint-Hubert/rue de Bellechas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96695855457" calcext:value-type="float">
            <text:p>-73.5996695855457</text:p>
          </table:table-cell>
          <table:table-cell office:value-type="float" office:value="45.534821225472" calcext:value-type="float">
            <text:p>45.5348212254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Henri-Valade</text:p>
          </table:table-cell>
          <table:table-cell/>
          <table:table-cell office:value-type="string" calcext:value-type="string">
            <text:p>place Henri-Valade/boul Saint-Joseph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80958032691" calcext:value-type="float">
            <text:p>-73.5680958032691</text:p>
          </table:table-cell>
          <table:table-cell office:value-type="float" office:value="45.5485321897072" calcext:value-type="float">
            <text:p>45.54853218970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Idola-Saint-Jean</text:p>
          </table:table-cell>
          <table:table-cell/>
          <table:table-cell office:value-type="string" calcext:value-type="string">
            <text:p>boul Rosemont/1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71331604392" calcext:value-type="float">
            <text:p>-73.5771331604392</text:p>
          </table:table-cell>
          <table:table-cell office:value-type="float" office:value="45.5577514646343" calcext:value-type="float">
            <text:p>45.55775146463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.-Arthur-Champagne</text:p>
          </table:table-cell>
          <table:table-cell/>
          <table:table-cell office:value-type="string" calcext:value-type="string">
            <text:p>ave du Mont-Royal Est/rue Henri-Deslongchamp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2798510165" calcext:value-type="float">
            <text:p>-73.5612798510165</text:p>
          </table:table-cell>
          <table:table-cell office:value-type="float" office:value="45.5518258482451" calcext:value-type="float">
            <text:p>45.5518258482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6217144162" calcext:value-type="float">
            <text:p>-73.5646217144162</text:p>
          </table:table-cell>
          <table:table-cell office:value-type="float" office:value="45.5430828197083" calcext:value-type="float">
            <text:p>45.54308281970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65082570232" calcext:value-type="float">
            <text:p>-73.5665082570232</text:p>
          </table:table-cell>
          <table:table-cell office:value-type="float" office:value="45.5438570361742" calcext:value-type="float">
            <text:p>45.54385703617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Et-Èva-Tremblay</text:p>
          </table:table-cell>
          <table:table-cell/>
          <table:table-cell office:value-type="string" calcext:value-type="string">
            <text:p>place Guillet/18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88355149888" calcext:value-type="float">
            <text:p>-73.5588355149888</text:p>
          </table:table-cell>
          <table:table-cell office:value-type="float" office:value="45.5515786887867" calcext:value-type="float">
            <text:p>45.551578688786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N.-Drapeau</text:p>
          </table:table-cell>
          <table:table-cell/>
          <table:table-cell office:value-type="string" calcext:value-type="string">
            <text:p>place Joseph-N.-Drapeau/rue William-Trembl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05785591755" calcext:value-type="float">
            <text:p>-73.5605785591755</text:p>
          </table:table-cell>
          <table:table-cell office:value-type="float" office:value="45.5485374132424" calcext:value-type="float">
            <text:p>45.54853741324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Paré</text:p>
          </table:table-cell>
          <table:table-cell/>
          <table:table-cell office:value-type="string" calcext:value-type="string">
            <text:p>rue Beaubien Est/4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98572068049" calcext:value-type="float">
            <text:p>-73.5698572068049</text:p>
          </table:table-cell>
          <table:table-cell office:value-type="float" office:value="45.574743553736" calcext:value-type="float">
            <text:p>45.5747435537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9958795843" calcext:value-type="float">
            <text:p>-73.5679958795843</text:p>
          </table:table-cell>
          <table:table-cell office:value-type="float" office:value="45.551481280461" calcext:value-type="float">
            <text:p>45.5514812804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88836456202" calcext:value-type="float">
            <text:p>-73.5688836456202</text:p>
          </table:table-cell>
          <table:table-cell office:value-type="float" office:value="45.5522768328883" calcext:value-type="float">
            <text:p>45.55227683288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85996582237" calcext:value-type="float">
            <text:p>-73.5685996582237</text:p>
          </table:table-cell>
          <table:table-cell office:value-type="float" office:value="45.5522437998584" calcext:value-type="float">
            <text:p>45.55224379985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84828061569" calcext:value-type="float">
            <text:p>-73.5684828061569</text:p>
          </table:table-cell>
          <table:table-cell office:value-type="float" office:value="45.5522061668725" calcext:value-type="float">
            <text:p>45.55220616687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7563057624" calcext:value-type="float">
            <text:p>-73.5567563057624</text:p>
          </table:table-cell>
          <table:table-cell office:value-type="float" office:value="45.5721598378904" calcext:value-type="float">
            <text:p>45.57215983789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68314351581" calcext:value-type="float">
            <text:p>-73.5568314351581</text:p>
          </table:table-cell>
          <table:table-cell office:value-type="float" office:value="45.5691602094482" calcext:value-type="float">
            <text:p>45.56916020944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éon-Provancher</text:p>
          </table:table-cell>
          <table:table-cell/>
          <table:table-cell office:value-type="string" calcext:value-type="string">
            <text:p>boul Pix-IX/rue Danduran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96309860435" calcext:value-type="float">
            <text:p>-73.5696309860435</text:p>
          </table:table-cell>
          <table:table-cell office:value-type="float" office:value="45.5603741713975" calcext:value-type="float">
            <text:p>45.56037417139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Locomotives</text:p>
          </table:table-cell>
          <table:table-cell/>
          <table:table-cell office:value-type="string" calcext:value-type="string">
            <text:p>rue Omer-Lavallée/ave du Midw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045517758" calcext:value-type="float">
            <text:p>-73.5619045517758</text:p>
          </table:table-cell>
          <table:table-cell office:value-type="float" office:value="45.5457089675548" calcext:value-type="float">
            <text:p>45.54570896755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08947790953" calcext:value-type="float">
            <text:p>-73.5708947790953</text:p>
          </table:table-cell>
          <table:table-cell office:value-type="float" office:value="45.5688287676533" calcext:value-type="float">
            <text:p>45.5688287676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35681210432" calcext:value-type="float">
            <text:p>-73.5735681210432</text:p>
          </table:table-cell>
          <table:table-cell office:value-type="float" office:value="45.5683148025702" calcext:value-type="float">
            <text:p>45.56831480257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25048793367" calcext:value-type="float">
            <text:p>-73.5725048793367</text:p>
          </table:table-cell>
          <table:table-cell office:value-type="float" office:value="45.5684934692544" calcext:value-type="float">
            <text:p>45.56849346925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23597039084" calcext:value-type="float">
            <text:p>-73.5723597039084</text:p>
          </table:table-cell>
          <table:table-cell office:value-type="float" office:value="45.5684761945326" calcext:value-type="float">
            <text:p>45.56847619453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uc-Durand</text:p>
          </table:table-cell>
          <table:table-cell/>
          <table:table-cell office:value-type="string" calcext:value-type="string">
            <text:p>ave De Chateaubriand/rue des Atelier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3593173862" calcext:value-type="float">
            <text:p>-73.5963593173862</text:p>
          </table:table-cell>
          <table:table-cell office:value-type="float" office:value="45.5319815667106" calcext:value-type="float">
            <text:p>45.53198156671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9249001007" calcext:value-type="float">
            <text:p>-73.5649249001007</text:p>
          </table:table-cell>
          <table:table-cell office:value-type="float" office:value="45.5681756186515" calcext:value-type="float">
            <text:p>45.56817561865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7955502424" calcext:value-type="float">
            <text:p>-73.5577955502424</text:p>
          </table:table-cell>
          <table:table-cell office:value-type="float" office:value="45.5623333217971" calcext:value-type="float">
            <text:p>45.56233332179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5218446949" calcext:value-type="float">
            <text:p>-73.5555218446949</text:p>
          </table:table-cell>
          <table:table-cell office:value-type="float" office:value="45.5616248406435" calcext:value-type="float">
            <text:p>45.56162484064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lson</text:p>
          </table:table-cell>
          <table:table-cell/>
          <table:table-cell office:value-type="string" calcext:value-type="string">
            <text:p>rue d'Iberville/ave Elsda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20871896442" calcext:value-type="float">
            <text:p>-73.5920871896442</text:p>
          </table:table-cell>
          <table:table-cell office:value-type="float" office:value="45.5497188093937" calcext:value-type="float">
            <text:p>45.54971880939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ntcalm</text:p>
          </table:table-cell>
          <table:table-cell/>
          <table:table-cell office:value-type="string" calcext:value-type="string">
            <text:p>rue Carti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6620067772" calcext:value-type="float">
            <text:p>-73.6016620067772</text:p>
          </table:table-cell>
          <table:table-cell office:value-type="float" office:value="45.5462053787496" calcext:value-type="float">
            <text:p>45.54620537874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zart</text:p>
          </table:table-cell>
          <table:table-cell/>
          <table:table-cell office:value-type="string" calcext:value-type="string">
            <text:p>ave Mozart Ouest/rue Waver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6974165899" calcext:value-type="float">
            <text:p>-73.616974165899</text:p>
          </table:table-cell>
          <table:table-cell office:value-type="float" office:value="45.5313833612507" calcext:value-type="float">
            <text:p>45.53138336125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Laurier Est/1er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45021659334" calcext:value-type="float">
            <text:p>-73.5745021659334</text:p>
          </table:table-cell>
          <table:table-cell office:value-type="float" office:value="45.5441552572935" calcext:value-type="float">
            <text:p>45.54415525729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Molson/boul Saint-Josep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726341673704" calcext:value-type="float">
            <text:p>-73.5726341673704</text:p>
          </table:table-cell>
          <table:table-cell office:value-type="float" office:value="45.5429579678978" calcext:value-type="float">
            <text:p>45.54295796789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sud)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Garnier/boul Rosemont</text:p>
          </table:table-cell>
          <table:table-cell office:value-type="string" calcext:value-type="string">
            <text:p>parc à chien / 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905792728304" calcext:value-type="float">
            <text:p>-73.5905792728304</text:p>
          </table:table-cell>
          <table:table-cell office:value-type="float" office:value="45.5383132368199" calcext:value-type="float">
            <text:p>45.53831323681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23869348099" calcext:value-type="float">
            <text:p>-73.5923869348099</text:p>
          </table:table-cell>
          <table:table-cell office:value-type="float" office:value="45.5403725965631" calcext:value-type="float">
            <text:p>45.54037259656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48503826016" calcext:value-type="float">
            <text:p>-73.5948503826016</text:p>
          </table:table-cell>
          <table:table-cell office:value-type="float" office:value="45.5390125433111" calcext:value-type="float">
            <text:p>45.5390125433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38602786908" calcext:value-type="float">
            <text:p>-73.5938602786908</text:p>
          </table:table-cell>
          <table:table-cell office:value-type="float" office:value="45.5389093399205" calcext:value-type="float">
            <text:p>45.53890933992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937177627133" calcext:value-type="float">
            <text:p>-73.5937177627133</text:p>
          </table:table-cell>
          <table:table-cell office:value-type="float" office:value="45.5389094569297" calcext:value-type="float">
            <text:p>45.53890945692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nord)</text:p>
          </table:table-cell>
          <table:table-cell/>
          <table:table-cell office:value-type="string" calcext:value-type="string">
            <text:p>rue De Drucour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4445950522" calcext:value-type="float">
            <text:p>-73.5964445950522</text:p>
          </table:table-cell>
          <table:table-cell office:value-type="float" office:value="45.5397767000744" calcext:value-type="float">
            <text:p>45.53977670007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Petite-Italie</text:p>
          </table:table-cell>
          <table:table-cell/>
          <table:table-cell office:value-type="string" calcext:value-type="string">
            <text:p>rue Clark/rue Saint-Zotiqu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19651519854" calcext:value-type="float">
            <text:p>-73.6119651519854</text:p>
          </table:table-cell>
          <table:table-cell office:value-type="float" office:value="45.5313953993685" calcext:value-type="float">
            <text:p>45.53139539936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ichard-Angus</text:p>
          </table:table-cell>
          <table:table-cell/>
          <table:table-cell office:value-type="string" calcext:value-type="string">
            <text:p>rue Ernest-Gendreau/ave du Mont-Royal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5420125141" calcext:value-type="float">
            <text:p>-73.5635420125141</text:p>
          </table:table-cell>
          <table:table-cell office:value-type="float" office:value="45.5497369940234" calcext:value-type="float">
            <text:p>45.54973699402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osemont</text:p>
          </table:table-cell>
          <table:table-cell/>
          <table:table-cell office:value-type="string" calcext:value-type="string">
            <text:p>rue Dandurand/place Basile-Patena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0346884987" calcext:value-type="float">
            <text:p>-73.580346884987</text:p>
          </table:table-cell>
          <table:table-cell office:value-type="float" office:value="45.5457650625458" calcext:value-type="float">
            <text:p>45.54576506254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douard</text:p>
          </table:table-cell>
          <table:table-cell/>
          <table:table-cell office:value-type="string" calcext:value-type="string">
            <text:p>rue Boyer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68698015766" calcext:value-type="float">
            <text:p>-73.6068698015766</text:p>
          </table:table-cell>
          <table:table-cell office:value-type="float" office:value="45.5387532160116" calcext:value-type="float">
            <text:p>45.53875321601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86903197493" calcext:value-type="float">
            <text:p>-73.5586903197493</text:p>
          </table:table-cell>
          <table:table-cell office:value-type="float" office:value="45.5455896361678" calcext:value-type="float">
            <text:p>45.54558963616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2328898457" calcext:value-type="float">
            <text:p>-73.5592328898457</text:p>
          </table:table-cell>
          <table:table-cell office:value-type="float" office:value="45.5458061266843" calcext:value-type="float">
            <text:p>45.54580612668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oeur-Madeleine-Gagnon (Saint-Jean-De-La-Croix)</text:p>
          </table:table-cell>
          <table:table-cell/>
          <table:table-cell office:value-type="string" calcext:value-type="string">
            <text:p>rue Saint-Dominique/rue Saint-Zotiqu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6000094739" calcext:value-type="float">
            <text:p>-73.6106000094739</text:p>
          </table:table-cell>
          <table:table-cell office:value-type="float" office:value="45.5316115207103" calcext:value-type="float">
            <text:p>45.53161152071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aymond-Lévesque (Saint-Zotique/23e avenue)</text:p>
          </table:table-cell>
          <table:table-cell/>
          <table:table-cell office:value-type="string" calcext:value-type="string">
            <text:p>rue Saint-Zotique Est/23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092936825" calcext:value-type="float">
            <text:p>-73.584092936825</text:p>
          </table:table-cell>
          <table:table-cell office:value-type="float" office:value="45.5646373009131" calcext:value-type="float">
            <text:p>45.56463730091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78272208381" calcext:value-type="float">
            <text:p>-73.5878272208381</text:p>
          </table:table-cell>
          <table:table-cell office:value-type="float" office:value="45.5621800151337" calcext:value-type="float">
            <text:p>45.56218001513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79283257351" calcext:value-type="float">
            <text:p>-73.5879283257351</text:p>
          </table:table-cell>
          <table:table-cell office:value-type="float" office:value="45.5614628598458" calcext:value-type="float">
            <text:p>45.56146285984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 office:value-type="string" calcext:value-type="string">
            <text:p>Paddling Pool</text:p>
          </table:table-cell>
          <table:table-cell office:value-type="string" calcext:value-type="string">
            <text:p>rue de Bellechasse/12e av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823736320395" calcext:value-type="float">
            <text:p>-73.5823736320395</text:p>
          </table:table-cell>
          <table:table-cell office:value-type="float" office:value="45.5551675303225" calcext:value-type="float">
            <text:p>45.55516753032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/>
          <table:table-cell office:value-type="string" calcext:value-type="string">
            <text:p>rue de Bellechasse/12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22322754457" calcext:value-type="float">
            <text:p>-73.5822322754457</text:p>
          </table:table-cell>
          <table:table-cell office:value-type="float" office:value="45.5551125622756" calcext:value-type="float">
            <text:p>45.5551125622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Goupillier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54e rue (#4161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61720719409" calcext:value-type="float">
            <text:p>-73.6261720719409</text:p>
          </table:table-cell>
          <table:table-cell office:value-type="float" office:value="45.5833468415968" calcext:value-type="float">
            <text:p>45.58334684159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arton (#94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17380813116" calcext:value-type="float">
            <text:p>-73.6417380813116</text:p>
          </table:table-cell>
          <table:table-cell office:value-type="float" office:value="45.5650175512588" calcext:value-type="float">
            <text:p>45.5650175512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ille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ruchesi (#94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76615418056" calcext:value-type="float">
            <text:p>-73.6376615418056</text:p>
          </table:table-cell>
          <table:table-cell office:value-type="float" office:value="45.5703898594061" calcext:value-type="float">
            <text:p>45.57038985940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Michelois (jardin)</text:p>
          </table:table-cell>
          <table:table-cell office:value-type="string" calcext:value-type="string">
            <text:p>Community Garden</text:p>
          </table:table-cell>
          <table:table-cell/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192652314997" calcext:value-type="float">
            <text:p>-73.6192652314997</text:p>
          </table:table-cell>
          <table:table-cell office:value-type="float" office:value="45.5683700863962" calcext:value-type="float">
            <text:p>45.56837008639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ristophe-Colomb (#8000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2936265893" calcext:value-type="float">
            <text:p>-73.622936265893</text:p>
          </table:table-cell>
          <table:table-cell office:value-type="float" office:value="45.5471345119634" calcext:value-type="float">
            <text:p>45.54713451196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dvill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Normandville (#7955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02679710556" calcext:value-type="float">
            <text:p>-73.6202679710556</text:p>
          </table:table-cell>
          <table:table-cell office:value-type="float" office:value="45.5484326662418" calcext:value-type="float">
            <text:p>45.54843266624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all (#435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24122295634" calcext:value-type="float">
            <text:p>-73.6324122295634</text:p>
          </table:table-cell>
          <table:table-cell office:value-type="float" office:value="45.5324091524558" calcext:value-type="float">
            <text:p>45.53240915245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Rivard</text:p>
          </table:table-cell>
          <table:table-cell/>
          <table:table-cell office:value-type="string" calcext:value-type="string">
            <text:p>rue Jean-Rivard/2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70820096994" calcext:value-type="float">
            <text:p>-73.6170820096994</text:p>
          </table:table-cell>
          <table:table-cell office:value-type="float" office:value="45.5634816619204" calcext:value-type="float">
            <text:p>45.5634816619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59312601328" calcext:value-type="float">
            <text:p>-73.6159312601328</text:p>
          </table:table-cell>
          <table:table-cell office:value-type="float" office:value="45.5693967181725" calcext:value-type="float">
            <text:p>45.56939671817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43154435032" calcext:value-type="float">
            <text:p>-73.6143154435032</text:p>
          </table:table-cell>
          <table:table-cell office:value-type="float" office:value="45.5679993766769" calcext:value-type="float">
            <text:p>45.56799937667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5715533006" calcext:value-type="float">
            <text:p>-73.615715533006</text:p>
          </table:table-cell>
          <table:table-cell office:value-type="float" office:value="45.5684083807586" calcext:value-type="float">
            <text:p>45.56840838075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-Montcalm</text:p>
          </table:table-cell>
          <table:table-cell/>
          <table:table-cell office:value-type="string" calcext:value-type="string">
            <text:p>boul Saint-Michel/rue Denis-Papi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2129862506" calcext:value-type="float">
            <text:p>-73.622129862506</text:p>
          </table:table-cell>
          <table:table-cell office:value-type="float" office:value="45.5698509737071" calcext:value-type="float">
            <text:p>45.56985097370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8770067764" calcext:value-type="float">
            <text:p>-73.6248770067764</text:p>
          </table:table-cell>
          <table:table-cell office:value-type="float" office:value="45.5749637291213" calcext:value-type="float">
            <text:p>45.57496372912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58858248203" calcext:value-type="float">
            <text:p>-73.6258858248203</text:p>
          </table:table-cell>
          <table:table-cell office:value-type="float" office:value="45.5751626544705" calcext:value-type="float">
            <text:p>45.57516265447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4893831609" calcext:value-type="float">
            <text:p>-73.634893831609</text:p>
          </table:table-cell>
          <table:table-cell office:value-type="float" office:value="45.5685832379118" calcext:value-type="float">
            <text:p>45.56858323791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45995464046" calcext:value-type="float">
            <text:p>-73.6345995464046</text:p>
          </table:table-cell>
          <table:table-cell office:value-type="float" office:value="45.5685804356186" calcext:value-type="float">
            <text:p>45.5685804356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262105659" calcext:value-type="float">
            <text:p>-73.6229262105659</text:p>
          </table:table-cell>
          <table:table-cell office:value-type="float" office:value="45.5810548227385" calcext:value-type="float">
            <text:p>45.58105482273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8848222252" calcext:value-type="float">
            <text:p>-73.6218848222252</text:p>
          </table:table-cell>
          <table:table-cell office:value-type="float" office:value="45.5807119332884" calcext:value-type="float">
            <text:p>45.58071193328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36501626927" calcext:value-type="float">
            <text:p>-73.6236501626927</text:p>
          </table:table-cell>
          <table:table-cell office:value-type="float" office:value="45.5813221909809" calcext:value-type="float">
            <text:p>45.5813221909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René-Goupil</text:p>
          </table:table-cell>
          <table:table-cell/>
          <table:table-cell office:value-type="string" calcext:value-type="string">
            <text:p>25e ave/boul Ro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0332981208" calcext:value-type="float">
            <text:p>-73.610332981208</text:p>
          </table:table-cell>
          <table:table-cell office:value-type="float" office:value="45.5773853911971" calcext:value-type="float">
            <text:p>45.57738539119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ançois-Perrault</text:p>
          </table:table-cell>
          <table:table-cell/>
          <table:table-cell office:value-type="string" calcext:value-type="string">
            <text:p>rue François-Perrault/ave Musse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006686163738" calcext:value-type="float">
            <text:p>-73.6006686163738</text:p>
          </table:table-cell>
          <table:table-cell office:value-type="float" office:value="45.5623449781838" calcext:value-type="float">
            <text:p>45.56234497818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oseph-Robin</text:p>
          </table:table-cell>
          <table:table-cell/>
          <table:table-cell office:value-type="string" calcext:value-type="string">
            <text:p>ave Léonard-De Vinci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964363825625" calcext:value-type="float">
            <text:p>-73.5964363825625</text:p>
          </table:table-cell>
          <table:table-cell office:value-type="float" office:value="45.5644797050394" calcext:value-type="float">
            <text:p>45.56447970503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u Bon-Air</text:p>
          </table:table-cell>
          <table:table-cell/>
          <table:table-cell office:value-type="string" calcext:value-type="string">
            <text:p>rue Everett/8e av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17188719595" calcext:value-type="float">
            <text:p>-73.6017188719595</text:p>
          </table:table-cell>
          <table:table-cell office:value-type="float" office:value="45.5574970917145" calcext:value-type="float">
            <text:p>45.55749709171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abriel-Sagard</text:p>
          </table:table-cell>
          <table:table-cell/>
          <table:table-cell office:value-type="string" calcext:value-type="string">
            <text:p>rue jean-Talon Est/rue Sag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35430378666" calcext:value-type="float">
            <text:p>-73.6035430378666</text:p>
          </table:table-cell>
          <table:table-cell office:value-type="float" office:value="45.5514560308643" calcext:value-type="float">
            <text:p>45.55145603086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Nicolas-Tillemont</text:p>
          </table:table-cell>
          <table:table-cell/>
          <table:table-cell office:value-type="string" calcext:value-type="string">
            <text:p>rue Tillemont/rue Louis-Hém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7910601221" calcext:value-type="float">
            <text:p>-73.6127910601221</text:p>
          </table:table-cell>
          <table:table-cell office:value-type="float" office:value="45.555724100145" calcext:value-type="float">
            <text:p>45.5557241001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20229819343" calcext:value-type="float">
            <text:p>-73.6220229819343</text:p>
          </table:table-cell>
          <table:table-cell office:value-type="float" office:value="45.5602508569406" calcext:value-type="float">
            <text:p>45.56025085694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13827482094" calcext:value-type="float">
            <text:p>-73.6213827482094</text:p>
          </table:table-cell>
          <table:table-cell office:value-type="float" office:value="45.5606016644257" calcext:value-type="float">
            <text:p>45.56060166442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06938969862" calcext:value-type="float">
            <text:p>-73.6206938969862</text:p>
          </table:table-cell>
          <table:table-cell office:value-type="float" office:value="45.5603856242921" calcext:value-type="float">
            <text:p>45.56038562429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iovannina-Di Tomasso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9587775245" calcext:value-type="float">
            <text:p>-73.6199587775245</text:p>
          </table:table-cell>
          <table:table-cell office:value-type="float" office:value="45.548174828427" calcext:value-type="float">
            <text:p>45.548174828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6305948256" calcext:value-type="float">
            <text:p>-73.6206305948256</text:p>
          </table:table-cell>
          <table:table-cell office:value-type="float" office:value="45.5480424749747" calcext:value-type="float">
            <text:p>45.54804247497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6889429854" calcext:value-type="float">
            <text:p>-73.6156889429854</text:p>
          </table:table-cell>
          <table:table-cell office:value-type="float" office:value="45.5460276343456" calcext:value-type="float">
            <text:p>45.5460276343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6069338972" calcext:value-type="float">
            <text:p>-73.616069338972</text:p>
          </table:table-cell>
          <table:table-cell office:value-type="float" office:value="45.5458646480595" calcext:value-type="float">
            <text:p>45.54586464805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60113835079" calcext:value-type="float">
            <text:p>-73.6160113835079</text:p>
          </table:table-cell>
          <table:table-cell office:value-type="float" office:value="45.5458300632341" calcext:value-type="float">
            <text:p>45.54583006323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Turin</text:p>
          </table:table-cell>
          <table:table-cell/>
          <table:table-cell office:value-type="string" calcext:value-type="string">
            <text:p>rue De Castelnaud Est/rue De Lanaud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11430841229" calcext:value-type="float">
            <text:p>-73.6111430841229</text:p>
          </table:table-cell>
          <table:table-cell office:value-type="float" office:value="45.5459599807608" calcext:value-type="float">
            <text:p>45.54595998076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Prévost</text:p>
          </table:table-cell>
          <table:table-cell/>
          <table:table-cell office:value-type="string" calcext:value-type="string">
            <text:p>ave Christophe-Colomb/rue Jean-Talon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27669768494" calcext:value-type="float">
            <text:p>-73.6127669768494</text:p>
          </table:table-cell>
          <table:table-cell office:value-type="float" office:value="45.543041299318" calcext:value-type="float">
            <text:p>45.5430412993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1633942114" calcext:value-type="float">
            <text:p>-73.6191633942114</text:p>
          </table:table-cell>
          <table:table-cell office:value-type="float" office:value="45.5375891714437" calcext:value-type="float">
            <text:p>45.537589171443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913069279" calcext:value-type="float">
            <text:p>-73.61913069279</text:p>
          </table:table-cell>
          <table:table-cell office:value-type="float" office:value="45.5376866579621" calcext:value-type="float">
            <text:p>45.53768665796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-Ouest</text:p>
          </table:table-cell>
          <table:table-cell/>
          <table:table-cell office:value-type="string" calcext:value-type="string">
            <text:p>ave Christophe-Colomb/rue Villeray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1290230788" calcext:value-type="float">
            <text:p>-73.621290230788</text:p>
          </table:table-cell>
          <table:table-cell office:value-type="float" office:value="45.5461181968853" calcext:value-type="float">
            <text:p>45.54611819688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Marie_Lamonde</text:p>
          </table:table-cell>
          <table:table-cell/>
          <table:table-cell office:value-type="string" calcext:value-type="string">
            <text:p>ave De Chateaubriand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244368806" calcext:value-type="float">
            <text:p>-73.621244368806</text:p>
          </table:table-cell>
          <table:table-cell office:value-type="float" office:value="45.5431324081572" calcext:value-type="float">
            <text:p>45.54313240815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Vincent-Ferrier</text:p>
          </table:table-cell>
          <table:table-cell/>
          <table:table-cell office:value-type="string" calcext:value-type="string">
            <text:p>ave Henri-Julien/rue Jar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3676467919" calcext:value-type="float">
            <text:p>-73.6313676467919</text:p>
          </table:table-cell>
          <table:table-cell office:value-type="float" office:value="45.5418258100068" calcext:value-type="float">
            <text:p>45.54182581000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s Rêves</text:p>
          </table:table-cell>
          <table:table-cell/>
          <table:table-cell office:value-type="string" calcext:value-type="string">
            <text:p>ave De Gaspé/rue Guizot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1623007166" calcext:value-type="float">
            <text:p>-73.6331623007166</text:p>
          </table:table-cell>
          <table:table-cell office:value-type="float" office:value="45.5416563624121" calcext:value-type="float">
            <text:p>45.54165636241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Howard</text:p>
          </table:table-cell>
          <table:table-cell/>
          <table:table-cell office:value-type="string" calcext:value-type="string">
            <text:p>ave De L'Épée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6438041746" calcext:value-type="float">
            <text:p>-73.6426438041746</text:p>
          </table:table-cell>
          <table:table-cell office:value-type="float" office:value="45.5335800318668" calcext:value-type="float">
            <text:p>45.53358003186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6139681262" calcext:value-type="float">
            <text:p>-73.6336139681262</text:p>
          </table:table-cell>
          <table:table-cell office:value-type="float" office:value="45.5339893989269" calcext:value-type="float">
            <text:p>45.53398939892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716412024" calcext:value-type="float">
            <text:p>-73.630716412024</text:p>
          </table:table-cell>
          <table:table-cell office:value-type="float" office:value="45.5330585392605" calcext:value-type="float">
            <text:p>45.53305853926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2734766887" calcext:value-type="float">
            <text:p>-73.6302734766887</text:p>
          </table:table-cell>
          <table:table-cell office:value-type="float" office:value="45.5377429717083" calcext:value-type="float">
            <text:p>45.53774297170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boul Saint-Laurent/rue Villera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3756804245" calcext:value-type="float">
            <text:p>-73.6273756804245</text:p>
          </table:table-cell>
          <table:table-cell office:value-type="float" office:value="45.5365399172527" calcext:value-type="float">
            <text:p>45.5365399172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23375031515" calcext:value-type="float">
            <text:p>-73.6323375031515</text:p>
          </table:table-cell>
          <table:table-cell office:value-type="float" office:value="45.5347208334976" calcext:value-type="float">
            <text:p>45.53472083349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05323892848" calcext:value-type="float">
            <text:p>-73.6305323892848</text:p>
          </table:table-cell>
          <table:table-cell office:value-type="float" office:value="45.5356984247767" calcext:value-type="float">
            <text:p>45.53569842477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62381960247" calcext:value-type="float">
            <text:p>-73.6262381960247</text:p>
          </table:table-cell>
          <table:table-cell office:value-type="float" office:value="45.5367278062839" calcext:value-type="float">
            <text:p>45.53672780628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43036578376" calcext:value-type="float">
            <text:p>-73.6243036578376</text:p>
          </table:table-cell>
          <table:table-cell office:value-type="float" office:value="45.5363424575949" calcext:value-type="float">
            <text:p>45.53634245759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Valets</text:p>
          </table:table-cell>
          <table:table-cell/>
          <table:table-cell office:value-type="string" calcext:value-type="string">
            <text:p>ave Bloomfield/rue de Lièg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5563036635" calcext:value-type="float">
            <text:p>-73.6415563036635</text:p>
          </table:table-cell>
          <table:table-cell office:value-type="float" office:value="45.532519035531" calcext:value-type="float">
            <text:p>45.5325190355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 Sinclair-Laird</text:p>
          </table:table-cell>
          <table:table-cell/>
          <table:table-cell office:value-type="string" calcext:value-type="string">
            <text:p>rue de Liège Ouest/ave Stu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32180919895" calcext:value-type="float">
            <text:p>-73.6432180919895</text:p>
          </table:table-cell>
          <table:table-cell office:value-type="float" office:value="45.5305233718329" calcext:value-type="float">
            <text:p>45.53052337183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rclay</text:p>
          </table:table-cell>
          <table:table-cell/>
          <table:table-cell office:value-type="string" calcext:value-type="string">
            <text:p>ave Wiseman/rue Jarry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62952023537" calcext:value-type="float">
            <text:p>-73.6362952023537</text:p>
          </table:table-cell>
          <table:table-cell office:value-type="float" office:value="45.5293407248877" calcext:value-type="float">
            <text:p>45.52934072488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estre</text:p>
          </table:table-cell>
          <table:table-cell/>
          <table:table-cell office:value-type="string" calcext:value-type="string">
            <text:p>ave Ball/ave Bloomfiel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3002774072" calcext:value-type="float">
            <text:p>-73.6333002774072</text:p>
          </table:table-cell>
          <table:table-cell office:value-type="float" office:value="45.5303568476" calcext:value-type="float">
            <text:p>45.53035684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Roch</text:p>
          </table:table-cell>
          <table:table-cell/>
          <table:table-cell office:value-type="string" calcext:value-type="string">
            <text:p>ave Ball/rue Duroche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1615167919" calcext:value-type="float">
            <text:p>-73.631615167919</text:p>
          </table:table-cell>
          <table:table-cell office:value-type="float" office:value="45.5323827184915" calcext:value-type="float">
            <text:p>45.53238271849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gilvy/Outremont</text:p>
          </table:table-cell>
          <table:table-cell/>
          <table:table-cell office:value-type="string" calcext:value-type="string">
            <text:p>ave d'Outremont/ave Ogilv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68298738134" calcext:value-type="float">
            <text:p>-73.6268298738134</text:p>
          </table:table-cell>
          <table:table-cell office:value-type="float" office:value="45.5267007001119" calcext:value-type="float">
            <text:p>45.52670070011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irnam</text:p>
          </table:table-cell>
          <table:table-cell/>
          <table:table-cell office:value-type="string" calcext:value-type="string">
            <text:p>rue Birnam (face au #7002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2335867096" calcext:value-type="float">
            <text:p>-73.6242335867096</text:p>
          </table:table-cell>
          <table:table-cell office:value-type="float" office:value="45.5244642126329" calcext:value-type="float">
            <text:p>45.52446421263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agneur</text:p>
          </table:table-cell>
          <table:table-cell/>
          <table:table-cell office:value-type="string" calcext:value-type="string">
            <text:p>ave Champagneur ( face au #7001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069357221" calcext:value-type="float">
            <text:p>-73.6229069357221</text:p>
          </table:table-cell>
          <table:table-cell office:value-type="float" office:value="45.5262678463337" calcext:value-type="float">
            <text:p>45.526267846333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loomfield</text:p>
          </table:table-cell>
          <table:table-cell/>
          <table:table-cell office:value-type="string" calcext:value-type="string">
            <text:p>ave Bloomfield/rue Jean-Talon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6093652309" calcext:value-type="float">
            <text:p>-73.6236093652309</text:p>
          </table:table-cell>
          <table:table-cell office:value-type="float" office:value="45.5271417322229" calcext:value-type="float">
            <text:p>45.52714173222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Athéna</text:p>
          </table:table-cell>
          <table:table-cell/>
          <table:table-cell office:value-type="string" calcext:value-type="string">
            <text:p>rue Jean-Talon Ouest/ave De L'Épé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40833444932" calcext:value-type="float">
            <text:p>-73.6240833444932</text:p>
          </table:table-cell>
          <table:table-cell office:value-type="float" office:value="45.5276878706724" calcext:value-type="float">
            <text:p>45.52768787067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Bowi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Patricia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1558120882" calcext:value-type="float">
            <text:p>-73.6491558120882</text:p>
          </table:table-cell>
          <table:table-cell office:value-type="float" office:value="45.4579845299982" calcext:value-type="float">
            <text:p>45.45798452999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/>
          <table:table-cell office:value-type="string" calcext:value-type="string">
            <text:p>ave Doherty/ave Somerle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447211709131" calcext:value-type="float">
            <text:p>-73.6447211709131</text:p>
          </table:table-cell>
          <table:table-cell office:value-type="float" office:value="45.4599540673173" calcext:value-type="float">
            <text:p>45.45995406731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oherty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9492163766" calcext:value-type="float">
            <text:p>-73.6459492163766</text:p>
          </table:table-cell>
          <table:table-cell office:value-type="float" office:value="45.4607969239049" calcext:value-type="float">
            <text:p>45.46079692390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Fielding/ave Coron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59823563478" calcext:value-type="float">
            <text:p>-73.6459823563478</text:p>
          </table:table-cell>
          <table:table-cell office:value-type="float" office:value="45.4625395303201" calcext:value-type="float">
            <text:p>45.46253953032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oherty/ave Fieldin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6959972098" calcext:value-type="float">
            <text:p>-73.646959972098</text:p>
          </table:table-cell>
          <table:table-cell office:value-type="float" office:value="45.4608245131598" calcext:value-type="float">
            <text:p>45.46082451315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hemin de la Côte-Saint-Luc/ave Rosedale</text:p>
          </table:table-cell>
          <table:table-cell office:value-type="string" calcext:value-type="string">
            <text:p>non-fonctionnelle</text:p>
          </table:table-cell>
          <table:table-cell office:value-type="string" calcext:value-type="string">
            <text:p>orthophotographies</text:p>
          </table:table-cell>
          <table:table-cell office:value-type="float" office:value="-73.6513244162037" calcext:value-type="float">
            <text:p>-73.6513244162037</text:p>
          </table:table-cell>
          <table:table-cell office:value-type="float" office:value="45.4666980699798" calcext:value-type="float">
            <text:p>45.46669806997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Chester/ave de Mayfa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0449136796" calcext:value-type="float">
            <text:p>-73.650449136796</text:p>
          </table:table-cell>
          <table:table-cell office:value-type="float" office:value="45.4658634465141" calcext:value-type="float">
            <text:p>45.465863446514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offee/ave Elmhur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713059221" calcext:value-type="float">
            <text:p>-73.639713059221</text:p>
          </table:table-cell>
          <table:table-cell office:value-type="float" office:value="45.4551776884524" calcext:value-type="float">
            <text:p>45.45517768845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ave King-Edw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1996295958" calcext:value-type="float">
            <text:p>-73.6331996295958</text:p>
          </table:table-cell>
          <table:table-cell office:value-type="float" office:value="45.4613152486457" calcext:value-type="float">
            <text:p>45.46131524864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rue Park Row Est</text:p>
          </table:table-cell>
          <table:table-cell office:value-type="string" calcext:value-type="string">
            <text:p>accès restreint - parc à chien</text:p>
          </table:table-cell>
          <table:table-cell office:value-type="string" calcext:value-type="string">
            <text:p>orthophotographies</text:p>
          </table:table-cell>
          <table:table-cell office:value-type="float" office:value="-73.6320084587962" calcext:value-type="float">
            <text:p>-73.6320084587962</text:p>
          </table:table-cell>
          <table:table-cell office:value-type="float" office:value="45.4613480362014" calcext:value-type="float">
            <text:p>45.46134803620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Sherbrooke Ouest/rue Park Row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07551653141" calcext:value-type="float">
            <text:p>-73.6307551653141</text:p>
          </table:table-cell>
          <table:table-cell office:value-type="float" office:value="45.4610040254168" calcext:value-type="float">
            <text:p>45.46100402541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ark Row Ouest/boul De Maisonneuv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9680438752" calcext:value-type="float">
            <text:p>-73.6319680438752</text:p>
          </table:table-cell>
          <table:table-cell office:value-type="float" office:value="45.4603581582062" calcext:value-type="float">
            <text:p>45.46035815820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y/ave de Monklan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5440780968" calcext:value-type="float">
            <text:p>-73.6325440780968</text:p>
          </table:table-cell>
          <table:table-cell office:value-type="float" office:value="45.4669546463596" calcext:value-type="float">
            <text:p>45.4669546463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West Hill/ave Fielding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92086593124" calcext:value-type="float">
            <text:p>-73.6392086593124</text:p>
          </table:table-cell>
          <table:table-cell office:value-type="float" office:value="45.4718031104948" calcext:value-type="float">
            <text:p>45.47180311049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/>
          <table:table-cell table:number-columns-repeated="2" office:value-type="string" calcext:value-type="string">
            <text:p>localisation approx.</text:p>
          </table:table-cell>
          <table:table-cell office:value-type="float" office:value="-73.6421061394931" calcext:value-type="float">
            <text:p>-73.6421061394931</text:p>
          </table:table-cell>
          <table:table-cell office:value-type="float" office:value="45.473440685186" calcext:value-type="float">
            <text:p>45.4734406851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West Hill/ave Fielding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400620606155" calcext:value-type="float">
            <text:p>-73.6400620606155</text:p>
          </table:table-cell>
          <table:table-cell office:value-type="float" office:value="45.47261274029" calcext:value-type="float">
            <text:p>45.472612740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de Hampton (face au #491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1504825351" calcext:value-type="float">
            <text:p>-73.6351504825351</text:p>
          </table:table-cell>
          <table:table-cell office:value-type="float" office:value="45.4743406956899" calcext:value-type="float">
            <text:p>45.47434069568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Hampton/ave Somerle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0358604331" calcext:value-type="float">
            <text:p>-73.6340358604331</text:p>
          </table:table-cell>
          <table:table-cell office:value-type="float" office:value="45.4737604374909" calcext:value-type="float">
            <text:p>45.47376043749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Hurs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Grand/rue de Terrebo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2496325473" calcext:value-type="float">
            <text:p>-73.6312496325473</text:p>
          </table:table-cell>
          <table:table-cell office:value-type="float" office:value="45.4698730000721" calcext:value-type="float">
            <text:p>45.46987300007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Herbert-Outerbridge</text:p>
          </table:table-cell>
          <table:table-cell/>
          <table:table-cell office:value-type="string" calcext:value-type="string">
            <text:p>ave Benny/rue Sherbrooke Ou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1312180279" calcext:value-type="float">
            <text:p>-73.6271312180279</text:p>
          </table:table-cell>
          <table:table-cell office:value-type="float" office:value="45.4653974014459" calcext:value-type="float">
            <text:p>45.46539740144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Marcil/Chemin de la Côte-Saint-Antoin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15383423971" calcext:value-type="float">
            <text:p>-73.615383423971</text:p>
          </table:table-cell>
          <table:table-cell office:value-type="float" office:value="45.4726359250784" calcext:value-type="float">
            <text:p>45.472635925078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arcil/Chemin de la Côte-Saint-Anto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48285040251" calcext:value-type="float">
            <text:p>-73.6148285040251</text:p>
          </table:table-cell>
          <table:table-cell office:value-type="float" office:value="45.4729625891178" calcext:value-type="float">
            <text:p>45.4729625891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eorges-Saint-Pierre</text:p>
          </table:table-cell>
          <table:table-cell office:value-type="string" calcext:value-type="string">
            <text:p>Playground Module/Soccer</text:p>
          </table:table-cell>
          <table:table-cell office:value-type="string" calcext:value-type="string">
            <text:p>ave d'Oxford (face au #96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07733232251" calcext:value-type="float">
            <text:p>-73.607733232251</text:p>
          </table:table-cell>
          <table:table-cell office:value-type="float" office:value="45.4685148029846" calcext:value-type="float">
            <text:p>45.46851480298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urice-Culle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hemin Circle/chemin Mir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00774195206" calcext:value-type="float">
            <text:p>-73.6200774195206</text:p>
          </table:table-cell>
          <table:table-cell office:value-type="float" office:value="45.4835032186848" calcext:value-type="float">
            <text:p>45.48350321868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62740125446" calcext:value-type="float">
            <text:p>-73.6362740125446</text:p>
          </table:table-cell>
          <table:table-cell office:value-type="float" office:value="45.4838602804565" calcext:value-type="float">
            <text:p>45.48386028045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62378913752" calcext:value-type="float">
            <text:p>-73.6362378913752</text:p>
          </table:table-cell>
          <table:table-cell office:value-type="float" office:value="45.4838937978177" calcext:value-type="float">
            <text:p>45.48389379781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Clanranald/ave Isabella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54397933304" calcext:value-type="float">
            <text:p>-73.6354397933304</text:p>
          </table:table-cell>
          <table:table-cell office:value-type="float" office:value="45.4833634777392" calcext:value-type="float">
            <text:p>45.48336347773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0458093401" calcext:value-type="float">
            <text:p>-73.6330458093401</text:p>
          </table:table-cell>
          <table:table-cell office:value-type="float" office:value="45.4895286144072" calcext:value-type="float">
            <text:p>45.48952861440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5709174683" calcext:value-type="float">
            <text:p>-73.6335709174683</text:p>
          </table:table-cell>
          <table:table-cell office:value-type="float" office:value="45.4890681806789" calcext:value-type="float">
            <text:p>45.489068180678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Beaucourt/chemin de la Côte-Sainte-Cather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3299387297" calcext:value-type="float">
            <text:p>-73.6333299387297</text:p>
          </table:table-cell>
          <table:table-cell office:value-type="float" office:value="45.4911493540221" calcext:value-type="float">
            <text:p>45.49114935402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/>
          <table:table-cell office:value-type="string" calcext:value-type="string">
            <text:p>ave de Westbury/ave Van Hor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4406554285" calcext:value-type="float">
            <text:p>-73.6394406554285</text:p>
          </table:table-cell>
          <table:table-cell office:value-type="float" office:value="45.4911432279005" calcext:value-type="float">
            <text:p>45.49114322790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Van Horne/rue Lemieu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81993877221" calcext:value-type="float">
            <text:p>-73.6381993877221</text:p>
          </table:table-cell>
          <table:table-cell office:value-type="float" office:value="45.4921341158102" calcext:value-type="float">
            <text:p>45.49213411581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arclay/rue Lemieux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429241831644" calcext:value-type="float">
            <text:p>-73.6429241831644</text:p>
          </table:table-cell>
          <table:table-cell office:value-type="float" office:value="45.4953476756889" calcext:value-type="float">
            <text:p>45.49534767568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/>
          <table:table-cell office:value-type="string" calcext:value-type="string">
            <text:p>ave Victoria/rue Bouch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2161397431" calcext:value-type="float">
            <text:p>-73.6422161397431</text:p>
          </table:table-cell>
          <table:table-cell office:value-type="float" office:value="45.4962203284726" calcext:value-type="float">
            <text:p>45.49622032847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place Kenmo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6213509107" calcext:value-type="float">
            <text:p>-73.6476213509107</text:p>
          </table:table-cell>
          <table:table-cell office:value-type="float" office:value="45.4898384316678" calcext:value-type="float">
            <text:p>45.48983843166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/>
          <table:table-cell office:value-type="string" calcext:value-type="string">
            <text:p>ave Mclynn/ave Plamond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4701288036" calcext:value-type="float">
            <text:p>-73.6474701288036</text:p>
          </table:table-cell>
          <table:table-cell office:value-type="float" office:value="45.4894453946461" calcext:value-type="float">
            <text:p>45.48944539464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ave Mclynn/rue Vézin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0588291923" calcext:value-type="float">
            <text:p>-73.6490588291923</text:p>
          </table:table-cell>
          <table:table-cell office:value-type="float" office:value="45.4901754466191" calcext:value-type="float">
            <text:p>45.49017544661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Sava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la Savane/place de la Sava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48791752758" calcext:value-type="float">
            <text:p>-73.6548791752758</text:p>
          </table:table-cell>
          <table:table-cell office:value-type="float" office:value="45.498859840567" calcext:value-type="float">
            <text:p>45.4988598405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méo-Charret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Glencoe/boul Lai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16879327176" calcext:value-type="float">
            <text:p>-73.6416879327176</text:p>
          </table:table-cell>
          <table:table-cell office:value-type="float" office:value="45.5064118906896" calcext:value-type="float">
            <text:p>45.5064118906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Dunkerqu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Kirkfield/rue de Till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42492110173" calcext:value-type="float">
            <text:p>-73.6342492110173</text:p>
          </table:table-cell>
          <table:table-cell office:value-type="float" office:value="45.5124310102667" calcext:value-type="float">
            <text:p>45.51243101026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hemin Hudson/ave de Ken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97982908987" calcext:value-type="float">
            <text:p>-73.6297982908987</text:p>
          </table:table-cell>
          <table:table-cell office:value-type="float" office:value="45.5057272916214" calcext:value-type="float">
            <text:p>45.50572729162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de Kent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1741489223" calcext:value-type="float">
            <text:p>-73.6321741489223</text:p>
          </table:table-cell>
          <table:table-cell office:value-type="float" office:value="45.5030207194719" calcext:value-type="float">
            <text:p>45.50302071947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ppleton/ave Dec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068109282" calcext:value-type="float">
            <text:p>-73.633068109282</text:p>
          </table:table-cell>
          <table:table-cell office:value-type="float" office:value="45.5039956512988" calcext:value-type="float">
            <text:p>45.503995651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Appleton/chemin Huds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315058176878" calcext:value-type="float">
            <text:p>-73.6315058176878</text:p>
          </table:table-cell>
          <table:table-cell office:value-type="float" office:value="45.5057828385782" calcext:value-type="float">
            <text:p>45.50578283857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hatma-Gandhi</text:p>
          </table:table-cell>
          <table:table-cell/>
          <table:table-cell office:value-type="string" calcext:value-type="string">
            <text:p>ave Van Horne/ave Lint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280734895352" calcext:value-type="float">
            <text:p>-73.6280734895352</text:p>
          </table:table-cell>
          <table:table-cell office:value-type="float" office:value="45.5070253716403" calcext:value-type="float">
            <text:p>45.50702537164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place de Darlingt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de Darlington (face au #279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75412666725" calcext:value-type="float">
            <text:p>-73.6275412666725</text:p>
          </table:table-cell>
          <table:table-cell office:value-type="float" office:value="45.5098124185075" calcext:value-type="float">
            <text:p>45.50981241850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/>
          <table:table-cell office:value-type="string" calcext:value-type="string">
            <text:p>ave Swail/ave Gatin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5884685307" calcext:value-type="float">
            <text:p>-73.6195884685307</text:p>
          </table:table-cell>
          <table:table-cell office:value-type="float" office:value="45.4964237079328" calcext:value-type="float">
            <text:p>45.49642370793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ecelles/rue Jean-Brilla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95031452835" calcext:value-type="float">
            <text:p>-73.6195031452835</text:p>
          </table:table-cell>
          <table:table-cell office:value-type="float" office:value="45.4972194393272" calcext:value-type="float">
            <text:p>45.49721943932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Sousa-Mendes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lantagenet/ave De Soisson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19972834211" calcext:value-type="float">
            <text:p>-73.6219972834211</text:p>
          </table:table-cell>
          <table:table-cell office:value-type="float" office:value="45.5088148800661" calcext:value-type="float">
            <text:p>45.50881488006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llerive/rue M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95791187554" calcext:value-type="float">
            <text:p>-73.5095791187554</text:p>
          </table:table-cell>
          <table:table-cell office:value-type="float" office:value="45.6003140046242" calcext:value-type="float">
            <text:p>45.60031400462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/>
          <table:table-cell office:value-type="string" calcext:value-type="string">
            <text:p>rue Bellerive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090365747883" calcext:value-type="float">
            <text:p>-73.5090365747883</text:p>
          </table:table-cell>
          <table:table-cell office:value-type="float" office:value="45.5951562344791" calcext:value-type="float">
            <text:p>45.59515623447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8810255407" calcext:value-type="float">
            <text:p>-73.5538810255407</text:p>
          </table:table-cell>
          <table:table-cell office:value-type="float" office:value="45.5822530182144" calcext:value-type="float">
            <text:p>45.582253018214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e Carignan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8070529468" calcext:value-type="float">
            <text:p>-73.5528070529468</text:p>
          </table:table-cell>
          <table:table-cell office:value-type="float" office:value="45.5821309627958" calcext:value-type="float">
            <text:p>45.58213096279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Gérin-Lajoie/ave Louis-Joseph-Douc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4649679647" calcext:value-type="float">
            <text:p>-73.5534649679647</text:p>
          </table:table-cell>
          <table:table-cell office:value-type="float" office:value="45.5812050010457" calcext:value-type="float">
            <text:p>45.58120500104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7179039095" calcext:value-type="float">
            <text:p>-73.5547179039095</text:p>
          </table:table-cell>
          <table:table-cell office:value-type="float" office:value="45.5819490176114" calcext:value-type="float">
            <text:p>45.5819490176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Quesne/rue Pierre-Béd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8950114825" calcext:value-type="float">
            <text:p>-73.5548950114825</text:p>
          </table:table-cell>
          <table:table-cell office:value-type="float" office:value="45.5816979698972" calcext:value-type="float">
            <text:p>45.58169796989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4104496017" calcext:value-type="float">
            <text:p>-73.5554104496017</text:p>
          </table:table-cell>
          <table:table-cell office:value-type="float" office:value="45.5809595899697" calcext:value-type="float">
            <text:p>45.58095958996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3687700059" calcext:value-type="float">
            <text:p>-73.5553687700059</text:p>
          </table:table-cell>
          <table:table-cell office:value-type="float" office:value="45.5810560720294" calcext:value-type="float">
            <text:p>45.58105607202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ector-Vinet</text:p>
          </table:table-cell>
          <table:table-cell/>
          <table:table-cell office:value-type="string" calcext:value-type="string">
            <text:p>rue Hochelaga/ave Hecto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49129556681" calcext:value-type="float">
            <text:p>-73.5149129556681</text:p>
          </table:table-cell>
          <table:table-cell office:value-type="float" office:value="45.6104659990572" calcext:value-type="float">
            <text:p>45.61046599905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Pierre-De Coubertin/rue Aub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84869805495" calcext:value-type="float">
            <text:p>-73.5184869805495</text:p>
          </table:table-cell>
          <table:table-cell office:value-type="float" office:value="45.6078989922141" calcext:value-type="float">
            <text:p>45.60789899221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/>
          <table:table-cell office:value-type="string" calcext:value-type="string">
            <text:p>rue Hochelaga/rue Taillo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176385166422" calcext:value-type="float">
            <text:p>-73.5176385166422</text:p>
          </table:table-cell>
          <table:table-cell office:value-type="float" office:value="45.6070442012042" calcext:value-type="float">
            <text:p>45.60704420120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Teck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0869674062" calcext:value-type="float">
            <text:p>-73.5260869674062</text:p>
          </table:table-cell>
          <table:table-cell office:value-type="float" office:value="45.6061109938564" calcext:value-type="float">
            <text:p>45.60611099385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/>
          <table:table-cell office:value-type="string" calcext:value-type="string">
            <text:p>boul Pierre-Bernar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49329446539" calcext:value-type="float">
            <text:p>-73.5249329446539</text:p>
          </table:table-cell>
          <table:table-cell office:value-type="float" office:value="45.605890973965" calcext:value-type="float">
            <text:p>45.6058909739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rue Frenc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47200043537" calcext:value-type="float">
            <text:p>-73.5247200043537</text:p>
          </table:table-cell>
          <table:table-cell office:value-type="float" office:value="45.6050119794155" calcext:value-type="float">
            <text:p>45.60501197941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Pierre-De Coubertin/ave Merc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37669275443" calcext:value-type="float">
            <text:p>-73.5237669275443</text:p>
          </table:table-cell>
          <table:table-cell office:value-type="float" office:value="45.5997109390371" calcext:value-type="float">
            <text:p>45.59971093903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lément-Jetté (Sud)</text:p>
          </table:table-cell>
          <table:table-cell/>
          <table:table-cell office:value-type="string" calcext:value-type="string">
            <text:p>rue Notre-Dame Est/boul Pierre-Bern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11690893677" calcext:value-type="float">
            <text:p>-73.5111690893677</text:p>
          </table:table-cell>
          <table:table-cell office:value-type="float" office:value="45.6019780012265" calcext:value-type="float">
            <text:p>45.60197800122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Tétreault</text:p>
          </table:table-cell>
          <table:table-cell/>
          <table:table-cell office:value-type="string" calcext:value-type="string">
            <text:p>rue Notre-Dame Est/rue Baldw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11720271025" calcext:value-type="float">
            <text:p>-73.5111720271025</text:p>
          </table:table-cell>
          <table:table-cell office:value-type="float" office:value="45.5980489933402" calcext:value-type="float">
            <text:p>45.59804899334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noré-Mercier</text:p>
          </table:table-cell>
          <table:table-cell/>
          <table:table-cell office:value-type="string" calcext:value-type="string">
            <text:p>rue Notre-Dame Est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00079250395" calcext:value-type="float">
            <text:p>-73.5100079250395</text:p>
          </table:table-cell>
          <table:table-cell office:value-type="float" office:value="45.5925089475737" calcext:value-type="float">
            <text:p>45.59250894757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Bruère</text:p>
          </table:table-cell>
          <table:table-cell/>
          <table:table-cell office:value-type="string" calcext:value-type="string">
            <text:p>ave Dubuisson/rue Liébe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99280985572" calcext:value-type="float">
            <text:p>-73.5199280985572</text:p>
          </table:table-cell>
          <table:table-cell office:value-type="float" office:value="45.5944440792003" calcext:value-type="float">
            <text:p>45.59444407920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bert/rue Sainte-CL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70690767212" calcext:value-type="float">
            <text:p>-73.5270690767212</text:p>
          </table:table-cell>
          <table:table-cell office:value-type="float" office:value="45.5967219656138" calcext:value-type="float">
            <text:p>45.59672196561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irier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5450792913" calcext:value-type="float">
            <text:p>-73.5265450792913</text:p>
          </table:table-cell>
          <table:table-cell office:value-type="float" office:value="45.5953529997929" calcext:value-type="float">
            <text:p>45.59535299979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ichel-Bourd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Joseph-A.-Rod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0060842325" calcext:value-type="float">
            <text:p>-73.5380060842325</text:p>
          </table:table-cell>
          <table:table-cell office:value-type="float" office:value="45.5956809885948" calcext:value-type="float">
            <text:p>45.59568098859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disson</text:p>
          </table:table-cell>
          <table:table-cell/>
          <table:table-cell office:value-type="string" calcext:value-type="string">
            <text:p>rue Radisson (face au #526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0329851459" calcext:value-type="float">
            <text:p>-73.5450329851459</text:p>
          </table:table-cell>
          <table:table-cell office:value-type="float" office:value="45.5904429608722" calcext:value-type="float">
            <text:p>45.59044296087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Beauclerk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Émile-Legrand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198399362237" calcext:value-type="float">
            <text:p>-73.5198399362237</text:p>
          </table:table-cell>
          <table:table-cell office:value-type="float" office:value="45.5806790403871" calcext:value-type="float">
            <text:p>45.58067904038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Contreceou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5436444706" calcext:value-type="float">
            <text:p>-73.5335436444706</text:p>
          </table:table-cell>
          <table:table-cell office:value-type="float" office:value="45.6135432313126" calcext:value-type="float">
            <text:p>45.61354323131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Contreceour/rue Rou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0762128935" calcext:value-type="float">
            <text:p>-73.5360762128935</text:p>
          </table:table-cell>
          <table:table-cell office:value-type="float" office:value="45.6139961516469" calcext:value-type="float">
            <text:p>45.61399615164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ossue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78900609871" calcext:value-type="float">
            <text:p>-73.5278900609871</text:p>
          </table:table-cell>
          <table:table-cell office:value-type="float" office:value="45.5695520204248" calcext:value-type="float">
            <text:p>45.56955202042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/>
          <table:table-cell office:value-type="string" calcext:value-type="string">
            <text:p>rue La Fontaine/ave Rouge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267329552429" calcext:value-type="float">
            <text:p>-73.5267329552429</text:p>
          </table:table-cell>
          <table:table-cell office:value-type="float" office:value="45.5688309912816" calcext:value-type="float">
            <text:p>45.56883099128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livier-Guimond</text:p>
          </table:table-cell>
          <table:table-cell/>
          <table:table-cell office:value-type="string" calcext:value-type="string">
            <text:p>rue Dickson/rue Boil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18439827306" calcext:value-type="float">
            <text:p>-73.5418439827306</text:p>
          </table:table-cell>
          <table:table-cell office:value-type="float" office:value="45.5712600524749" calcext:value-type="float">
            <text:p>45.57126005247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ibodeau</text:p>
          </table:table-cell>
          <table:table-cell/>
          <table:table-cell office:value-type="string" calcext:value-type="string">
            <text:p>ave Pierre-De Coubertin/rue Lacorda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4969669424" calcext:value-type="float">
            <text:p>-73.5404969669424</text:p>
          </table:table-cell>
          <table:table-cell office:value-type="float" office:value="45.572566014392" calcext:value-type="float">
            <text:p>45.5725660143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/>
          <table:table-cell office:value-type="string" calcext:value-type="string">
            <text:p>rue Du Quesn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93619883193" calcext:value-type="float">
            <text:p>-73.5393619883193</text:p>
          </table:table-cell>
          <table:table-cell office:value-type="float" office:value="45.5755949749593" calcext:value-type="float">
            <text:p>45.57559497495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u Quesne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1179780467" calcext:value-type="float">
            <text:p>-73.5401179780467</text:p>
          </table:table-cell>
          <table:table-cell office:value-type="float" office:value="45.5758050026014" calcext:value-type="float">
            <text:p>45.57580500260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ave de la Pépiniè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5059417569" calcext:value-type="float">
            <text:p>-73.5405059417569</text:p>
          </table:table-cell>
          <table:table-cell office:value-type="float" office:value="45.5768519995382" calcext:value-type="float">
            <text:p>45.57685199953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70879277236" calcext:value-type="float">
            <text:p>-73.5370879277236</text:p>
          </table:table-cell>
          <table:table-cell office:value-type="float" office:value="45.5833720748228" calcext:value-type="float">
            <text:p>45.58337207482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Arcand/rue de Marse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235020468" calcext:value-type="float">
            <text:p>-73.536235020468</text:p>
          </table:table-cell>
          <table:table-cell office:value-type="float" office:value="45.5830440004458" calcext:value-type="float">
            <text:p>45.58304400044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ave Parkville/ave Pierre-De Coubert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0939707286" calcext:value-type="float">
            <text:p>-73.5360939707286</text:p>
          </table:table-cell>
          <table:table-cell office:value-type="float" office:value="45.5821069616719" calcext:value-type="float">
            <text:p>45.58210696167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/>
          <table:table-cell office:value-type="string" calcext:value-type="string">
            <text:p>ave Rodolphe-Mathieu/ave Alb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410210712" calcext:value-type="float">
            <text:p>-73.5619410210712</text:p>
          </table:table-cell>
          <table:table-cell office:value-type="float" office:value="45.5835679937209" calcext:value-type="float">
            <text:p>45.58356799372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 Quesne/ave De Char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5330889512" calcext:value-type="float">
            <text:p>-73.5615330889512</text:p>
          </table:table-cell>
          <table:table-cell office:value-type="float" office:value="45.5827140052139" calcext:value-type="float">
            <text:p>45.58271400521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Francesca-Cabrini</text:p>
          </table:table-cell>
          <table:table-cell/>
          <table:table-cell office:value-type="string" calcext:value-type="string">
            <text:p>ave Rodolphe-Mathieu/rue De Cadill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242059172" calcext:value-type="float">
            <text:p>-73.563242059172</text:p>
          </table:table-cell>
          <table:table-cell office:value-type="float" office:value="45.5822660361375" calcext:value-type="float">
            <text:p>45.58226603613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éd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Lacordaire/rue Gérin-Lajoi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2769935438" calcext:value-type="float">
            <text:p>-73.5542769935438</text:p>
          </table:table-cell>
          <table:table-cell office:value-type="float" office:value="45.5775970158668" calcext:value-type="float">
            <text:p>45.57759701586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ue Chauveau (Îlot de voirie)</text:p>
          </table:table-cell>
          <table:table-cell/>
          <table:table-cell office:value-type="string" calcext:value-type="string">
            <text:p>rue Chauveau/boul de L'Assomption</text:p>
          </table:table-cell>
          <table:table-cell office:value-type="string" calcext:value-type="string">
            <text:p>Îlot de voirie aménagé</text:p>
          </table:table-cell>
          <table:table-cell office:value-type="string" calcext:value-type="string">
            <text:p>orthophotographies</text:p>
          </table:table-cell>
          <table:table-cell office:value-type="float" office:value="-73.5490679873834" calcext:value-type="float">
            <text:p>-73.5490679873834</text:p>
          </table:table-cell>
          <table:table-cell office:value-type="float" office:value="45.568245978574" calcext:value-type="float">
            <text:p>45.5682459785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5830385564" calcext:value-type="float">
            <text:p>-73.5445830385564</text:p>
          </table:table-cell>
          <table:table-cell office:value-type="float" office:value="45.5608580259665" calcext:value-type="float">
            <text:p>45.56085802596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6489749653" calcext:value-type="float">
            <text:p>-73.5436489749653</text:p>
          </table:table-cell>
          <table:table-cell office:value-type="float" office:value="45.5605500136057" calcext:value-type="float">
            <text:p>45.56055001360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Ontario Est/rue Ida-Steinberg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42849735207" calcext:value-type="float">
            <text:p>-73.5342849735207</text:p>
          </table:table-cell>
          <table:table-cell office:value-type="float" office:value="45.5608820070611" calcext:value-type="float">
            <text:p>45.5608820070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La Fontaine/rue Vimon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244991666" calcext:value-type="float">
            <text:p>-73.533244991666</text:p>
          </table:table-cell>
          <table:table-cell office:value-type="float" office:value="45.5600739936212" calcext:value-type="float">
            <text:p>45.56007399362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vila-Pellet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ett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96749509618" calcext:value-type="float">
            <text:p>-73.5396749509618</text:p>
          </table:table-cell>
          <table:table-cell office:value-type="float" office:value="45.5549459447007" calcext:value-type="float">
            <text:p>45.55494594470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organ/rue Sainte-Catherinr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0160200404" calcext:value-type="float">
            <text:p>-73.5330160200404</text:p>
          </table:table-cell>
          <table:table-cell office:value-type="float" office:value="45.5514309678741" calcext:value-type="float">
            <text:p>45.55143096787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ave Morgan/rue Sainte-Catherinr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32476106583" calcext:value-type="float">
            <text:p>-73.532476106583</text:p>
          </table:table-cell>
          <table:table-cell office:value-type="float" office:value="45.5508541481727" calcext:value-type="float">
            <text:p>45.55085414817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acques-Blanchet</text:p>
          </table:table-cell>
          <table:table-cell/>
          <table:table-cell office:value-type="string" calcext:value-type="string">
            <text:p>ave Jeanne-D'Arc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9740099984" calcext:value-type="float">
            <text:p>-73.5409740099984</text:p>
          </table:table-cell>
          <table:table-cell office:value-type="float" office:value="45.5488296655289" calcext:value-type="float">
            <text:p>45.54882966552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Saint-Aloysiu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Valois/rue Drou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9366353322" calcext:value-type="float">
            <text:p>-73.5409366353322</text:p>
          </table:table-cell>
          <table:table-cell office:value-type="float" office:value="45.5460364979809" calcext:value-type="float">
            <text:p>45.54603649798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8646978111" calcext:value-type="float">
            <text:p>-73.548646978111</text:p>
          </table:table-cell>
          <table:table-cell office:value-type="float" office:value="45.5489160093782" calcext:value-type="float">
            <text:p>45.54891600937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88550276493" calcext:value-type="float">
            <text:p>-73.5488550276493</text:p>
          </table:table-cell>
          <table:table-cell office:value-type="float" office:value="45.5485469879117" calcext:value-type="float">
            <text:p>45.54854698791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5075764524" calcext:value-type="float">
            <text:p>-73.5495075764524</text:p>
          </table:table-cell>
          <table:table-cell office:value-type="float" office:value="45.5488826156777" calcext:value-type="float">
            <text:p>45.548882615677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Edmond-Hamelin</text:p>
          </table:table-cell>
          <table:table-cell/>
          <table:table-cell office:value-type="string" calcext:value-type="string">
            <text:p>rue Sainte-Catherine Est/rue Joli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83459616175" calcext:value-type="float">
            <text:p>-73.5383459616175</text:p>
          </table:table-cell>
          <table:table-cell office:value-type="float" office:value="45.5434609853184" calcext:value-type="float">
            <text:p>45.54346098531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 (La Fontain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41619136741" calcext:value-type="float">
            <text:p>-73.5441619136741</text:p>
          </table:table-cell>
          <table:table-cell office:value-type="float" office:value="45.5422879274473" calcext:value-type="float">
            <text:p>45.54228792744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5589454245" calcext:value-type="float">
            <text:p>-73.5435589454245</text:p>
          </table:table-cell>
          <table:table-cell office:value-type="float" office:value="45.5418430096649" calcext:value-type="float">
            <text:p>45.54184300966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quare Dézéry</text:p>
          </table:table-cell>
          <table:table-cell/>
          <table:table-cell office:value-type="string" calcext:value-type="string">
            <text:p>rue Dézéry/rue John-Easton-Mill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02330128322" calcext:value-type="float">
            <text:p>-73.5402330128322</text:p>
          </table:table-cell>
          <table:table-cell office:value-type="float" office:value="45.5393319742965" calcext:value-type="float">
            <text:p>45.53933197429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ézéry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5481806766" calcext:value-type="float">
            <text:p>-73.5525481806766</text:p>
          </table:table-cell>
          <table:table-cell office:value-type="float" office:value="45.5421236667093" calcext:value-type="float">
            <text:p>45.542123666709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e Rouen/rue Pré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22974600296" calcext:value-type="float">
            <text:p>-73.5522974600296</text:p>
          </table:table-cell>
          <table:table-cell office:value-type="float" office:value="45.5413051101424" calcext:value-type="float">
            <text:p>45.54130511014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lace Valois</text:p>
          </table:table-cell>
          <table:table-cell/>
          <table:table-cell office:value-type="string" calcext:value-type="string">
            <text:p>ave Valois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36560348929" calcext:value-type="float">
            <text:p>-73.5436560348929</text:p>
          </table:table-cell>
          <table:table-cell office:value-type="float" office:value="45.5473350344335" calcext:value-type="float">
            <text:p>45.54733503443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Tiff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6360999169" calcext:value-type="float">
            <text:p>-73.536360999169</text:p>
          </table:table-cell>
          <table:table-cell office:value-type="float" office:value="45.6086619834248" calcext:value-type="float">
            <text:p>45.60866198342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De Gadb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334370340459" calcext:value-type="float">
            <text:p>-73.5334370340459</text:p>
          </table:table-cell>
          <table:table-cell office:value-type="float" office:value="45.6080439760825" calcext:value-type="float">
            <text:p>45.60804397608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Fort-Des Ormeaux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7775, ave Des Ormeaux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593979747" calcext:value-type="float">
            <text:p>-73.555593979747</text:p>
          </table:table-cell>
          <table:table-cell office:value-type="float" office:value="45.6148687100366" calcext:value-type="float">
            <text:p>45.61486871003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Peterborough</text:p>
          </table:table-cell>
          <table:table-cell/>
          <table:table-cell office:value-type="string" calcext:value-type="string">
            <text:p>8400 boul de Châteauneuf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4563599513" calcext:value-type="float">
            <text:p>-73.5554563599513</text:p>
          </table:table-cell>
          <table:table-cell office:value-type="float" office:value="45.6106650613223" calcext:value-type="float">
            <text:p>45.61066506132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3388646129" calcext:value-type="float">
            <text:p>-73.5553388646129</text:p>
          </table:table-cell>
          <table:table-cell office:value-type="float" office:value="45.5941799220371" calcext:value-type="float">
            <text:p>45.59417992203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52977376064" calcext:value-type="float">
            <text:p>-73.5552977376064</text:p>
          </table:table-cell>
          <table:table-cell office:value-type="float" office:value="45.5941965887814" calcext:value-type="float">
            <text:p>45.59419658878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070 ave de la Nantais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39308283716" calcext:value-type="float">
            <text:p>-73.5539308283716</text:p>
          </table:table-cell>
          <table:table-cell office:value-type="float" office:value="45.5930454615199" calcext:value-type="float">
            <text:p>45.59304546151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9581161709" calcext:value-type="float">
            <text:p>-73.569581161709</text:p>
          </table:table-cell>
          <table:table-cell office:value-type="float" office:value="45.6035333144783" calcext:value-type="float">
            <text:p>45.60353331447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05345265965" calcext:value-type="float">
            <text:p>-73.5705345265965</text:p>
          </table:table-cell>
          <table:table-cell office:value-type="float" office:value="45.6049555363222" calcext:value-type="float">
            <text:p>45.60495553632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8361 ave André-Laure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06492008561" calcext:value-type="float">
            <text:p>-73.5706492008561</text:p>
          </table:table-cell>
          <table:table-cell office:value-type="float" office:value="45.6051103256722" calcext:value-type="float">
            <text:p>45.60511032567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1907230681" calcext:value-type="float">
            <text:p>-73.5841907230681</text:p>
          </table:table-cell>
          <table:table-cell office:value-type="float" office:value="45.6041026106623" calcext:value-type="float">
            <text:p>45.60410261066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1829194599" calcext:value-type="float">
            <text:p>-73.5841829194599</text:p>
          </table:table-cell>
          <table:table-cell office:value-type="float" office:value="45.6041135043204" calcext:value-type="float">
            <text:p>45.60411350432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7580323684" calcext:value-type="float">
            <text:p>-73.5847580323684</text:p>
          </table:table-cell>
          <table:table-cell office:value-type="float" office:value="45.6056654604972" calcext:value-type="float">
            <text:p>45.60566546049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847350894393" calcext:value-type="float">
            <text:p>-73.5847350894393</text:p>
          </table:table-cell>
          <table:table-cell office:value-type="float" office:value="45.6056685369281" calcext:value-type="float">
            <text:p>45.60566853692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'Antioche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6995 place d'Anti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2931828694" calcext:value-type="float">
            <text:p>-73.5592931828694</text:p>
          </table:table-cell>
          <table:table-cell office:value-type="float" office:value="45.5957052169838" calcext:value-type="float">
            <text:p>45.59570521698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Spalding</text:p>
          </table:table-cell>
          <table:table-cell/>
          <table:table-cell office:value-type="string" calcext:value-type="string">
            <text:p>7901 ave Spalding</text:p>
          </table:table-cell>
          <table:table-cell office:value-type="string" calcext:value-type="string">
            <text:p>localisation approx. / travaux prévus en 2019</text:p>
          </table:table-cell>
          <table:table-cell office:value-type="string" calcext:value-type="string">
            <text:p>localisation approx.</text:p>
          </table:table-cell>
          <table:table-cell office:value-type="float" office:value="-73.5523032045821" calcext:value-type="float">
            <text:p>-73.5523032045821</text:p>
          </table:table-cell>
          <table:table-cell office:value-type="float" office:value="45.6028478649371" calcext:value-type="float">
            <text:p>45.60284786493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408473375" calcext:value-type="float">
            <text:p>-73.559408473375</text:p>
          </table:table-cell>
          <table:table-cell office:value-type="float" office:value="45.607301143546" calcext:value-type="float">
            <text:p>45.6073011435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3414527856" calcext:value-type="float">
            <text:p>-73.5593414527856</text:p>
          </table:table-cell>
          <table:table-cell office:value-type="float" office:value="45.6073288930364" calcext:value-type="float">
            <text:p>45.60732889303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Verdelles</text:p>
          </table:table-cell>
          <table:table-cell/>
          <table:table-cell office:value-type="string" calcext:value-type="string">
            <text:p>8441 place Verd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7497750791" calcext:value-type="float">
            <text:p>-73.5497497750791</text:p>
          </table:table-cell>
          <table:table-cell office:value-type="float" office:value="45.6082500359404" calcext:value-type="float">
            <text:p>45.60825003594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6200 ave du Boca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916090957" calcext:value-type="float">
            <text:p>-73.551916090957</text:p>
          </table:table-cell>
          <table:table-cell office:value-type="float" office:value="45.5925911714812" calcext:value-type="float">
            <text:p>45.59259117148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 / Pool</text:p>
          </table:table-cell>
          <table:table-cell office:value-type="string" calcext:value-type="string">
            <text:p>6200 ave du Bocag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51796064335" calcext:value-type="float">
            <text:p>-73.551796064335</text:p>
          </table:table-cell>
          <table:table-cell office:value-type="float" office:value="45.5925253584912" calcext:value-type="float">
            <text:p>45.59252535849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2090886832" calcext:value-type="float">
            <text:p>-73.5492090886832</text:p>
          </table:table-cell>
          <table:table-cell office:value-type="float" office:value="45.6161122277952" calcext:value-type="float">
            <text:p>45.61611222779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344665244" calcext:value-type="float">
            <text:p>-73.5503344665244</text:p>
          </table:table-cell>
          <table:table-cell office:value-type="float" office:value="45.6176543975164" calcext:value-type="float">
            <text:p>45.61765439751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/>
          <table:table-cell office:value-type="string" calcext:value-type="string">
            <text:p>7501 ave Rond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01053688075" calcext:value-type="float">
            <text:p>-73.5501053688075</text:p>
          </table:table-cell>
          <table:table-cell office:value-type="float" office:value="45.6161179570206" calcext:value-type="float">
            <text:p>45.61611795702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130 ave Goncou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71498065456" calcext:value-type="float">
            <text:p>-73.5571498065456</text:p>
          </table:table-cell>
          <table:table-cell office:value-type="float" office:value="45.6026325540676" calcext:value-type="float">
            <text:p>45.602632554067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/>
          <table:table-cell office:value-type="string" calcext:value-type="string">
            <text:p>5555 ave de l'Aréna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436615249945" calcext:value-type="float">
            <text:p>-73.5436615249945</text:p>
          </table:table-cell>
          <table:table-cell office:value-type="float" office:value="45.6027032030283" calcext:value-type="float">
            <text:p>45.60270320302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Bibliothèque Jean-Corbeil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7500 ave Goncour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81636755663" calcext:value-type="float">
            <text:p>-73.5581636755663</text:p>
          </table:table-cell>
          <table:table-cell office:value-type="float" office:value="45.602384859811" calcext:value-type="float">
            <text:p>45.6023848598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Jacques-Cartier</text:p>
          </table:table-cell>
          <table:table-cell/>
          <table:table-cell office:value-type="string" calcext:value-type="string">
            <text:p>place Jacques-Cartier/rue Notre-Dame Est</text:p>
          </table:table-cell>
          <table:table-cell office:value-type="string" calcext:value-type="string">
            <text:p>abreuvoir à chevaux</text:p>
          </table:table-cell>
          <table:table-cell office:value-type="string" calcext:value-type="string">
            <text:p>orthophotographies</text:p>
          </table:table-cell>
          <table:table-cell office:value-type="float" office:value="-73.5533204713075" calcext:value-type="float">
            <text:p>-73.5533204713075</text:p>
          </table:table-cell>
          <table:table-cell office:value-type="float" office:value="45.5079713384388" calcext:value-type="float">
            <text:p>45.50797133843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mp de mars</text:p>
          </table:table-cell>
          <table:table-cell/>
          <table:table-cell office:value-type="string" calcext:value-type="string">
            <text:p>rue Saint-Antoine Est/ave de l'Hôtel-de-vil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4018162688" calcext:value-type="float">
            <text:p>-73.5554018162688</text:p>
          </table:table-cell>
          <table:table-cell office:value-type="float" office:value="45.5085540755953" calcext:value-type="float">
            <text:p>45.50855407559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rles-S.-Cambell</text:p>
          </table:table-cell>
          <table:table-cell/>
          <table:table-cell office:value-type="string" calcext:value-type="string">
            <text:p>rue Alexandre-DeSève/rue Gareau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25567668808" calcext:value-type="float">
            <text:p>-73.5525567668808</text:p>
          </table:table-cell>
          <table:table-cell office:value-type="float" office:value="45.5210991158927" calcext:value-type="float">
            <text:p>45.52109911589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es Frères-Charron</text:p>
          </table:table-cell>
          <table:table-cell/>
          <table:table-cell office:value-type="string" calcext:value-type="string">
            <text:p>rue des Soeurs-Grises/rue Marguerite-D'You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6955364541" calcext:value-type="float">
            <text:p>-73.5546955364541</text:p>
          </table:table-cell>
          <table:table-cell office:value-type="float" office:value="45.4989390544394" calcext:value-type="float">
            <text:p>45.49893905443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e-Montferrand</text:p>
          </table:table-cell>
          <table:table-cell/>
          <table:table-cell office:value-type="string" calcext:value-type="string">
            <text:p>rue Frontenac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55763721019" calcext:value-type="float">
            <text:p>-73.5455763721019</text:p>
          </table:table-cell>
          <table:table-cell office:value-type="float" office:value="45.5302021006045" calcext:value-type="float">
            <text:p>45.53020210060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Médéric-Martin</text:p>
          </table:table-cell>
          <table:table-cell/>
          <table:table-cell office:value-type="string" calcext:value-type="string">
            <text:p>ave Gascon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42614653836" calcext:value-type="float">
            <text:p>-73.5542614653836</text:p>
          </table:table-cell>
          <table:table-cell office:value-type="float" office:value="45.5348515494671" calcext:value-type="float">
            <text:p>45.53485154946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Olivier-Robert</text:p>
          </table:table-cell>
          <table:table-cell/>
          <table:table-cell office:value-type="string" calcext:value-type="string">
            <text:p>rue Fullum/boul De Maisonneuv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496665831198" calcext:value-type="float">
            <text:p>-73.5496665831198</text:p>
          </table:table-cell>
          <table:table-cell office:value-type="float" office:value="45.5280209856489" calcext:value-type="float">
            <text:p>45.52802098564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Espace Pierre-Bourgault</text:p>
          </table:table-cell>
          <table:table-cell/>
          <table:table-cell office:value-type="string" calcext:value-type="string">
            <text:p>rue Alexandre-DeSève/rue La Fontai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1530198252" calcext:value-type="float">
            <text:p>-73.5591530198252</text:p>
          </table:table-cell>
          <table:table-cell office:value-type="float" office:value="45.5233739255403" calcext:value-type="float">
            <text:p>45.52337392554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erthier</text:p>
          </table:table-cell>
          <table:table-cell/>
          <table:table-cell office:value-type="string" calcext:value-type="string">
            <text:p>rue Berthier/rue de la Visitat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4286179191" calcext:value-type="float">
            <text:p>-73.5624286179191</text:p>
          </table:table-cell>
          <table:table-cell office:value-type="float" office:value="45.5228283191651" calcext:value-type="float">
            <text:p>45.52282831916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rennan/Duke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Duke/rue Bren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8587300094" calcext:value-type="float">
            <text:p>-73.5538587300094</text:p>
          </table:table-cell>
          <table:table-cell office:value-type="float" office:value="45.4954781122937" calcext:value-type="float">
            <text:p>45.4954781122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Faubourgs</text:p>
          </table:table-cell>
          <table:table-cell/>
          <table:table-cell office:value-type="string" calcext:value-type="string">
            <text:p>rue Dorion/rue Ontario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6037825965" calcext:value-type="float">
            <text:p>-73.5576037825965</text:p>
          </table:table-cell>
          <table:table-cell office:value-type="float" office:value="45.5268462982269" calcext:value-type="float">
            <text:p>45.526846298226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Royaux</text:p>
          </table:table-cell>
          <table:table-cell/>
          <table:table-cell office:value-type="string" calcext:value-type="string">
            <text:p>ave De Lorimier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614089924" calcext:value-type="float">
            <text:p>-73.559614089924</text:p>
          </table:table-cell>
          <table:table-cell office:value-type="float" office:value="45.5296499751319" calcext:value-type="float">
            <text:p>45.52964997513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Vétérans</text:p>
          </table:table-cell>
          <table:table-cell/>
          <table:table-cell office:value-type="string" calcext:value-type="string">
            <text:p>ave Papineau/rue Loga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0066634906" calcext:value-type="float">
            <text:p>-73.5550066634906</text:p>
          </table:table-cell>
          <table:table-cell office:value-type="float" office:value="45.5241007283337" calcext:value-type="float">
            <text:p>45.52410072833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leury-Mesplet</text:p>
          </table:table-cell>
          <table:table-cell/>
          <table:table-cell office:value-type="string" calcext:value-type="string">
            <text:p>rue de la Commune Est/rue Berr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0328020212" calcext:value-type="float">
            <text:p>-73.550328020212</text:p>
          </table:table-cell>
          <table:table-cell office:value-type="float" office:value="45.5108751364879" calcext:value-type="float">
            <text:p>45.510875136487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ean-Narrache</text:p>
          </table:table-cell>
          <table:table-cell/>
          <table:table-cell office:value-type="string" calcext:value-type="string">
            <text:p>rue Saint-Timothée/rue Labrec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49941285869" calcext:value-type="float">
            <text:p>-73.5649941285869</text:p>
          </table:table-cell>
          <table:table-cell office:value-type="float" office:value="45.52054093454" calcext:value-type="float">
            <text:p>45.520540934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Joyeux-Vikings</text:p>
          </table:table-cell>
          <table:table-cell/>
          <table:table-cell office:value-type="string" calcext:value-type="string">
            <text:p>rue Beaudry/rue Robin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98414828981" calcext:value-type="float">
            <text:p>-73.5598414828981</text:p>
          </table:table-cell>
          <table:table-cell office:value-type="float" office:value="45.5208538349453" calcext:value-type="float">
            <text:p>45.52085383494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du Docteur-Penfield/rue Redpath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5223349597" calcext:value-type="float">
            <text:p>-73.585223349597</text:p>
          </table:table-cell>
          <table:table-cell office:value-type="float" office:value="45.4997104206882" calcext:value-type="float">
            <text:p>45.49971042068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/>
          <table:table-cell office:value-type="string" calcext:value-type="string">
            <text:p>ave du Docteur-Penfield/rue Redpath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46682508461" calcext:value-type="float">
            <text:p>-73.5846682508461</text:p>
          </table:table-cell>
          <table:table-cell office:value-type="float" office:value="45.4995283451997" calcext:value-type="float">
            <text:p>45.49952834519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sillier-Lachapelle</text:p>
          </table:table-cell>
          <table:table-cell/>
          <table:table-cell office:value-type="string" calcext:value-type="string">
            <text:p>rue Alexandre-DeSève/rue Ontario Est (nord de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8722453717" calcext:value-type="float">
            <text:p>-73.5618722453717</text:p>
          </table:table-cell>
          <table:table-cell office:value-type="float" office:value="45.5246608755873" calcext:value-type="float">
            <text:p>45.52466087558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école Pierre-Dupuy</text:p>
          </table:table-cell>
          <table:table-cell/>
          <table:table-cell office:value-type="string" calcext:value-type="string">
            <text:p>ave De Lorimier/rue Ontario Est</text:p>
          </table:table-cell>
          <table:table-cell office:value-type="string" calcext:value-type="string">
            <text:p>localisation approx. /privé</text:p>
          </table:table-cell>
          <table:table-cell office:value-type="string" calcext:value-type="string">
            <text:p>localisation approx.</text:p>
          </table:table-cell>
          <table:table-cell office:value-type="float" office:value="-73.5580572942047" calcext:value-type="float">
            <text:p>-73.5580572942047</text:p>
          </table:table-cell>
          <table:table-cell office:value-type="float" office:value="45.5289021110068" calcext:value-type="float">
            <text:p>45.52890211100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Armes</text:p>
          </table:table-cell>
          <table:table-cell/>
          <table:table-cell office:value-type="string" calcext:value-type="string">
            <text:p>rue Notre-Dame Ouest/place d'Arm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7324008823" calcext:value-type="float">
            <text:p>-73.557324008823</text:p>
          </table:table-cell>
          <table:table-cell office:value-type="float" office:value="45.5046085777017" calcext:value-type="float">
            <text:p>45.50460857770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5586639057" calcext:value-type="float">
            <text:p>-73.5535586639057</text:p>
          </table:table-cell>
          <table:table-cell office:value-type="float" office:value="45.5082706945016" calcext:value-type="float">
            <text:p>45.50827069450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31642337277" calcext:value-type="float">
            <text:p>-73.5531642337277</text:p>
          </table:table-cell>
          <table:table-cell office:value-type="float" office:value="45.5084025256666" calcext:value-type="float">
            <text:p>45.50840252566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e la Paix</text:p>
          </table:table-cell>
          <table:table-cell/>
          <table:table-cell office:value-type="string" calcext:value-type="string">
            <text:p>rue Juliette-Béliveau/rue Saint-Dominiq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19689043117" calcext:value-type="float">
            <text:p>-73.5619689043117</text:p>
          </table:table-cell>
          <table:table-cell office:value-type="float" office:value="45.5093918742064" calcext:value-type="float">
            <text:p>45.509391874206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Youville</text:p>
          </table:table-cell>
          <table:table-cell/>
          <table:table-cell office:value-type="string" calcext:value-type="string">
            <text:p>place D'Youville/rue Saint-Pierr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51776091092" calcext:value-type="float">
            <text:p>-73.5551776091092</text:p>
          </table:table-cell>
          <table:table-cell office:value-type="float" office:value="45.5016220658392" calcext:value-type="float">
            <text:p>45.50162206583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aymond-Blain</text:p>
          </table:table-cell>
          <table:table-cell/>
          <table:table-cell office:value-type="string" calcext:value-type="string">
            <text:p>ure Panet (face au #1697)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88126232372" calcext:value-type="float">
            <text:p>-73.5588126232372</text:p>
          </table:table-cell>
          <table:table-cell office:value-type="float" office:value="45.5215179114233" calcext:value-type="float">
            <text:p>45.52151791142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e-Marie</text:p>
          </table:table-cell>
          <table:table-cell/>
          <table:table-cell office:value-type="string" calcext:value-type="string">
            <text:p>rue Dufresne/rue Provençal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1434882856" calcext:value-type="float">
            <text:p>-73.551434882856</text:p>
          </table:table-cell>
          <table:table-cell office:value-type="float" office:value="45.5294888303093" calcext:value-type="float">
            <text:p>45.52948883030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</text:p>
          </table:table-cell>
          <table:table-cell/>
          <table:table-cell office:value-type="string" calcext:value-type="string">
            <text:p>rue Saint-André/rue La Fayett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1892332165" calcext:value-type="float">
            <text:p>-73.561892332165</text:p>
          </table:table-cell>
          <table:table-cell office:value-type="float" office:value="45.5177622401209" calcext:value-type="float">
            <text:p>45.517762240120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/Lucien-L'Allier (Julia-Drummond)</text:p>
          </table:table-cell>
          <table:table-cell/>
          <table:table-cell office:value-type="string" calcext:value-type="string">
            <text:p>rue Lucien-L'Allier/rue Saint-Jacqu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72749116833" calcext:value-type="float">
            <text:p>-73.5672749116833</text:p>
          </table:table-cell>
          <table:table-cell office:value-type="float" office:value="45.493348715794" calcext:value-type="float">
            <text:p>45.4933487157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Abords du pont Jacques-Cartier</text:p>
          </table:table-cell>
          <table:table-cell office:value-type="string" calcext:value-type="string">
            <text:p>Skate Park</text:p>
          </table:table-cell>
          <table:table-cell office:value-type="string" calcext:value-type="string">
            <text:p>boul De Maisonneuve Est/ave De Lorim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16482688701" calcext:value-type="float">
            <text:p>-73.5516482688701</text:p>
          </table:table-cell>
          <table:table-cell office:value-type="float" office:value="45.5249768502749" calcext:value-type="float">
            <text:p>45.52497685027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Cabot</text:p>
          </table:table-cell>
          <table:table-cell/>
          <table:table-cell office:value-type="string" calcext:value-type="string">
            <text:p>ave Atwater/rue Sainte-Catherin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840051340512" calcext:value-type="float">
            <text:p>-73.5840051340512</text:p>
          </table:table-cell>
          <table:table-cell office:value-type="float" office:value="45.4893463754918" calcext:value-type="float">
            <text:p>45.48934637549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alhousie</text:p>
          </table:table-cell>
          <table:table-cell/>
          <table:table-cell office:value-type="string" calcext:value-type="string">
            <text:p>rue Berri/rue Notre-Dam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510406841283" calcext:value-type="float">
            <text:p>-73.5510406841283</text:p>
          </table:table-cell>
          <table:table-cell office:value-type="float" office:value="45.5117833004814" calcext:value-type="float">
            <text:p>45.51178330048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Phillips</text:p>
          </table:table-cell>
          <table:table-cell/>
          <table:table-cell office:value-type="string" calcext:value-type="string">
            <text:p>rue Sainte-Catherine Ouest/rue du Square-Phillips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86639012603" calcext:value-type="float">
            <text:p>-73.5686639012603</text:p>
          </table:table-cell>
          <table:table-cell office:value-type="float" office:value="45.5037990344848" calcext:value-type="float">
            <text:p>45.50379903448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Walter-Stewar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'Iberville/rue de Roue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5115468151" calcext:value-type="float">
            <text:p>-73.5565115468151</text:p>
          </table:table-cell>
          <table:table-cell office:value-type="float" office:value="45.5332651236993" calcext:value-type="float">
            <text:p>45.533265123699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vette-Marchessault</text:p>
          </table:table-cell>
          <table:table-cell/>
          <table:table-cell office:value-type="string" calcext:value-type="string">
            <text:p>rue Plessis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64111634079" calcext:value-type="float">
            <text:p>-73.5564111634079</text:p>
          </table:table-cell>
          <table:table-cell office:value-type="float" office:value="45.5217333744981" calcext:value-type="float">
            <text:p>45.52173337449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obert-Prévost</text:p>
          </table:table-cell>
          <table:table-cell/>
          <table:table-cell office:value-type="string" calcext:value-type="string">
            <text:p>rue Saint-Timothée (face au #1827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21223103431" calcext:value-type="float">
            <text:p>-73.5621223103431</text:p>
          </table:table-cell>
          <table:table-cell office:value-type="float" office:value="45.5190092043818" calcext:value-type="float">
            <text:p>45.51900920438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arc de la Presse</text:p>
          </table:table-cell>
          <table:table-cell/>
          <table:table-cell office:value-type="string" calcext:value-type="string">
            <text:p>rue Saint-Antoine Ouest/côte de la place d'Arme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orthophotographies</text:p>
          </table:table-cell>
          <table:table-cell office:value-type="float" office:value="-73.5578891605291" calcext:value-type="float">
            <text:p>-73.5578891605291</text:p>
          </table:table-cell>
          <table:table-cell office:value-type="float" office:value="45.5057715193462" calcext:value-type="float">
            <text:p>45.50577151934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ès du parc 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au pied de l'escalier</text:p>
          </table:table-cell>
          <table:table-cell office:value-type="string" calcext:value-type="string">
            <text:p>orthophotographies</text:p>
          </table:table-cell>
          <table:table-cell office:value-type="float" office:value="-73.5820034636704" calcext:value-type="float">
            <text:p>-73.5820034636704</text:p>
          </table:table-cell>
          <table:table-cell office:value-type="float" office:value="45.5045921771973" calcext:value-type="float">
            <text:p>45.504592177197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Ville-Marie</text:p>
          </table:table-cell>
          <table:table-cell table:number-columns-repeated="2"/>
          <table:table-cell office:value-type="string" calcext:value-type="string">
            <text:p>rue McTavish/ave du Docteur-Penfield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84361566779" calcext:value-type="float">
            <text:p>-73.5784361566779</text:p>
          </table:table-cell>
          <table:table-cell office:value-type="float" office:value="45.5039171007063" calcext:value-type="float">
            <text:p>45.50391710070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72713187216" calcext:value-type="float">
            <text:p>-73.5772713187216</text:p>
          </table:table-cell>
          <table:table-cell office:value-type="float" office:value="45.5034862399414" calcext:value-type="float">
            <text:p>45.50348623994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769276503248" calcext:value-type="float">
            <text:p>-73.5769276503248</text:p>
          </table:table-cell>
          <table:table-cell office:value-type="float" office:value="45.5033348483559" calcext:value-type="float">
            <text:p>45.50333484835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élix-Antoine-Savard</text:p>
          </table:table-cell>
          <table:table-cell/>
          <table:table-cell office:value-type="string" calcext:value-type="string">
            <text:p>rue Montcalm/rue Sherbrooke Est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5647546966534" calcext:value-type="float">
            <text:p>-73.5647546966534</text:p>
          </table:table-cell>
          <table:table-cell office:value-type="float" office:value="45.5220489326522" calcext:value-type="float">
            <text:p>45.52204893265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Émilie-Gamelin</text:p>
          </table:table-cell>
          <table:table-cell/>
          <table:table-cell office:value-type="string" calcext:value-type="string">
            <text:p>rue Saint-Hbert/rue Sainte-Catherine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593449633479" calcext:value-type="float">
            <text:p>-73.5593449633479</text:p>
          </table:table-cell>
          <table:table-cell office:value-type="float" office:value="45.5155107502772" calcext:value-type="float">
            <text:p>45.515510750277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trottoir coin nord/ouest</text:p>
          </table:table-cell>
          <table:table-cell/>
          <table:table-cell office:value-type="string" calcext:value-type="string">
            <text:p>rue Saint-Denis/rue Éme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5634272303944" calcext:value-type="float">
            <text:p>-73.5634272303944</text:p>
          </table:table-cell>
          <table:table-cell office:value-type="float" office:value="45.5149703615811" calcext:value-type="float">
            <text:p>45.51497036158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Vauquelin</text:p>
          </table:table-cell>
          <table:table-cell/>
          <table:table-cell office:value-type="string" calcext:value-type="string">
            <text:p>rue Notre-Dame Est/place Jacques-Cartier</text:p>
          </table:table-cell>
          <table:table-cell table:number-columns-repeated="2"/>
          <table:table-cell office:value-type="float" office:value="-73.5547311020058" calcext:value-type="float">
            <text:p>-73.5547311020058</text:p>
          </table:table-cell>
          <table:table-cell office:value-type="float" office:value="45.5084411987751" calcext:value-type="float">
            <text:p>45.5084411987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57848270335" calcext:value-type="float">
            <text:p>-73.8457848270335</text:p>
          </table:table-cell>
          <table:table-cell office:value-type="float" office:value="45.4928238364379" calcext:value-type="float">
            <text:p>45.49282383643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60995678303" calcext:value-type="float">
            <text:p>-73.8460995678303</text:p>
          </table:table-cell>
          <table:table-cell office:value-type="float" office:value="45.4912367264217" calcext:value-type="float">
            <text:p>45.49123672642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47543397919" calcext:value-type="float">
            <text:p>-73.8447543397919</text:p>
          </table:table-cell>
          <table:table-cell office:value-type="float" office:value="45.4913705520527" calcext:value-type="float">
            <text:p>45.49137055205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Brook/rue Harve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8413200592078" calcext:value-type="float">
            <text:p>-73.8413200592078</text:p>
          </table:table-cell>
          <table:table-cell office:value-type="float" office:value="45.5104285751715" calcext:value-type="float">
            <text:p>45.51042857517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rudeau/rue Hislop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25668620967" calcext:value-type="float">
            <text:p>-73.6625668620967</text:p>
          </table:table-cell>
          <table:table-cell office:value-type="float" office:value="45.5145838945213" calcext:value-type="float">
            <text:p>45.51458389452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rudeau/rue Hislop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624729454178" calcext:value-type="float">
            <text:p>-73.6624729454178</text:p>
          </table:table-cell>
          <table:table-cell office:value-type="float" office:value="45.5142382191323" calcext:value-type="float">
            <text:p>45.5142382191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Vidal</text:p>
          </table:table-cell>
          <table:table-cell/>
          <table:table-cell office:value-type="string" calcext:value-type="string">
            <text:p>rue Khalil-Gibr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68248109234" calcext:value-type="float">
            <text:p>-73.668248109234</text:p>
          </table:table-cell>
          <table:table-cell office:value-type="float" office:value="45.5276236214083" calcext:value-type="float">
            <text:p>45.527623621408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Alexis-Nih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antel/carré Stewar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800059002" calcext:value-type="float">
            <text:p>-73.690800059002</text:p>
          </table:table-cell>
          <table:table-cell office:value-type="float" office:value="45.4975808918864" calcext:value-type="float">
            <text:p>45.497580891886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orais/rue du Collèg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60141779515" calcext:value-type="float">
            <text:p>-73.6860141779515</text:p>
          </table:table-cell>
          <table:table-cell office:value-type="float" office:value="45.5008693457363" calcext:value-type="float">
            <text:p>45.500869345736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894600761789" calcext:value-type="float">
            <text:p>-73.6894600761789</text:p>
          </table:table-cell>
          <table:table-cell office:value-type="float" office:value="45.5029434002203" calcext:value-type="float">
            <text:p>45.50294340022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893948464732" calcext:value-type="float">
            <text:p>-73.6893948464732</text:p>
          </table:table-cell>
          <table:table-cell office:value-type="float" office:value="45.5029912900595" calcext:value-type="float">
            <text:p>45.50299129005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89450378035" calcext:value-type="float">
            <text:p>-73.689450378035</text:p>
          </table:table-cell>
          <table:table-cell office:value-type="float" office:value="45.5030659749366" calcext:value-type="float">
            <text:p>45.50306597493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Saint-Louis/rue Gratt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2809117449" calcext:value-type="float">
            <text:p>-73.6802809117449</text:p>
          </table:table-cell>
          <table:table-cell office:value-type="float" office:value="45.5011129471838" calcext:value-type="float">
            <text:p>45.50111294718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07126566248" calcext:value-type="float">
            <text:p>-73.6807126566248</text:p>
          </table:table-cell>
          <table:table-cell office:value-type="float" office:value="45.5083135272038" calcext:value-type="float">
            <text:p>45.50831352720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5085232466" calcext:value-type="float">
            <text:p>-73.6815085232466</text:p>
          </table:table-cell>
          <table:table-cell office:value-type="float" office:value="45.5075888821344" calcext:value-type="float">
            <text:p>45.50758888213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6589685733" calcext:value-type="float">
            <text:p>-73.6816589685733</text:p>
          </table:table-cell>
          <table:table-cell office:value-type="float" office:value="45.5075322228664" calcext:value-type="float">
            <text:p>45.50753222286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3101458397" calcext:value-type="float">
            <text:p>-73.6813101458397</text:p>
          </table:table-cell>
          <table:table-cell office:value-type="float" office:value="45.5084213713471" calcext:value-type="float">
            <text:p>45.50842137134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13631243312" calcext:value-type="float">
            <text:p>-73.6813631243312</text:p>
          </table:table-cell>
          <table:table-cell office:value-type="float" office:value="45.5078621252461" calcext:value-type="float">
            <text:p>45.50786212524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ro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artier/rue Saint-Germa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5143634386" calcext:value-type="float">
            <text:p>-73.6725143634386</text:p>
          </table:table-cell>
          <table:table-cell office:value-type="float" office:value="45.5091752937279" calcext:value-type="float">
            <text:p>45.509175293727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774696416343" calcext:value-type="float">
            <text:p>-73.6774696416343</text:p>
          </table:table-cell>
          <table:table-cell office:value-type="float" office:value="45.5136681713166" calcext:value-type="float">
            <text:p>45.51366817131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Filiatrault/rue de L'Églis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570642707" calcext:value-type="float">
            <text:p>-73.677570642707</text:p>
          </table:table-cell>
          <table:table-cell office:value-type="float" office:value="45.5137143561899" calcext:value-type="float">
            <text:p>45.51371435618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77405916201" calcext:value-type="float">
            <text:p>-73.677405916201</text:p>
          </table:table-cell>
          <table:table-cell office:value-type="float" office:value="45.5137131723888" calcext:value-type="float">
            <text:p>45.51371317238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rue Gohier/rue Beaude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65360424267" calcext:value-type="float">
            <text:p>-73.6765360424267</text:p>
          </table:table-cell>
          <table:table-cell office:value-type="float" office:value="45.5096016134188" calcext:value-type="float">
            <text:p>45.509601613418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ariépy</text:p>
          </table:table-cell>
          <table:table-cell/>
          <table:table-cell office:value-type="string" calcext:value-type="string">
            <text:p>rue Bourgoin/rue Huf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82529663293" calcext:value-type="float">
            <text:p>-73.6982529663293</text:p>
          </table:table-cell>
          <table:table-cell office:value-type="float" office:value="45.5056073105" calcext:value-type="float">
            <text:p>45.50560731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land-Moreau</text:p>
          </table:table-cell>
          <table:table-cell/>
          <table:table-cell office:value-type="string" calcext:value-type="string">
            <text:p>rue Maheu/rue O'Grad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64890091572" calcext:value-type="float">
            <text:p>-73.6964890091572</text:p>
          </table:table-cell>
          <table:table-cell office:value-type="float" office:value="45.4981395893266" calcext:value-type="float">
            <text:p>45.498139589326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Cazeneuve/rue Modugno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35979799655" calcext:value-type="float">
            <text:p>-73.7035979799655</text:p>
          </table:table-cell>
          <table:table-cell office:value-type="float" office:value="45.5014274963629" calcext:value-type="float">
            <text:p>45.50142749636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030633838721" calcext:value-type="float">
            <text:p>-73.7030633838721</text:p>
          </table:table-cell>
          <table:table-cell office:value-type="float" office:value="45.5020406113586" calcext:value-type="float">
            <text:p>45.50204061135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026027605321" calcext:value-type="float">
            <text:p>-73.7026027605321</text:p>
          </table:table-cell>
          <table:table-cell office:value-type="float" office:value="45.5023741013118" calcext:value-type="float">
            <text:p>45.50237410131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027521473479" calcext:value-type="float">
            <text:p>-73.7027521473479</text:p>
          </table:table-cell>
          <table:table-cell office:value-type="float" office:value="45.5023175060711" calcext:value-type="float">
            <text:p>45.50231750607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Tassé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illeron/rue Vénia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3582096068" calcext:value-type="float">
            <text:p>-73.693582096068</text:p>
          </table:table-cell>
          <table:table-cell office:value-type="float" office:value="45.5090668471217" calcext:value-type="float">
            <text:p>45.50906684712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3161723786" calcext:value-type="float">
            <text:p>-73.7013161723786</text:p>
          </table:table-cell>
          <table:table-cell office:value-type="float" office:value="45.5085387689844" calcext:value-type="float">
            <text:p>45.50853876898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3017965931" calcext:value-type="float">
            <text:p>-73.7013017965931</text:p>
          </table:table-cell>
          <table:table-cell office:value-type="float" office:value="45.5085269164011" calcext:value-type="float">
            <text:p>45.50852691640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9683311725" calcext:value-type="float">
            <text:p>-73.699683311725</text:p>
          </table:table-cell>
          <table:table-cell office:value-type="float" office:value="45.5082522457285" calcext:value-type="float">
            <text:p>45.508252245728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rue Robert-Pea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35810360306" calcext:value-type="float">
            <text:p>-73.7035810360306</text:p>
          </table:table-cell>
          <table:table-cell office:value-type="float" office:value="45.5087975089578" calcext:value-type="float">
            <text:p>45.50879750895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74599882133" calcext:value-type="float">
            <text:p>-73.7074599882133</text:p>
          </table:table-cell>
          <table:table-cell office:value-type="float" office:value="45.5088456904097" calcext:value-type="float">
            <text:p>45.50884569040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64658839616" calcext:value-type="float">
            <text:p>-73.7064658839616</text:p>
          </table:table-cell>
          <table:table-cell office:value-type="float" office:value="45.5082599845165" calcext:value-type="float">
            <text:p>45.50825998451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/>
          <table:table-cell office:value-type="string" calcext:value-type="string">
            <text:p>boul Thimens/rue Sams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54265651118" calcext:value-type="float">
            <text:p>-73.7054265651118</text:p>
          </table:table-cell>
          <table:table-cell office:value-type="float" office:value="45.5067782881147" calcext:value-type="float">
            <text:p>45.50677828811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élanger</text:p>
          </table:table-cell>
          <table:table-cell/>
          <table:table-cell office:value-type="string" calcext:value-type="string">
            <text:p>rue Cardinal/boul de la Côte-Vertu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49310870455" calcext:value-type="float">
            <text:p>-73.6849310870455</text:p>
          </table:table-cell>
          <table:table-cell office:value-type="float" office:value="45.5134050098486" calcext:value-type="float">
            <text:p>45.51340500984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6899159788" calcext:value-type="float">
            <text:p>-73.6906899159788</text:p>
          </table:table-cell>
          <table:table-cell office:value-type="float" office:value="45.5162361604742" calcext:value-type="float">
            <text:p>45.51623616047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Ski Slope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9986280761" calcext:value-type="float">
            <text:p>-73.6909986280761</text:p>
          </table:table-cell>
          <table:table-cell office:value-type="float" office:value="45.5169511982506" calcext:value-type="float">
            <text:p>45.51695119825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107069449" calcext:value-type="float">
            <text:p>-73.691107069449</text:p>
          </table:table-cell>
          <table:table-cell office:value-type="float" office:value="45.5177534949469" calcext:value-type="float">
            <text:p>45.51775349494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Gohie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911811166699" calcext:value-type="float">
            <text:p>-73.6911811166699</text:p>
          </table:table-cell>
          <table:table-cell office:value-type="float" office:value="45.5178101509967" calcext:value-type="float">
            <text:p>45.517810150996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rue Décarie/rue Deguir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7693389719" calcext:value-type="float">
            <text:p>-73.6917693389719</text:p>
          </table:table-cell>
          <table:table-cell office:value-type="float" office:value="45.51899794454" calcext:value-type="float">
            <text:p>45.5189979445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05562474445" calcext:value-type="float">
            <text:p>-73.6905562474445</text:p>
          </table:table-cell>
          <table:table-cell office:value-type="float" office:value="45.5214949620397" calcext:value-type="float">
            <text:p>45.52149496203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6407140079" calcext:value-type="float">
            <text:p>-73.6916407140079</text:p>
          </table:table-cell>
          <table:table-cell office:value-type="float" office:value="45.5211898117047" calcext:value-type="float">
            <text:p>45.52118981170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16625494058" calcext:value-type="float">
            <text:p>-73.6916625494058</text:p>
          </table:table-cell>
          <table:table-cell office:value-type="float" office:value="45.5217771907477" calcext:value-type="float">
            <text:p>45.5217771907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e-Croix/rue Tass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50864674194" calcext:value-type="float">
            <text:p>-73.6850864674194</text:p>
          </table:table-cell>
          <table:table-cell office:value-type="float" office:value="45.5191058808966" calcext:value-type="float">
            <text:p>45.51910588089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lac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Elizabet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77013569383" calcext:value-type="float">
            <text:p>-73.6777013569383</text:p>
          </table:table-cell>
          <table:table-cell office:value-type="float" office:value="45.5199072180595" calcext:value-type="float">
            <text:p>45.519907218059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L'Archevêque</text:p>
          </table:table-cell>
          <table:table-cell/>
          <table:table-cell office:value-type="string" calcext:value-type="string">
            <text:p>rue Couvrette (face au #1275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54382164202" calcext:value-type="float">
            <text:p>-73.6754382164202</text:p>
          </table:table-cell>
          <table:table-cell office:value-type="float" office:value="45.5251269987987" calcext:value-type="float">
            <text:p>45.52512699879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Dutrisac/croissant du Ruisseau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84358873168" calcext:value-type="float">
            <text:p>-73.6884358873168</text:p>
          </table:table-cell>
          <table:table-cell office:value-type="float" office:value="45.5275395533222" calcext:value-type="float">
            <text:p>45.52753955332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trisac/place Dutrisa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90790622582" calcext:value-type="float">
            <text:p>-73.6890790622582</text:p>
          </table:table-cell>
          <table:table-cell office:value-type="float" office:value="45.5262012393035" calcext:value-type="float">
            <text:p>45.52620123930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Poir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62314970658" calcext:value-type="float">
            <text:p>-73.6862314970658</text:p>
          </table:table-cell>
          <table:table-cell office:value-type="float" office:value="45.5275410087539" calcext:value-type="float">
            <text:p>45.52754100875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862503646768" calcext:value-type="float">
            <text:p>-73.6862503646768</text:p>
          </table:table-cell>
          <table:table-cell office:value-type="float" office:value="45.5272841638709" calcext:value-type="float">
            <text:p>45.52728416387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86172270047" calcext:value-type="float">
            <text:p>-73.686172270047</text:p>
          </table:table-cell>
          <table:table-cell office:value-type="float" office:value="45.5273611374465" calcext:value-type="float">
            <text:p>45.527361137446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Poirier/rue Barré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74894214772" calcext:value-type="float">
            <text:p>-73.6874894214772</text:p>
          </table:table-cell>
          <table:table-cell office:value-type="float" office:value="45.5274221519237" calcext:value-type="float">
            <text:p>45.52742215192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Meloch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761991761614" calcext:value-type="float">
            <text:p>-73.6761991761614</text:p>
          </table:table-cell>
          <table:table-cell office:value-type="float" office:value="45.5288286663448" calcext:value-type="float">
            <text:p>45.52882866634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Meloch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59146963096" calcext:value-type="float">
            <text:p>-73.6759146963096</text:p>
          </table:table-cell>
          <table:table-cell office:value-type="float" office:value="45.5291538566802" calcext:value-type="float">
            <text:p>45.5291538566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boul Montpellier/rue Mu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20723516784" calcext:value-type="float">
            <text:p>-73.6720723516784</text:p>
          </table:table-cell>
          <table:table-cell office:value-type="float" office:value="45.5206501956637" calcext:value-type="float">
            <text:p>45.52065019566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rue Muir/place Fort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14296673574" calcext:value-type="float">
            <text:p>-73.6714296673574</text:p>
          </table:table-cell>
          <table:table-cell office:value-type="float" office:value="45.5214612881261" calcext:value-type="float">
            <text:p>45.52146128812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ulet</text:p>
          </table:table-cell>
          <table:table-cell/>
          <table:table-cell office:value-type="string" calcext:value-type="string">
            <text:p>rue Connaught/rue d'Oxford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18510225909" calcext:value-type="float">
            <text:p>-73.7018510225909</text:p>
          </table:table-cell>
          <table:table-cell office:value-type="float" office:value="45.521972723976" calcext:value-type="float">
            <text:p>45.52197272397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Inside)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200218115626" calcext:value-type="float">
            <text:p>-73.7200218115626</text:p>
          </table:table-cell>
          <table:table-cell office:value-type="float" office:value="45.5230533524969" calcext:value-type="float">
            <text:p>45.52305335249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Outside)</text:p>
          </table:table-cell>
          <table:table-cell office:value-type="string" calcext:value-type="string">
            <text:p>rue Beauzèle/rue Carrol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00443791995" calcext:value-type="float">
            <text:p>-73.7200443791995</text:p>
          </table:table-cell>
          <table:table-cell office:value-type="float" office:value="45.523063027299" calcext:value-type="float">
            <text:p>45.5230630272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7209248943373" calcext:value-type="float">
            <text:p>-73.7209248943373</text:p>
          </table:table-cell>
          <table:table-cell office:value-type="float" office:value="45.522259660292" calcext:value-type="float">
            <text:p>45.5222596602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Outdoor Ice Rink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99267558719" calcext:value-type="float">
            <text:p>-73.7299267558719</text:p>
          </table:table-cell>
          <table:table-cell office:value-type="float" office:value="45.517546708349" calcext:value-type="float">
            <text:p>45.5175467083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McCarth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83262977365" calcext:value-type="float">
            <text:p>-73.7283262977365</text:p>
          </table:table-cell>
          <table:table-cell office:value-type="float" office:value="45.5171437303837" calcext:value-type="float">
            <text:p>45.51714373038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94149948796" calcext:value-type="float">
            <text:p>-73.7294149948796</text:p>
          </table:table-cell>
          <table:table-cell office:value-type="float" office:value="45.5176039773336" calcext:value-type="float">
            <text:p>45.51760397733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oorduy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71828257003" calcext:value-type="float">
            <text:p>-73.7271828257003</text:p>
          </table:table-cell>
          <table:table-cell office:value-type="float" office:value="45.5156630722198" calcext:value-type="float">
            <text:p>45.51566307221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Mat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68950711347" calcext:value-type="float">
            <text:p>-73.7268950711347</text:p>
          </table:table-cell>
          <table:table-cell office:value-type="float" office:value="45.5151157308424" calcext:value-type="float">
            <text:p>45.5151157308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Jerry-Shears</text:p>
          </table:table-cell>
          <table:table-cell/>
          <table:table-cell office:value-type="string" calcext:value-type="string">
            <text:p>rue Pierre-Dagenais/chemin du Bois-Franc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50557096298" calcext:value-type="float">
            <text:p>-73.7250557096298</text:p>
          </table:table-cell>
          <table:table-cell office:value-type="float" office:value="45.5081857286881" calcext:value-type="float">
            <text:p>45.50818572868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Ernest-Hemingway/rue Robert-Choquett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76408844989" calcext:value-type="float">
            <text:p>-73.7176408844989</text:p>
          </table:table-cell>
          <table:table-cell office:value-type="float" office:value="45.5062052358166" calcext:value-type="float">
            <text:p>45.506205235816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Ernest-Hemingway/boul Cavendish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58801622499" calcext:value-type="float">
            <text:p>-73.7158801622499</text:p>
          </table:table-cell>
          <table:table-cell office:value-type="float" office:value="45.5067216671477" calcext:value-type="float">
            <text:p>45.50672166714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ave Ernest-Hemingway/rue John-Lyma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46712146518" calcext:value-type="float">
            <text:p>-73.7246712146518</text:p>
          </table:table-cell>
          <table:table-cell office:value-type="float" office:value="45.5018030005472" calcext:value-type="float">
            <text:p>45.50180300054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ir-Edmund-Hillary</text:p>
          </table:table-cell>
          <table:table-cell/>
          <table:table-cell office:value-type="string" calcext:value-type="string">
            <text:p>rue de l'Everest (face au #16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02535656865" calcext:value-type="float">
            <text:p>-73.702535656865</text:p>
          </table:table-cell>
          <table:table-cell office:value-type="float" office:value="45.5119950659473" calcext:value-type="float">
            <text:p>45.51199506594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ré Square Magellan</text:p>
          </table:table-cell>
          <table:table-cell/>
          <table:table-cell office:value-type="string" calcext:value-type="string">
            <text:p>rue de l'Écu (face au #27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28423235836" calcext:value-type="float">
            <text:p>-73.7128423235836</text:p>
          </table:table-cell>
          <table:table-cell office:value-type="float" office:value="45.511578866842" calcext:value-type="float">
            <text:p>45.5115788668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man-Zytynsky</text:p>
          </table:table-cell>
          <table:table-cell/>
          <table:table-cell office:value-type="string" calcext:value-type="string">
            <text:p>rue Quenneville/rue Varr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81430103311" calcext:value-type="float">
            <text:p>-73.6781430103311</text:p>
          </table:table-cell>
          <table:table-cell office:value-type="float" office:value="45.5285997919296" calcext:value-type="float">
            <text:p>45.528599791929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bert-Mitchell</text:p>
          </table:table-cell>
          <table:table-cell/>
          <table:table-cell office:value-type="string" calcext:value-type="string">
            <text:p>rue Crevier/rue Saint-Lou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735589391137" calcext:value-type="float">
            <text:p>-73.6735589391137</text:p>
          </table:table-cell>
          <table:table-cell office:value-type="float" office:value="45.5052216034387" calcext:value-type="float">
            <text:p>45.50522160343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Nordet</text:p>
          </table:table-cell>
          <table:table-cell/>
          <table:table-cell office:value-type="string" calcext:value-type="string">
            <text:p>rue des Équinoxes/rue des Montérégienn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1557748133" calcext:value-type="float">
            <text:p>-73.7131557748133</text:p>
          </table:table-cell>
          <table:table-cell office:value-type="float" office:value="45.5169059730845" calcext:value-type="float">
            <text:p>45.51690597308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s des Andes/rue Modiglian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68641178332" calcext:value-type="float">
            <text:p>-73.7168641178332</text:p>
          </table:table-cell>
          <table:table-cell office:value-type="float" office:value="45.5102450254455" calcext:value-type="float">
            <text:p>45.51024502544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7302779272" calcext:value-type="float">
            <text:p>-73.7137302779272</text:p>
          </table:table-cell>
          <table:table-cell office:value-type="float" office:value="45.513200613221" calcext:value-type="float">
            <text:p>45.5132006132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etit</text:p>
          </table:table-cell>
          <table:table-cell/>
          <table:table-cell office:value-type="string" calcext:value-type="string">
            <text:p>rue Poirier/chemin Lav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950863619881" calcext:value-type="float">
            <text:p>-73.6950863619881</text:p>
          </table:table-cell>
          <table:table-cell office:value-type="float" office:value="45.5203275111664" calcext:value-type="float">
            <text:p>45.52032751116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r-Bernard-Paquet</text:p>
          </table:table-cell>
          <table:table-cell/>
          <table:table-cell office:value-type="string" calcext:value-type="string">
            <text:p>rue Jean-Gascon/rue Guy-Hoffmann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333677379423" calcext:value-type="float">
            <text:p>-73.7333677379423</text:p>
          </table:table-cell>
          <table:table-cell office:value-type="float" office:value="45.5072035191521" calcext:value-type="float">
            <text:p>45.50720351915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Lagacé</text:p>
          </table:table-cell>
          <table:table-cell/>
          <table:table-cell office:value-type="string" calcext:value-type="string">
            <text:p>rue Jean-Gascon/rue Pierre-Dagena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63573634741" calcext:value-type="float">
            <text:p>-73.7263573634741</text:p>
          </table:table-cell>
          <table:table-cell office:value-type="float" office:value="45.5100370116338" calcext:value-type="float">
            <text:p>45.51003701163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lace Rodolphe-Rousseau</text:p>
          </table:table-cell>
          <table:table-cell/>
          <table:table-cell office:value-type="string" calcext:value-type="string">
            <text:p>boul Edouard-Laurin/rue Gohi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823303139621" calcext:value-type="float">
            <text:p>-73.6823303139621</text:p>
          </table:table-cell>
          <table:table-cell office:value-type="float" office:value="45.5131560652629" calcext:value-type="float">
            <text:p>45.51315606526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uillaume-Bruneau ou Henri-Thomas-Scott</text:p>
          </table:table-cell>
          <table:table-cell/>
          <table:table-cell office:value-type="string" calcext:value-type="string">
            <text:p>rue Jean-Gascon/rue Vittorio-Fiorucci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289335123076" calcext:value-type="float">
            <text:p>-73.7289335123076</text:p>
          </table:table-cell>
          <table:table-cell office:value-type="float" office:value="45.5090295436208" calcext:value-type="float">
            <text:p>45.50902954362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assin du Suroît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7131207952539" calcext:value-type="float">
            <text:p>-73.7131207952539</text:p>
          </table:table-cell>
          <table:table-cell office:value-type="float" office:value="45.5134376903967" calcext:value-type="float">
            <text:p>45.513437690396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ave Oscar/rue de Maye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78993194659" calcext:value-type="float">
            <text:p>-73.6478993194659</text:p>
          </table:table-cell>
          <table:table-cell office:value-type="float" office:value="45.5819444876536" calcext:value-type="float">
            <text:p>45.58194448765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83181687252" calcext:value-type="float">
            <text:p>-73.6483181687252</text:p>
          </table:table-cell>
          <table:table-cell office:value-type="float" office:value="45.5822640143526" calcext:value-type="float">
            <text:p>45.58226401435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82751958691" calcext:value-type="float">
            <text:p>-73.6482751958691</text:p>
          </table:table-cell>
          <table:table-cell office:value-type="float" office:value="45.5822959241387" calcext:value-type="float">
            <text:p>45.58229592413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Library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22926904389" calcext:value-type="float">
            <text:p>-73.6422926904389</text:p>
          </table:table-cell>
          <table:table-cell office:value-type="float" office:value="45.5819273133318" calcext:value-type="float">
            <text:p>45.58192731333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22480710944" calcext:value-type="float">
            <text:p>-73.6422480710944</text:p>
          </table:table-cell>
          <table:table-cell office:value-type="float" office:value="45.5814099662835" calcext:value-type="float">
            <text:p>45.58140996628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Belleville/rue Prieur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34654341296" calcext:value-type="float">
            <text:p>-73.6434654341296</text:p>
          </table:table-cell>
          <table:table-cell office:value-type="float" office:value="45.5825169452518" calcext:value-type="float">
            <text:p>45.58251694525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de Belleville/rue Fleury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7309924654" calcext:value-type="float">
            <text:p>-73.6427309924654</text:p>
          </table:table-cell>
          <table:table-cell office:value-type="float" office:value="45.5821988753156" calcext:value-type="float">
            <text:p>45.58219887531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place Ménard/ave Plaza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400859379683" calcext:value-type="float">
            <text:p>-73.6400859379683</text:p>
          </table:table-cell>
          <table:table-cell office:value-type="float" office:value="45.5870388266198" calcext:value-type="float">
            <text:p>45.58703882661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Ménard/ave Plaza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00483485747" calcext:value-type="float">
            <text:p>-73.6400483485747</text:p>
          </table:table-cell>
          <table:table-cell office:value-type="float" office:value="45.5869198252259" calcext:value-type="float">
            <text:p>45.58691982522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Eusèbe-Mé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ave de Bruxelle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90095623476" calcext:value-type="float">
            <text:p>-73.6490095623476</text:p>
          </table:table-cell>
          <table:table-cell office:value-type="float" office:value="45.5931808381646" calcext:value-type="float">
            <text:p>45.59318083816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brevois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des Récollets/rue Sabr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3293231421" calcext:value-type="float">
            <text:p>-73.633293231421</text:p>
          </table:table-cell>
          <table:table-cell office:value-type="float" office:value="45.5837728327133" calcext:value-type="float">
            <text:p>45.58377283271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2835538294" calcext:value-type="float">
            <text:p>-73.6422835538294</text:p>
          </table:table-cell>
          <table:table-cell office:value-type="float" office:value="45.5930212353444" calcext:value-type="float">
            <text:p>45.59302123534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423040940278" calcext:value-type="float">
            <text:p>-73.6423040940278</text:p>
          </table:table-cell>
          <table:table-cell office:value-type="float" office:value="45.5938457228688" calcext:value-type="float">
            <text:p>45.59384572286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Hébert/rue Forest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16579172469" calcext:value-type="float">
            <text:p>-73.6316579172469</text:p>
          </table:table-cell>
          <table:table-cell office:value-type="float" office:value="45.5877718638569" calcext:value-type="float">
            <text:p>45.58777186385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/>
          <table:table-cell office:value-type="string" calcext:value-type="string">
            <text:p>rue Forest/ave de l'Hôtel-de-Vill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17064820244" calcext:value-type="float">
            <text:p>-73.6317064820244</text:p>
          </table:table-cell>
          <table:table-cell office:value-type="float" office:value="45.588262035057" calcext:value-type="float">
            <text:p>45.58826203505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Éthier/rue de Bayonn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52988408423" calcext:value-type="float">
            <text:p>-73.6352988408423</text:p>
          </table:table-cell>
          <table:table-cell office:value-type="float" office:value="45.5994885989553" calcext:value-type="float">
            <text:p>45.59948859895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Éthier/rue de Bayonn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5078334792" calcext:value-type="float">
            <text:p>-73.6355078334792</text:p>
          </table:table-cell>
          <table:table-cell office:value-type="float" office:value="45.5991373284035" calcext:value-type="float">
            <text:p>45.59913732840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/>
          <table:table-cell office:value-type="string" calcext:value-type="string">
            <text:p>boul Henri-Bourassa Est/ave Bellevois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57435658829" calcext:value-type="float">
            <text:p>-73.6357435658829</text:p>
          </table:table-cell>
          <table:table-cell office:value-type="float" office:value="45.6009988820841" calcext:value-type="float">
            <text:p>45.60099888208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85572832696" calcext:value-type="float">
            <text:p>-73.6385572832696</text:p>
          </table:table-cell>
          <table:table-cell office:value-type="float" office:value="45.6078687429063" calcext:value-type="float">
            <text:p>45.60786874290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1672721201" calcext:value-type="float">
            <text:p>-73.6391672721201</text:p>
          </table:table-cell>
          <table:table-cell office:value-type="float" office:value="45.6075559416117" calcext:value-type="float">
            <text:p>45.60755594161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93439963553" calcext:value-type="float">
            <text:p>-73.6393439963553</text:p>
          </table:table-cell>
          <table:table-cell office:value-type="float" office:value="45.6086677317225" calcext:value-type="float">
            <text:p>45.60866773172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Salk/rue de la Gare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87936212261" calcext:value-type="float">
            <text:p>-73.6287936212261</text:p>
          </table:table-cell>
          <table:table-cell office:value-type="float" office:value="45.606052529743" calcext:value-type="float">
            <text:p>45.60605252974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lfred/boul Henri-Bourassa Est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89956000353" calcext:value-type="float">
            <text:p>-73.6289956000353</text:p>
          </table:table-cell>
          <table:table-cell office:value-type="float" office:value="45.6046823154285" calcext:value-type="float">
            <text:p>45.604682315428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ue de la Gare/ave Edge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99027921314" calcext:value-type="float">
            <text:p>-73.6299027921314</text:p>
          </table:table-cell>
          <table:table-cell office:value-type="float" office:value="45.6064363097501" calcext:value-type="float">
            <text:p>45.60643630975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Alfred/rue Louis-Francoeur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234239546936" calcext:value-type="float">
            <text:p>-73.6234239546936</text:p>
          </table:table-cell>
          <table:table-cell office:value-type="float" office:value="45.5994917876783" calcext:value-type="float">
            <text:p>45.599491787678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ouis-Francoeur (face au #5273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5436709772" calcext:value-type="float">
            <text:p>-73.6225436709772</text:p>
          </table:table-cell>
          <table:table-cell office:value-type="float" office:value="45.6001800237781" calcext:value-type="float">
            <text:p>45.60018002377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boulevard Lacordaire (#12576)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6320218369348" calcext:value-type="float">
            <text:p>-73.6320218369348</text:p>
          </table:table-cell>
          <table:table-cell office:value-type="float" office:value="45.6161719768647" calcext:value-type="float">
            <text:p>45.6161719768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evard Lacordaire (#12576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320039075628" calcext:value-type="float">
            <text:p>-73.6320039075628</text:p>
          </table:table-cell>
          <table:table-cell office:value-type="float" office:value="45.6163452139267" calcext:value-type="float">
            <text:p>45.6163452139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3671696083" calcext:value-type="float">
            <text:p>-73.6233671696083</text:p>
          </table:table-cell>
          <table:table-cell office:value-type="float" office:value="45.6153413939226" calcext:value-type="float">
            <text:p>45.61534139392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9819147581" calcext:value-type="float">
            <text:p>-73.6229819147581</text:p>
          </table:table-cell>
          <table:table-cell office:value-type="float" office:value="45.6155981695257" calcext:value-type="float">
            <text:p>45.615598169525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8815881962" calcext:value-type="float">
            <text:p>-73.6238815881962</text:p>
          </table:table-cell>
          <table:table-cell office:value-type="float" office:value="45.6155147734799" calcext:value-type="float">
            <text:p>45.615514773479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8586163698" calcext:value-type="float">
            <text:p>-73.6158586163698</text:p>
          </table:table-cell>
          <table:table-cell office:value-type="float" office:value="45.6096999695726" calcext:value-type="float">
            <text:p>45.60969996957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ommunity Centre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158288459282" calcext:value-type="float">
            <text:p>-73.6158288459282</text:p>
          </table:table-cell>
          <table:table-cell office:value-type="float" office:value="45.6099363840953" calcext:value-type="float">
            <text:p>45.60993638409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-73.6198505960804" calcext:value-type="float">
            <text:p>-73.6198505960804</text:p>
          </table:table-cell>
          <table:table-cell office:value-type="float" office:value="45.6211231825371" calcext:value-type="float">
            <text:p>45.62112318253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-73.6199366889405" calcext:value-type="float">
            <text:p>-73.6199366889405</text:p>
          </table:table-cell>
          <table:table-cell office:value-type="float" office:value="45.6210253712561" calcext:value-type="float">
            <text:p>45.62102537125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-73.6165172941125" calcext:value-type="float">
            <text:p>-73.6165172941125</text:p>
          </table:table-cell>
          <table:table-cell office:value-type="float" office:value="45.6178466800687" calcext:value-type="float">
            <text:p>45.61784668006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accès par la ruelle</text:p>
          </table:table-cell>
          <table:table-cell office:value-type="string" calcext:value-type="string">
            <text:p>orthophotographies</text:p>
          </table:table-cell>
          <table:table-cell office:value-type="float" office:value="-73.6167968584383" calcext:value-type="float">
            <text:p>-73.6167968584383</text:p>
          </table:table-cell>
          <table:table-cell office:value-type="float" office:value="45.6182320595318" calcext:value-type="float">
            <text:p>45.61823205953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/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28558790487" calcext:value-type="float">
            <text:p>-73.6228558790487</text:p>
          </table:table-cell>
          <table:table-cell office:value-type="float" office:value="45.6271674367124" calcext:value-type="float">
            <text:p>45.62716743671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Gouin Est (face au #6700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32144180064" calcext:value-type="float">
            <text:p>-73.6232144180064</text:p>
          </table:table-cell>
          <table:table-cell office:value-type="float" office:value="45.6269728686784" calcext:value-type="float">
            <text:p>45.626972868678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alixa-Lavallée (école)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oul Henri-Bourassa Est/ave Pelletier</text:p>
          </table:table-cell>
          <table:table-cell office:value-type="string" calcext:value-type="string">
            <text:p>privé (commission scolaire)</text:p>
          </table:table-cell>
          <table:table-cell office:value-type="string" calcext:value-type="string">
            <text:p>orthophotographies</text:p>
          </table:table-cell>
          <table:table-cell office:value-type="float" office:value="-73.6387552080074" calcext:value-type="float">
            <text:p>-73.6387552080074</text:p>
          </table:table-cell>
          <table:table-cell office:value-type="float" office:value="45.5986035216403" calcext:value-type="float">
            <text:p>45.59860352164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Racette</text:p>
          </table:table-cell>
          <table:table-cell/>
          <table:table-cell office:value-type="string" calcext:value-type="string">
            <text:p>ave Racette (face au #11424)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290754695459" calcext:value-type="float">
            <text:p>-73.6290754695459</text:p>
          </table:table-cell>
          <table:table-cell office:value-type="float" office:value="45.6026153222448" calcext:value-type="float">
            <text:p>45.60261532224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ste cyclabe (boul Gouin)</text:p>
          </table:table-cell>
          <table:table-cell office:value-type="string" calcext:value-type="string">
            <text:p>Bike Path</text:p>
          </table:table-cell>
          <table:table-cell office:value-type="string" calcext:value-type="string">
            <text:p>à la hauteur de l'intersection du boul Gouin Est et de l'ave</text:p>
          </table:table-cell>
          <table:table-cell table:number-columns-repeated="2" office:value-type="string" calcext:value-type="string">
            <text:p>localisation approx.</text:p>
          </table:table-cell>
          <table:table-cell office:value-type="float" office:value="-73.6438285408623" calcext:value-type="float">
            <text:p>-73.6438285408623</text:p>
          </table:table-cell>
          <table:table-cell office:value-type="float" office:value="45.6002067689665" calcext:value-type="float">
            <text:p>45.60020676896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Rambler</text:p>
          </table:table-cell>
          <table:table-cell table:number-columns-repeated="3"/>
          <table:table-cell office:value-type="string" calcext:value-type="string">
            <text:p>orthophotographies</text:p>
          </table:table-cell>
          <table:table-cell office:value-type="float" office:value="-73.7101459913431" calcext:value-type="float">
            <text:p>-73.7101459913431</text:p>
          </table:table-cell>
          <table:table-cell office:value-type="float" office:value="45.5171298510797" calcext:value-type="float">
            <text:p>45.517129851079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62248749791" calcext:value-type="float">
            <text:p>-73.6062248749791</text:p>
          </table:table-cell>
          <table:table-cell office:value-type="float" office:value="45.4394744306387" calcext:value-type="float">
            <text:p>45.439474430638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'Île-Bizard–Sainte-Geneviève</text:p>
          </table:table-cell>
          <table:table-cell office:value-type="string" calcext:value-type="string">
            <text:p>parc nature de Boisé-de-l'Île-Bizard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8999586819804" calcext:value-type="float">
            <text:p>-73.8999586819804</text:p>
          </table:table-cell>
          <table:table-cell office:value-type="float" office:value="45.5164730454626" calcext:value-type="float">
            <text:p>45.51647304546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561180604378" calcext:value-type="float">
            <text:p>-73.7561180604378</text:p>
          </table:table-cell>
          <table:table-cell office:value-type="float" office:value="45.5119903475464" calcext:value-type="float">
            <text:p>45.51199034754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560670239591" calcext:value-type="float">
            <text:p>-73.7560670239591</text:p>
          </table:table-cell>
          <table:table-cell office:value-type="float" office:value="45.5119122657151" calcext:value-type="float">
            <text:p>45.51191226571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634306680711" calcext:value-type="float">
            <text:p>-73.7634306680711</text:p>
          </table:table-cell>
          <table:table-cell office:value-type="float" office:value="45.506230834807" calcext:value-type="float">
            <text:p>45.5062308348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635425163926" calcext:value-type="float">
            <text:p>-73.7635425163926</text:p>
          </table:table-cell>
          <table:table-cell office:value-type="float" office:value="45.5063679827899" calcext:value-type="float">
            <text:p>45.50636798278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681543430062" calcext:value-type="float">
            <text:p>-73.7681543430062</text:p>
          </table:table-cell>
          <table:table-cell office:value-type="float" office:value="45.4996688952515" calcext:value-type="float">
            <text:p>45.49966889525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7684272585848" calcext:value-type="float">
            <text:p>-73.7684272585848</text:p>
          </table:table-cell>
          <table:table-cell office:value-type="float" office:value="45.4997188254738" calcext:value-type="float">
            <text:p>45.49971882547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9384073436021" calcext:value-type="float">
            <text:p>-73.9384073436021</text:p>
          </table:table-cell>
          <table:table-cell office:value-type="float" office:value="45.4641400163233" calcext:value-type="float">
            <text:p>45.46414001632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9378447753638" calcext:value-type="float">
            <text:p>-73.9378447753638</text:p>
          </table:table-cell>
          <table:table-cell office:value-type="float" office:value="45.4639372783707" calcext:value-type="float">
            <text:p>45.46393727837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9376053053361" calcext:value-type="float">
            <text:p>-73.9376053053361</text:p>
          </table:table-cell>
          <table:table-cell office:value-type="float" office:value="45.4627363567996" calcext:value-type="float">
            <text:p>45.46273635679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9359948389611" calcext:value-type="float">
            <text:p>-73.9359948389611</text:p>
          </table:table-cell>
          <table:table-cell office:value-type="float" office:value="45.4714929177739" calcext:value-type="float">
            <text:p>45.47149291777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9352666530871" calcext:value-type="float">
            <text:p>-73.9352666530871</text:p>
          </table:table-cell>
          <table:table-cell office:value-type="float" office:value="45.4710832043718" calcext:value-type="float">
            <text:p>45.47108320437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u Ruissesau-De-Montign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045622819175" calcext:value-type="float">
            <text:p>-73.6045622819175</text:p>
          </table:table-cell>
          <table:table-cell office:value-type="float" office:value="45.6200811746924" calcext:value-type="float">
            <text:p>45.62008117469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-73.587113200291" calcext:value-type="float">
            <text:p>-73.587113200291</text:p>
          </table:table-cell>
          <table:table-cell office:value-type="float" office:value="45.5317565636143" calcext:value-type="float">
            <text:p>45.53175656361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-73.5883385165854" calcext:value-type="float">
            <text:p>-73.5883385165854</text:p>
          </table:table-cell>
          <table:table-cell office:value-type="float" office:value="45.5312243579536" calcext:value-type="float">
            <text:p>45.53122435795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-73.5875932707014" calcext:value-type="float">
            <text:p>-73.5875932707014</text:p>
          </table:table-cell>
          <table:table-cell office:value-type="float" office:value="45.5322227627523" calcext:value-type="float">
            <text:p>45.53222276275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-73.5866539337464" calcext:value-type="float">
            <text:p>-73.5866539337464</text:p>
          </table:table-cell>
          <table:table-cell office:value-type="float" office:value="45.5329103257953" calcext:value-type="float">
            <text:p>45.53291032579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Grands Parcs /localisation approx.</text:p>
          </table:table-cell>
          <table:table-cell office:value-type="string" calcext:value-type="string">
            <text:p>localisation approx.</text:p>
          </table:table-cell>
          <table:table-cell office:value-type="float" office:value="-73.589272774503" calcext:value-type="float">
            <text:p>-73.589272774503</text:p>
          </table:table-cell>
          <table:table-cell office:value-type="float" office:value="45.5332646451698" calcext:value-type="float">
            <text:p>45.53326464516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543580604167" calcext:value-type="float">
            <text:p>-73.6543580604167</text:p>
          </table:table-cell>
          <table:table-cell office:value-type="float" office:value="45.5817081960568" calcext:value-type="float">
            <text:p>45.58170819605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572116336153" calcext:value-type="float">
            <text:p>-73.6572116336153</text:p>
          </table:table-cell>
          <table:table-cell office:value-type="float" office:value="45.5792042146597" calcext:value-type="float">
            <text:p>45.57920421465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57406423362" calcext:value-type="float">
            <text:p>-73.657406423362</text:p>
          </table:table-cell>
          <table:table-cell office:value-type="float" office:value="45.5787983925638" calcext:value-type="float">
            <text:p>45.57879839256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596679941887" calcext:value-type="float">
            <text:p>-73.6596679941887</text:p>
          </table:table-cell>
          <table:table-cell office:value-type="float" office:value="45.5784620465188" calcext:value-type="float">
            <text:p>45.57846204651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603706028604" calcext:value-type="float">
            <text:p>-73.6603706028604</text:p>
          </table:table-cell>
          <table:table-cell office:value-type="float" office:value="45.5764036879989" calcext:value-type="float">
            <text:p>45.576403687998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619875578576" calcext:value-type="float">
            <text:p>-73.6619875578576</text:p>
          </table:table-cell>
          <table:table-cell office:value-type="float" office:value="45.575665704342" calcext:value-type="float">
            <text:p>45.5756657043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635338992989" calcext:value-type="float">
            <text:p>-73.6635338992989</text:p>
          </table:table-cell>
          <table:table-cell office:value-type="float" office:value="45.5753787044645" calcext:value-type="float">
            <text:p>45.57537870446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54095514485" calcext:value-type="float">
            <text:p>-73.654095514485</text:p>
          </table:table-cell>
          <table:table-cell office:value-type="float" office:value="45.5831212844373" calcext:value-type="float">
            <text:p>45.583121284437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5555 ave de l'Aréna</text:p>
          </table:table-cell>
          <table:table-cell office:value-type="string" calcext:value-type="string">
            <text:p>accès restreint</text:p>
          </table:table-cell>
          <table:table-cell office:value-type="string" calcext:value-type="string">
            <text:p>orthophotographies</text:p>
          </table:table-cell>
          <table:table-cell office:value-type="float" office:value="-73.5433791844765" calcext:value-type="float">
            <text:p>-73.5433791844765</text:p>
          </table:table-cell>
          <table:table-cell office:value-type="float" office:value="45.6029555321637" calcext:value-type="float">
            <text:p>45.602955532163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704415291883" calcext:value-type="float">
            <text:p>-73.6704415291883</text:p>
          </table:table-cell>
          <table:table-cell office:value-type="float" office:value="45.4294602039142" calcext:value-type="float">
            <text:p>45.42946020391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705027735473" calcext:value-type="float">
            <text:p>-73.6705027735473</text:p>
          </table:table-cell>
          <table:table-cell office:value-type="float" office:value="45.429384794671" calcext:value-type="float">
            <text:p>45.4293847946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40e ave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152995043729" calcext:value-type="float">
            <text:p>-73.6152995043729</text:p>
          </table:table-cell>
          <table:table-cell office:value-type="float" office:value="45.415897079633" calcext:value-type="float">
            <text:p>45.4158970796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boul Bishop-Power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55370428475" calcext:value-type="float">
            <text:p>-73.5955370428475</text:p>
          </table:table-cell>
          <table:table-cell office:value-type="float" office:value="45.4266640082063" calcext:value-type="float">
            <text:p>45.42666400820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88457604698" calcext:value-type="float">
            <text:p>-73.6088457604698</text:p>
          </table:table-cell>
          <table:table-cell office:value-type="float" office:value="45.4420151275477" calcext:value-type="float">
            <text:p>45.442015127547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02845085684" calcext:value-type="float">
            <text:p>-73.6002845085684</text:p>
          </table:table-cell>
          <table:table-cell office:value-type="float" office:value="45.4394150110186" calcext:value-type="float">
            <text:p>45.43941501101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965225994334" calcext:value-type="float">
            <text:p>-73.5965225994334</text:p>
          </table:table-cell>
          <table:table-cell office:value-type="float" office:value="45.4454926170262" calcext:value-type="float">
            <text:p>45.44549261702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09197316599" calcext:value-type="float">
            <text:p>-73.6009197316599</text:p>
          </table:table-cell>
          <table:table-cell office:value-type="float" office:value="45.4455527062677" calcext:value-type="float">
            <text:p>45.445552706267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991896436921" calcext:value-type="float">
            <text:p>-73.5991896436921</text:p>
          </table:table-cell>
          <table:table-cell office:value-type="float" office:value="45.4459389084864" calcext:value-type="float">
            <text:p>45.4459389084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000843921209" calcext:value-type="float">
            <text:p>-73.6000843921209</text:p>
          </table:table-cell>
          <table:table-cell office:value-type="float" office:value="45.4450113702856" calcext:value-type="float">
            <text:p>45.44501137028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997762068996" calcext:value-type="float">
            <text:p>-73.5997762068996</text:p>
          </table:table-cell>
          <table:table-cell office:value-type="float" office:value="45.4446619573138" calcext:value-type="float">
            <text:p>45.44466195731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69953405232" calcext:value-type="float">
            <text:p>-73.6069953405232</text:p>
          </table:table-cell>
          <table:table-cell office:value-type="float" office:value="45.4397216210676" calcext:value-type="float">
            <text:p>45.43972162106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85289430859" calcext:value-type="float">
            <text:p>-73.5985289430859</text:p>
          </table:table-cell>
          <table:table-cell office:value-type="float" office:value="45.4416553729242" calcext:value-type="float">
            <text:p>45.441655372924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6012819390826" calcext:value-type="float">
            <text:p>-73.6012819390826</text:p>
          </table:table-cell>
          <table:table-cell office:value-type="float" office:value="45.438507618873" calcext:value-type="float">
            <text:p>45.4385076188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6058689639818" calcext:value-type="float">
            <text:p>-73.6058689639818</text:p>
          </table:table-cell>
          <table:table-cell office:value-type="float" office:value="45.4444342093047" calcext:value-type="float">
            <text:p>45.44443420930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54573792679" calcext:value-type="float">
            <text:p>-73.5854573792679</text:p>
          </table:table-cell>
          <table:table-cell office:value-type="float" office:value="45.5157759402544" calcext:value-type="float">
            <text:p>45.51577594025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4762948647" calcext:value-type="float">
            <text:p>-73.584762948647</text:p>
          </table:table-cell>
          <table:table-cell office:value-type="float" office:value="45.5150532553701" calcext:value-type="float">
            <text:p>45.51505325537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43534822615" calcext:value-type="float">
            <text:p>-73.5843534822615</text:p>
          </table:table-cell>
          <table:table-cell office:value-type="float" office:value="45.5148701708428" calcext:value-type="float">
            <text:p>45.51487017084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33019774264" calcext:value-type="float">
            <text:p>-73.5833019774264</text:p>
          </table:table-cell>
          <table:table-cell office:value-type="float" office:value="45.5148378283216" calcext:value-type="float">
            <text:p>45.51483782832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64517360189" calcext:value-type="float">
            <text:p>-73.5864517360189</text:p>
          </table:table-cell>
          <table:table-cell office:value-type="float" office:value="45.5170090539287" calcext:value-type="float">
            <text:p>45.51700905392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68776186672" calcext:value-type="float">
            <text:p>-73.5868776186672</text:p>
          </table:table-cell>
          <table:table-cell office:value-type="float" office:value="45.5176146836084" calcext:value-type="float">
            <text:p>45.51761468360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743074518" calcext:value-type="float">
            <text:p>-73.58743074518</text:p>
          </table:table-cell>
          <table:table-cell office:value-type="float" office:value="45.5178915025215" calcext:value-type="float">
            <text:p>45.51789150252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89359752777" calcext:value-type="float">
            <text:p>-73.5889359752777</text:p>
          </table:table-cell>
          <table:table-cell office:value-type="float" office:value="45.5168907974043" calcext:value-type="float">
            <text:p>45.51689079740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08021323056" calcext:value-type="float">
            <text:p>-73.5808021323056</text:p>
          </table:table-cell>
          <table:table-cell office:value-type="float" office:value="45.5139238555071" calcext:value-type="float">
            <text:p>45.513923855507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76870151644" calcext:value-type="float">
            <text:p>-73.5676870151644</text:p>
          </table:table-cell>
          <table:table-cell office:value-type="float" office:value="45.5292217427946" calcext:value-type="float">
            <text:p>45.52922174279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98463258569" calcext:value-type="float">
            <text:p>-73.5698463258569</text:p>
          </table:table-cell>
          <table:table-cell office:value-type="float" office:value="45.5291529550049" calcext:value-type="float">
            <text:p>45.529152955004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08502130028" calcext:value-type="float">
            <text:p>-73.5708502130028</text:p>
          </table:table-cell>
          <table:table-cell office:value-type="float" office:value="45.5283731662185" calcext:value-type="float">
            <text:p>45.52837316621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03298808862" calcext:value-type="float">
            <text:p>-73.5703298808862</text:p>
          </table:table-cell>
          <table:table-cell office:value-type="float" office:value="45.5278219763884" calcext:value-type="float">
            <text:p>45.52782197638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09591887615" calcext:value-type="float">
            <text:p>-73.5709591887615</text:p>
          </table:table-cell>
          <table:table-cell office:value-type="float" office:value="45.5277846938052" calcext:value-type="float">
            <text:p>45.527784693805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73237794031" calcext:value-type="float">
            <text:p>-73.5673237794031</text:p>
          </table:table-cell>
          <table:table-cell office:value-type="float" office:value="45.5281241538897" calcext:value-type="float">
            <text:p>45.528124153889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76785515887" calcext:value-type="float">
            <text:p>-73.5676785515887</text:p>
          </table:table-cell>
          <table:table-cell office:value-type="float" office:value="45.5275020654384" calcext:value-type="float">
            <text:p>45.52750206543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61515194689" calcext:value-type="float">
            <text:p>-73.5661515194689</text:p>
          </table:table-cell>
          <table:table-cell office:value-type="float" office:value="45.5271763183111" calcext:value-type="float">
            <text:p>45.52717631831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77271698308" calcext:value-type="float">
            <text:p>-73.5677271698308</text:p>
          </table:table-cell>
          <table:table-cell office:value-type="float" office:value="45.5263038106635" calcext:value-type="float">
            <text:p>45.52630381066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27505586166" calcext:value-type="float">
            <text:p>-73.5727505586166</text:p>
          </table:table-cell>
          <table:table-cell office:value-type="float" office:value="45.526862311629" calcext:value-type="float">
            <text:p>45.5268623116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19562703872" calcext:value-type="float">
            <text:p>-73.5719562703872</text:p>
          </table:table-cell>
          <table:table-cell office:value-type="float" office:value="45.5250117550577" calcext:value-type="float">
            <text:p>45.52501175505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709193542654" calcext:value-type="float">
            <text:p>-73.5709193542654</text:p>
          </table:table-cell>
          <table:table-cell office:value-type="float" office:value="45.5251201143084" calcext:value-type="float">
            <text:p>45.52512011430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669475633891" calcext:value-type="float">
            <text:p>-73.5669475633891</text:p>
          </table:table-cell>
          <table:table-cell office:value-type="float" office:value="45.5226552404959" calcext:value-type="float">
            <text:p>45.52265524049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842776355914" calcext:value-type="float">
            <text:p>-73.5842776355914</text:p>
          </table:table-cell>
          <table:table-cell office:value-type="float" office:value="45.5153342748984" calcext:value-type="float">
            <text:p>45.51533427489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235073560208" calcext:value-type="float">
            <text:p>-73.5235073560208</text:p>
          </table:table-cell>
          <table:table-cell office:value-type="float" office:value="45.6883651093504" calcext:value-type="float">
            <text:p>45.6883651093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153158723665" calcext:value-type="float">
            <text:p>-73.5153158723665</text:p>
          </table:table-cell>
          <table:table-cell office:value-type="float" office:value="45.6959665925681" calcext:value-type="float">
            <text:p>45.69596659256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157495995575" calcext:value-type="float">
            <text:p>-73.5157495995575</text:p>
          </table:table-cell>
          <table:table-cell office:value-type="float" office:value="45.6945075774194" calcext:value-type="float">
            <text:p>45.694507577419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4954817477005" calcext:value-type="float">
            <text:p>-73.4954817477005</text:p>
          </table:table-cell>
          <table:table-cell office:value-type="float" office:value="45.6824996602096" calcext:value-type="float">
            <text:p>45.68249966020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/>
          <table:table-cell office:value-type="float" office:value="-73.5074559127872" calcext:value-type="float">
            <text:p>-73.5074559127872</text:p>
          </table:table-cell>
          <table:table-cell office:value-type="float" office:value="45.6801844627021" calcext:value-type="float">
            <text:p>45.68018446270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74187076881" calcext:value-type="float">
            <text:p>-73.5874187076881</text:p>
          </table:table-cell>
          <table:table-cell office:value-type="float" office:value="45.5034201653086" calcext:value-type="float">
            <text:p>45.503420165308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6842424373" calcext:value-type="float">
            <text:p>-73.586842424373</text:p>
          </table:table-cell>
          <table:table-cell office:value-type="float" office:value="45.5037201625941" calcext:value-type="float">
            <text:p>45.50372016259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70945759392" calcext:value-type="float">
            <text:p>-73.5870945759392</text:p>
          </table:table-cell>
          <table:table-cell office:value-type="float" office:value="45.5020969236876" calcext:value-type="float">
            <text:p>45.50209692368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917081726892" calcext:value-type="float">
            <text:p>-73.5917081726892</text:p>
          </table:table-cell>
          <table:table-cell office:value-type="float" office:value="45.5027301319067" calcext:value-type="float">
            <text:p>45.502730131906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71622236582" calcext:value-type="float">
            <text:p>-73.5871622236582</text:p>
          </table:table-cell>
          <table:table-cell office:value-type="float" office:value="45.5043897620654" calcext:value-type="float">
            <text:p>45.50438976206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80048385643" calcext:value-type="float">
            <text:p>-73.5880048385643</text:p>
          </table:table-cell>
          <table:table-cell office:value-type="float" office:value="45.5041880911219" calcext:value-type="float">
            <text:p>45.50418809112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91495321484" calcext:value-type="float">
            <text:p>-73.5991495321484</text:p>
          </table:table-cell>
          <table:table-cell office:value-type="float" office:value="45.4986181098056" calcext:value-type="float">
            <text:p>45.49861810980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892750088408" calcext:value-type="float">
            <text:p>-73.5892750088408</text:p>
          </table:table-cell>
          <table:table-cell office:value-type="float" office:value="45.503999938189" calcext:value-type="float">
            <text:p>45.5039999381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93592283718" calcext:value-type="float">
            <text:p>-73.5993592283718</text:p>
          </table:table-cell>
          <table:table-cell office:value-type="float" office:value="45.4989688666521" calcext:value-type="float">
            <text:p>45.49896886665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rking Lot</text:p>
          </table:table-cell>
          <table:table-cell/>
          <table:table-cell office:value-type="string" calcext:value-type="string">
            <text:p>Grands Parcs</text:p>
          </table:table-cell>
          <table:table-cell/>
          <table:table-cell office:value-type="float" office:value="-73.5934485576128" calcext:value-type="float">
            <text:p>-73.5934485576128</text:p>
          </table:table-cell>
          <table:table-cell office:value-type="float" office:value="45.5014533736525" calcext:value-type="float">
            <text:p>45.50145337365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rue Prince Arthur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798477077722" calcext:value-type="float">
            <text:p>-73.5798477077722</text:p>
          </table:table-cell>
          <table:table-cell office:value-type="float" office:value="45.5112074551243" calcext:value-type="float">
            <text:p>45.51120745512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près de rue Hill Parck Circle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77101033573" calcext:value-type="float">
            <text:p>-73.5977101033573</text:p>
          </table:table-cell>
          <table:table-cell office:value-type="float" office:value="45.4971794199827" calcext:value-type="float">
            <text:p>45.49717941998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70222112183" calcext:value-type="float">
            <text:p>-73.5970222112183</text:p>
          </table:table-cell>
          <table:table-cell office:value-type="float" office:value="45.4974653468355" calcext:value-type="float">
            <text:p>45.4974653468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971580350051" calcext:value-type="float">
            <text:p>-73.5971580350051</text:p>
          </table:table-cell>
          <table:table-cell office:value-type="float" office:value="45.4975779818353" calcext:value-type="float">
            <text:p>45.497577981835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830632860766" calcext:value-type="float">
            <text:p>-73.5830632860766</text:p>
          </table:table-cell>
          <table:table-cell office:value-type="float" office:value="45.5051025221477" calcext:value-type="float">
            <text:p>45.505102522147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857210456158" calcext:value-type="float">
            <text:p>-73.5857210456158</text:p>
          </table:table-cell>
          <table:table-cell office:value-type="float" office:value="45.5142570807954" calcext:value-type="float">
            <text:p>45.51425708079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Grands Parcs</text:p>
          </table:table-cell>
          <table:table-cell/>
          <table:table-cell office:value-type="float" office:value="-73.5850192841203" calcext:value-type="float">
            <text:p>-73.5850192841203</text:p>
          </table:table-cell>
          <table:table-cell office:value-type="float" office:value="45.5139256537971" calcext:value-type="float">
            <text:p>45.51392565379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 office:value-type="string" calcext:value-type="string">
            <text:p>orthophotographies</text:p>
          </table:table-cell>
          <table:table-cell office:value-type="float" office:value="-73.6240482953232" calcext:value-type="float">
            <text:p>-73.6240482953232</text:p>
          </table:table-cell>
          <table:table-cell office:value-type="float" office:value="45.5343985453147" calcext:value-type="float">
            <text:p>45.53439854531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Grands Parcs</text:p>
          </table:table-cell>
          <table:table-cell office:value-type="string" calcext:value-type="string">
            <text:p>orthophotographies</text:p>
          </table:table-cell>
          <table:table-cell office:value-type="float" office:value="-73.6298618084324" calcext:value-type="float">
            <text:p>-73.6298618084324</text:p>
          </table:table-cell>
          <table:table-cell office:value-type="float" office:value="45.5347920624094" calcext:value-type="float">
            <text:p>45.53479206240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Grands Parcs / auge pour chevaux</text:p>
          </table:table-cell>
          <table:table-cell office:value-type="string" calcext:value-type="string">
            <text:p>orthophotographies</text:p>
          </table:table-cell>
          <table:table-cell office:value-type="float" office:value="-73.5871955288026" calcext:value-type="float">
            <text:p>-73.5871955288026</text:p>
          </table:table-cell>
          <table:table-cell office:value-type="float" office:value="45.5020902778169" calcext:value-type="float">
            <text:p>45.502090277816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rc nature de l'Île-de-la-Visit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ve Touchette/</text:p>
          </table:table-cell>
          <table:table-cell/>
          <table:table-cell office:value-type="string" calcext:value-type="string">
            <text:p>orthophotographies</text:p>
          </table:table-cell>
          <table:table-cell office:value-type="float" office:value="-73.6534253200919" calcext:value-type="float">
            <text:p>-73.6534253200919</text:p>
          </table:table-cell>
          <table:table-cell office:value-type="float" office:value="45.5853383783977" calcext:value-type="float">
            <text:p>45.585338378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9:15:57.475387143</dc:date>
    <meta:editing-duration>PT16M30S</meta:editing-duration>
    <meta:editing-cycles>3</meta:editing-cycles>
    <meta:generator>LibreOffice/7.3.7.2$Linux_X86_64 LibreOffice_project/30$Build-2</meta:generator>
    <meta:document-statistic meta:table-count="1" meta:cell-count="6402" meta:object-count="0"/>
  </office:meta>
</office:document-meta>
</file>